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8.396cm"/>
    </style:style>
    <style:style style:name="co3" style:family="table-column">
      <style:table-column-properties fo:break-before="auto" style:column-width="7.0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1" table:default-cell-style-name="Default"/>
        <table:table-row table:style-name="ro1">
          <table:table-cell office:value-type="string" calcext:value-type="string">
            <text:p>dayoftheyear</text:p>
          </table:table-cell>
          <table:table-cell office:value-type="string" calcext:value-type="string">
            <text:p>au.nem.nsw1.fuel_tech.solar_rooftop.energy (GWh)</text:p>
          </table:table-cell>
          <table:table-cell office:value-type="string" calcext:value-type="string">
            <text:p>au.nem.nsw1.fuel_tech.wind.energy (GWh)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7061810023852" calcext:value-type="float">
            <text:p>25.7061810023852</text:p>
          </table:table-cell>
          <table:table-cell office:value-type="float" office:value="7.52736426391045" calcext:value-type="float">
            <text:p>7.52736426391045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6665751554398" calcext:value-type="float">
            <text:p>26.6665751554398</text:p>
          </table:table-cell>
          <table:table-cell office:value-type="float" office:value="7.18516335690987" calcext:value-type="float">
            <text:p>7.18516335690987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2426551203643" calcext:value-type="float">
            <text:p>27.2426551203643</text:p>
          </table:table-cell>
          <table:table-cell office:value-type="float" office:value="9.63803344763424" calcext:value-type="float">
            <text:p>9.63803344763424</text:p>
          </table:table-cell>
          <table:table-cell table:number-columns-repeated="3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9882191123971" calcext:value-type="float">
            <text:p>23.9882191123971</text:p>
          </table:table-cell>
          <table:table-cell office:value-type="float" office:value="6.66320222711309" calcext:value-type="float">
            <text:p>6.66320222711309</text:p>
          </table:table-cell>
          <table:table-cell table:number-columns-repeated="3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7533155196418" calcext:value-type="float">
            <text:p>23.7533155196418</text:p>
          </table:table-cell>
          <table:table-cell office:value-type="float" office:value="8.7253582435986" calcext:value-type="float">
            <text:p>8.7253582435986</text:p>
          </table:table-cell>
          <table:table-cell table:number-columns-repeated="3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2"/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2522239375552" calcext:value-type="float">
            <text:p>21.2522239375552</text:p>
          </table:table-cell>
          <table:table-cell office:value-type="float" office:value="10.8010645889584" calcext:value-type="float">
            <text:p>10.8010645889584</text:p>
          </table:table-cell>
          <table:table-cell table:number-columns-repeated="3"/>
          <table:table-cell office:value-type="string" calcext:value-type="string">
            <text:p>Solar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Solar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Solar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Solar</text:p>
          </table:table-cell>
          <table:table-cell office:value-type="string" calcext:value-type="string">
            <text:p>Wind</text:p>
          </table:table-cell>
          <table:table-cell table:number-columns-repeated="3"/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table:number-columns-repeated="2"/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2932179729259" calcext:value-type="float">
            <text:p>25.2932179729259</text:p>
          </table:table-cell>
          <table:table-cell office:value-type="float" office:value="7.4879669598896" calcext:value-type="float">
            <text:p>7.4879669598896</text:p>
          </table:table-cell>
          <table:table-cell table:number-columns-repeated="3"/>
          <table:table-cell office:value-type="float" office:value="25.7061810023852" calcext:value-type="float">
            <text:p>25.7061810023852</text:p>
          </table:table-cell>
          <table:table-cell office:value-type="float" office:value="7.52736426391045" calcext:value-type="float">
            <text:p>7.52736426391045</text:p>
          </table:table-cell>
          <table:table-cell/>
          <table:table-cell office:value-type="float" office:value="23.5172849731263" calcext:value-type="float">
            <text:p>23.5172849731263</text:p>
          </table:table-cell>
          <table:table-cell office:value-type="float" office:value="6.68442019634031" calcext:value-type="float">
            <text:p>6.68442019634031</text:p>
          </table:table-cell>
          <table:table-cell/>
          <table:table-cell office:value-type="float" office:value="13.4915684387851" calcext:value-type="float">
            <text:p>13.4915684387851</text:p>
          </table:table-cell>
          <table:table-cell office:value-type="float" office:value="5.66527755360335" calcext:value-type="float">
            <text:p>5.66527755360335</text:p>
          </table:table-cell>
          <table:table-cell/>
          <table:table-cell office:value-type="float" office:value="19.9302741405218" calcext:value-type="float">
            <text:p>19.9302741405218</text:p>
          </table:table-cell>
          <table:table-cell office:value-type="float" office:value="7.6991133201356" calcext:value-type="float">
            <text:p>7.6991133201356</text:p>
          </table:table-cell>
          <table:table-cell table:number-columns-repeated="3"/>
          <table:table-cell office:value-type="float" office:value="25.7061810023852" calcext:value-type="float">
            <text:p>25.7061810023852</text:p>
          </table:table-cell>
          <table:table-cell office:value-type="float" office:value="23.5172849731263" calcext:value-type="float">
            <text:p>23.5172849731263</text:p>
          </table:table-cell>
          <table:table-cell office:value-type="float" office:value="13.4915684387851" calcext:value-type="float">
            <text:p>13.4915684387851</text:p>
          </table:table-cell>
          <table:table-cell office:value-type="float" office:value="19.9302741405218" calcext:value-type="float">
            <text:p>19.9302741405218</text:p>
          </table:table-cell>
          <table:table-cell table:number-columns-repeated="2"/>
          <table:table-cell office:value-type="float" office:value="7.52736426391045" calcext:value-type="float">
            <text:p>7.52736426391045</text:p>
          </table:table-cell>
          <table:table-cell office:value-type="float" office:value="6.68442019634031" calcext:value-type="float">
            <text:p>6.68442019634031</text:p>
          </table:table-cell>
          <table:table-cell office:value-type="float" office:value="5.66527755360335" calcext:value-type="float">
            <text:p>5.66527755360335</text:p>
          </table:table-cell>
          <table:table-cell office:value-type="float" office:value="7.6991133201356" calcext:value-type="float">
            <text:p>7.699113320135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3304739371658" calcext:value-type="float">
            <text:p>27.3304739371658</text:p>
          </table:table-cell>
          <table:table-cell office:value-type="float" office:value="4.59510230375922" calcext:value-type="float">
            <text:p>4.59510230375922</text:p>
          </table:table-cell>
          <table:table-cell table:number-columns-repeated="3"/>
          <table:table-cell office:value-type="float" office:value="26.6665751554398" calcext:value-type="float">
            <text:p>26.6665751554398</text:p>
          </table:table-cell>
          <table:table-cell office:value-type="float" office:value="7.18516335690987" calcext:value-type="float">
            <text:p>7.18516335690987</text:p>
          </table:table-cell>
          <table:table-cell/>
          <table:table-cell office:value-type="float" office:value="21.8265594712181" calcext:value-type="float">
            <text:p>21.8265594712181</text:p>
          </table:table-cell>
          <table:table-cell office:value-type="float" office:value="7.89433602311726" calcext:value-type="float">
            <text:p>7.89433602311726</text:p>
          </table:table-cell>
          <table:table-cell/>
          <table:table-cell office:value-type="float" office:value="12.0969790741748" calcext:value-type="float">
            <text:p>12.0969790741748</text:p>
          </table:table-cell>
          <table:table-cell office:value-type="float" office:value="9.93843937963895" calcext:value-type="float">
            <text:p>9.93843937963895</text:p>
          </table:table-cell>
          <table:table-cell/>
          <table:table-cell office:value-type="float" office:value="19.2905279823085" calcext:value-type="float">
            <text:p>19.2905279823085</text:p>
          </table:table-cell>
          <table:table-cell office:value-type="float" office:value="11.0694168748016" calcext:value-type="float">
            <text:p>11.0694168748016</text:p>
          </table:table-cell>
          <table:table-cell table:number-columns-repeated="3"/>
          <table:table-cell office:value-type="float" office:value="26.6665751554398" calcext:value-type="float">
            <text:p>26.6665751554398</text:p>
          </table:table-cell>
          <table:table-cell office:value-type="float" office:value="21.8265594712181" calcext:value-type="float">
            <text:p>21.8265594712181</text:p>
          </table:table-cell>
          <table:table-cell office:value-type="float" office:value="12.0969790741748" calcext:value-type="float">
            <text:p>12.0969790741748</text:p>
          </table:table-cell>
          <table:table-cell office:value-type="float" office:value="19.2905279823085" calcext:value-type="float">
            <text:p>19.2905279823085</text:p>
          </table:table-cell>
          <table:table-cell table:number-columns-repeated="2"/>
          <table:table-cell office:value-type="float" office:value="7.18516335690987" calcext:value-type="float">
            <text:p>7.18516335690987</text:p>
          </table:table-cell>
          <table:table-cell office:value-type="float" office:value="7.89433602311726" calcext:value-type="float">
            <text:p>7.89433602311726</text:p>
          </table:table-cell>
          <table:table-cell office:value-type="float" office:value="9.93843937963895" calcext:value-type="float">
            <text:p>9.93843937963895</text:p>
          </table:table-cell>
          <table:table-cell office:value-type="float" office:value="11.0694168748016" calcext:value-type="float">
            <text:p>11.069416874801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5632411952819" calcext:value-type="float">
            <text:p>26.5632411952819</text:p>
          </table:table-cell>
          <table:table-cell office:value-type="float" office:value="6.19532610356555" calcext:value-type="float">
            <text:p>6.19532610356555</text:p>
          </table:table-cell>
          <table:table-cell table:number-columns-repeated="3"/>
          <table:table-cell office:value-type="float" office:value="27.2426551203643" calcext:value-type="float">
            <text:p>27.2426551203643</text:p>
          </table:table-cell>
          <table:table-cell office:value-type="float" office:value="9.63803344763424" calcext:value-type="float">
            <text:p>9.63803344763424</text:p>
          </table:table-cell>
          <table:table-cell/>
          <table:table-cell office:value-type="float" office:value="21.3983595996151" calcext:value-type="float">
            <text:p>21.3983595996151</text:p>
          </table:table-cell>
          <table:table-cell office:value-type="float" office:value="9.10177238257943" calcext:value-type="float">
            <text:p>9.10177238257943</text:p>
          </table:table-cell>
          <table:table-cell/>
          <table:table-cell office:value-type="float" office:value="12.7653473315917" calcext:value-type="float">
            <text:p>12.7653473315917</text:p>
          </table:table-cell>
          <table:table-cell office:value-type="float" office:value="6.64171165881956" calcext:value-type="float">
            <text:p>6.64171165881956</text:p>
          </table:table-cell>
          <table:table-cell/>
          <table:table-cell office:value-type="float" office:value="17.8244517143558" calcext:value-type="float">
            <text:p>17.8244517143558</text:p>
          </table:table-cell>
          <table:table-cell office:value-type="float" office:value="9.8152612287776" calcext:value-type="float">
            <text:p>9.8152612287776</text:p>
          </table:table-cell>
          <table:table-cell table:number-columns-repeated="3"/>
          <table:table-cell office:value-type="float" office:value="27.2426551203643" calcext:value-type="float">
            <text:p>27.2426551203643</text:p>
          </table:table-cell>
          <table:table-cell office:value-type="float" office:value="21.3983595996151" calcext:value-type="float">
            <text:p>21.3983595996151</text:p>
          </table:table-cell>
          <table:table-cell office:value-type="float" office:value="12.7653473315917" calcext:value-type="float">
            <text:p>12.7653473315917</text:p>
          </table:table-cell>
          <table:table-cell office:value-type="float" office:value="17.8244517143558" calcext:value-type="float">
            <text:p>17.8244517143558</text:p>
          </table:table-cell>
          <table:table-cell table:number-columns-repeated="2"/>
          <table:table-cell office:value-type="float" office:value="9.63803344763424" calcext:value-type="float">
            <text:p>9.63803344763424</text:p>
          </table:table-cell>
          <table:table-cell office:value-type="float" office:value="9.10177238257943" calcext:value-type="float">
            <text:p>9.10177238257943</text:p>
          </table:table-cell>
          <table:table-cell office:value-type="float" office:value="6.64171165881956" calcext:value-type="float">
            <text:p>6.64171165881956</text:p>
          </table:table-cell>
          <table:table-cell office:value-type="float" office:value="9.8152612287776" calcext:value-type="float">
            <text:p>9.815261228777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.4594876835572" calcext:value-type="float">
            <text:p>28.4594876835572</text:p>
          </table:table-cell>
          <table:table-cell office:value-type="float" office:value="5.46132341730368" calcext:value-type="float">
            <text:p>5.46132341730368</text:p>
          </table:table-cell>
          <table:table-cell table:number-columns-repeated="3"/>
          <table:table-cell office:value-type="float" office:value="23.9882191123971" calcext:value-type="float">
            <text:p>23.9882191123971</text:p>
          </table:table-cell>
          <table:table-cell office:value-type="float" office:value="6.66320222711309" calcext:value-type="float">
            <text:p>6.66320222711309</text:p>
          </table:table-cell>
          <table:table-cell/>
          <table:table-cell office:value-type="float" office:value="21.0631805183325" calcext:value-type="float">
            <text:p>21.0631805183325</text:p>
          </table:table-cell>
          <table:table-cell office:value-type="float" office:value="13.0986881808117" calcext:value-type="float">
            <text:p>13.0986881808117</text:p>
          </table:table-cell>
          <table:table-cell/>
          <table:table-cell office:value-type="float" office:value="12.4223009089116" calcext:value-type="float">
            <text:p>12.4223009089116</text:p>
          </table:table-cell>
          <table:table-cell office:value-type="float" office:value="7.11377201712839" calcext:value-type="float">
            <text:p>7.11377201712839</text:p>
          </table:table-cell>
          <table:table-cell/>
          <table:table-cell office:value-type="float" office:value="19.6505033866666" calcext:value-type="float">
            <text:p>19.6505033866666</text:p>
          </table:table-cell>
          <table:table-cell office:value-type="float" office:value="5.66959135370454" calcext:value-type="float">
            <text:p>5.66959135370454</text:p>
          </table:table-cell>
          <table:table-cell table:number-columns-repeated="3"/>
          <table:table-cell office:value-type="float" office:value="23.9882191123971" calcext:value-type="float">
            <text:p>23.9882191123971</text:p>
          </table:table-cell>
          <table:table-cell office:value-type="float" office:value="21.0631805183325" calcext:value-type="float">
            <text:p>21.0631805183325</text:p>
          </table:table-cell>
          <table:table-cell office:value-type="float" office:value="12.4223009089116" calcext:value-type="float">
            <text:p>12.4223009089116</text:p>
          </table:table-cell>
          <table:table-cell office:value-type="float" office:value="19.6505033866666" calcext:value-type="float">
            <text:p>19.6505033866666</text:p>
          </table:table-cell>
          <table:table-cell table:number-columns-repeated="2"/>
          <table:table-cell office:value-type="float" office:value="6.66320222711309" calcext:value-type="float">
            <text:p>6.66320222711309</text:p>
          </table:table-cell>
          <table:table-cell office:value-type="float" office:value="13.0986881808117" calcext:value-type="float">
            <text:p>13.0986881808117</text:p>
          </table:table-cell>
          <table:table-cell office:value-type="float" office:value="7.11377201712839" calcext:value-type="float">
            <text:p>7.11377201712839</text:p>
          </table:table-cell>
          <table:table-cell office:value-type="float" office:value="5.66959135370454" calcext:value-type="float">
            <text:p>5.6695913537045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7972416974092" calcext:value-type="float">
            <text:p>24.7972416974092</text:p>
          </table:table-cell>
          <table:table-cell office:value-type="float" office:value="5.15240856822137" calcext:value-type="float">
            <text:p>5.15240856822137</text:p>
          </table:table-cell>
          <table:table-cell table:number-columns-repeated="3"/>
          <table:table-cell office:value-type="float" office:value="23.7533155196418" calcext:value-type="float">
            <text:p>23.7533155196418</text:p>
          </table:table-cell>
          <table:table-cell office:value-type="float" office:value="8.7253582435986" calcext:value-type="float">
            <text:p>8.7253582435986</text:p>
          </table:table-cell>
          <table:table-cell/>
          <table:table-cell office:value-type="float" office:value="19.5887525924002" calcext:value-type="float">
            <text:p>19.5887525924002</text:p>
          </table:table-cell>
          <table:table-cell office:value-type="float" office:value="8.64548545410105" calcext:value-type="float">
            <text:p>8.64548545410105</text:p>
          </table:table-cell>
          <table:table-cell/>
          <table:table-cell office:value-type="float" office:value="13.0081300266354" calcext:value-type="float">
            <text:p>13.0081300266354</text:p>
          </table:table-cell>
          <table:table-cell office:value-type="float" office:value="7.28685170240223" calcext:value-type="float">
            <text:p>7.28685170240223</text:p>
          </table:table-cell>
          <table:table-cell/>
          <table:table-cell office:value-type="float" office:value="19.9793623041557" calcext:value-type="float">
            <text:p>19.9793623041557</text:p>
          </table:table-cell>
          <table:table-cell office:value-type="float" office:value="3.42525510133122" calcext:value-type="float">
            <text:p>3.42525510133122</text:p>
          </table:table-cell>
          <table:table-cell table:number-columns-repeated="3"/>
          <table:table-cell office:value-type="float" office:value="23.7533155196418" calcext:value-type="float">
            <text:p>23.7533155196418</text:p>
          </table:table-cell>
          <table:table-cell office:value-type="float" office:value="19.5887525924002" calcext:value-type="float">
            <text:p>19.5887525924002</text:p>
          </table:table-cell>
          <table:table-cell office:value-type="float" office:value="13.0081300266354" calcext:value-type="float">
            <text:p>13.0081300266354</text:p>
          </table:table-cell>
          <table:table-cell office:value-type="float" office:value="19.9793623041557" calcext:value-type="float">
            <text:p>19.9793623041557</text:p>
          </table:table-cell>
          <table:table-cell table:number-columns-repeated="2"/>
          <table:table-cell office:value-type="float" office:value="8.7253582435986" calcext:value-type="float">
            <text:p>8.7253582435986</text:p>
          </table:table-cell>
          <table:table-cell office:value-type="float" office:value="8.64548545410105" calcext:value-type="float">
            <text:p>8.64548545410105</text:p>
          </table:table-cell>
          <table:table-cell office:value-type="float" office:value="7.28685170240223" calcext:value-type="float">
            <text:p>7.28685170240223</text:p>
          </table:table-cell>
          <table:table-cell office:value-type="float" office:value="3.42525510133122" calcext:value-type="float">
            <text:p>3.4252551013312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3690475237496" calcext:value-type="float">
            <text:p>27.3690475237496</text:p>
          </table:table-cell>
          <table:table-cell office:value-type="float" office:value="4.49960105349048" calcext:value-type="float">
            <text:p>4.49960105349048</text:p>
          </table:table-cell>
          <table:table-cell table:number-columns-repeated="3"/>
          <table:table-cell office:value-type="float" office:value="21.2522239375552" calcext:value-type="float">
            <text:p>21.2522239375552</text:p>
          </table:table-cell>
          <table:table-cell office:value-type="float" office:value="10.8010645889584" calcext:value-type="float">
            <text:p>10.8010645889584</text:p>
          </table:table-cell>
          <table:table-cell/>
          <table:table-cell office:value-type="float" office:value="21.0050983992318" calcext:value-type="float">
            <text:p>21.0050983992318</text:p>
          </table:table-cell>
          <table:table-cell office:value-type="float" office:value="5.99196300708248" calcext:value-type="float">
            <text:p>5.99196300708248</text:p>
          </table:table-cell>
          <table:table-cell/>
          <table:table-cell office:value-type="float" office:value="13.1728931299839" calcext:value-type="float">
            <text:p>13.1728931299839</text:p>
          </table:table-cell>
          <table:table-cell office:value-type="float" office:value="9.52692772473638" calcext:value-type="float">
            <text:p>9.52692772473638</text:p>
          </table:table-cell>
          <table:table-cell/>
          <table:table-cell office:value-type="float" office:value="21.454877992045" calcext:value-type="float">
            <text:p>21.454877992045</text:p>
          </table:table-cell>
          <table:table-cell office:value-type="float" office:value="4.27688027310197" calcext:value-type="float">
            <text:p>4.27688027310197</text:p>
          </table:table-cell>
          <table:table-cell table:number-columns-repeated="3"/>
          <table:table-cell office:value-type="float" office:value="21.2522239375552" calcext:value-type="float">
            <text:p>21.2522239375552</text:p>
          </table:table-cell>
          <table:table-cell office:value-type="float" office:value="21.0050983992318" calcext:value-type="float">
            <text:p>21.0050983992318</text:p>
          </table:table-cell>
          <table:table-cell office:value-type="float" office:value="13.1728931299839" calcext:value-type="float">
            <text:p>13.1728931299839</text:p>
          </table:table-cell>
          <table:table-cell office:value-type="float" office:value="21.454877992045" calcext:value-type="float">
            <text:p>21.454877992045</text:p>
          </table:table-cell>
          <table:table-cell table:number-columns-repeated="2"/>
          <table:table-cell office:value-type="float" office:value="10.8010645889584" calcext:value-type="float">
            <text:p>10.8010645889584</text:p>
          </table:table-cell>
          <table:table-cell office:value-type="float" office:value="5.99196300708248" calcext:value-type="float">
            <text:p>5.99196300708248</text:p>
          </table:table-cell>
          <table:table-cell office:value-type="float" office:value="9.52692772473638" calcext:value-type="float">
            <text:p>9.52692772473638</text:p>
          </table:table-cell>
          <table:table-cell office:value-type="float" office:value="4.27688027310197" calcext:value-type="float">
            <text:p>4.2768802731019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.5496276628271" calcext:value-type="float">
            <text:p>29.5496276628271</text:p>
          </table:table-cell>
          <table:table-cell office:value-type="float" office:value="8.36277334824908" calcext:value-type="float">
            <text:p>8.36277334824908</text:p>
          </table:table-cell>
          <table:table-cell table:number-columns-repeated="3"/>
          <table:table-cell office:value-type="float" office:value="25.2932179729259" calcext:value-type="float">
            <text:p>25.2932179729259</text:p>
          </table:table-cell>
          <table:table-cell office:value-type="float" office:value="7.4879669598896" calcext:value-type="float">
            <text:p>7.4879669598896</text:p>
          </table:table-cell>
          <table:table-cell/>
          <table:table-cell office:value-type="float" office:value="22.2539230516084" calcext:value-type="float">
            <text:p>22.2539230516084</text:p>
          </table:table-cell>
          <table:table-cell office:value-type="float" office:value="7.74758568282514" calcext:value-type="float">
            <text:p>7.74758568282514</text:p>
          </table:table-cell>
          <table:table-cell/>
          <table:table-cell office:value-type="float" office:value="11.2335924436903" calcext:value-type="float">
            <text:p>11.2335924436903</text:p>
          </table:table-cell>
          <table:table-cell office:value-type="float" office:value="4.524629369381" calcext:value-type="float">
            <text:p>4.524629369381</text:p>
          </table:table-cell>
          <table:table-cell/>
          <table:table-cell office:value-type="float" office:value="21.589231352608" calcext:value-type="float">
            <text:p>21.589231352608</text:p>
          </table:table-cell>
          <table:table-cell office:value-type="float" office:value="6.44910005903305" calcext:value-type="float">
            <text:p>6.44910005903305</text:p>
          </table:table-cell>
          <table:table-cell table:number-columns-repeated="3"/>
          <table:table-cell office:value-type="float" office:value="25.2932179729259" calcext:value-type="float">
            <text:p>25.2932179729259</text:p>
          </table:table-cell>
          <table:table-cell office:value-type="float" office:value="22.2539230516084" calcext:value-type="float">
            <text:p>22.2539230516084</text:p>
          </table:table-cell>
          <table:table-cell office:value-type="float" office:value="11.2335924436903" calcext:value-type="float">
            <text:p>11.2335924436903</text:p>
          </table:table-cell>
          <table:table-cell office:value-type="float" office:value="21.589231352608" calcext:value-type="float">
            <text:p>21.589231352608</text:p>
          </table:table-cell>
          <table:table-cell table:number-columns-repeated="2"/>
          <table:table-cell office:value-type="float" office:value="7.4879669598896" calcext:value-type="float">
            <text:p>7.4879669598896</text:p>
          </table:table-cell>
          <table:table-cell office:value-type="float" office:value="7.74758568282514" calcext:value-type="float">
            <text:p>7.74758568282514</text:p>
          </table:table-cell>
          <table:table-cell office:value-type="float" office:value="4.524629369381" calcext:value-type="float">
            <text:p>4.524629369381</text:p>
          </table:table-cell>
          <table:table-cell office:value-type="float" office:value="6.44910005903305" calcext:value-type="float">
            <text:p>6.4491000590330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8141351290565" calcext:value-type="float">
            <text:p>27.8141351290565</text:p>
          </table:table-cell>
          <table:table-cell office:value-type="float" office:value="5.1033110673014" calcext:value-type="float">
            <text:p>5.1033110673014</text:p>
          </table:table-cell>
          <table:table-cell table:number-columns-repeated="3"/>
          <table:table-cell office:value-type="float" office:value="27.3304739371658" calcext:value-type="float">
            <text:p>27.3304739371658</text:p>
          </table:table-cell>
          <table:table-cell office:value-type="float" office:value="4.59510230375922" calcext:value-type="float">
            <text:p>4.59510230375922</text:p>
          </table:table-cell>
          <table:table-cell/>
          <table:table-cell office:value-type="float" office:value="21.3811731164885" calcext:value-type="float">
            <text:p>21.3811731164885</text:p>
          </table:table-cell>
          <table:table-cell office:value-type="float" office:value="7.54331039048236" calcext:value-type="float">
            <text:p>7.54331039048236</text:p>
          </table:table-cell>
          <table:table-cell/>
          <table:table-cell office:value-type="float" office:value="13.6300318825726" calcext:value-type="float">
            <text:p>13.6300318825726</text:p>
          </table:table-cell>
          <table:table-cell office:value-type="float" office:value="5.02285190364419" calcext:value-type="float">
            <text:p>5.02285190364419</text:p>
          </table:table-cell>
          <table:table-cell/>
          <table:table-cell office:value-type="float" office:value="19.747745717966" calcext:value-type="float">
            <text:p>19.747745717966</text:p>
          </table:table-cell>
          <table:table-cell office:value-type="float" office:value="7.7761167908521" calcext:value-type="float">
            <text:p>7.7761167908521</text:p>
          </table:table-cell>
          <table:table-cell table:number-columns-repeated="3"/>
          <table:table-cell office:value-type="float" office:value="27.3304739371658" calcext:value-type="float">
            <text:p>27.3304739371658</text:p>
          </table:table-cell>
          <table:table-cell office:value-type="float" office:value="21.3811731164885" calcext:value-type="float">
            <text:p>21.3811731164885</text:p>
          </table:table-cell>
          <table:table-cell office:value-type="float" office:value="13.6300318825726" calcext:value-type="float">
            <text:p>13.6300318825726</text:p>
          </table:table-cell>
          <table:table-cell office:value-type="float" office:value="19.747745717966" calcext:value-type="float">
            <text:p>19.747745717966</text:p>
          </table:table-cell>
          <table:table-cell table:number-columns-repeated="2"/>
          <table:table-cell office:value-type="float" office:value="4.59510230375922" calcext:value-type="float">
            <text:p>4.59510230375922</text:p>
          </table:table-cell>
          <table:table-cell office:value-type="float" office:value="7.54331039048236" calcext:value-type="float">
            <text:p>7.54331039048236</text:p>
          </table:table-cell>
          <table:table-cell office:value-type="float" office:value="5.02285190364419" calcext:value-type="float">
            <text:p>5.02285190364419</text:p>
          </table:table-cell>
          <table:table-cell office:value-type="float" office:value="7.7761167908521" calcext:value-type="float">
            <text:p>7.776116790852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0538291544579" calcext:value-type="float">
            <text:p>27.0538291544579</text:p>
          </table:table-cell>
          <table:table-cell office:value-type="float" office:value="5.65975410737483" calcext:value-type="float">
            <text:p>5.65975410737483</text:p>
          </table:table-cell>
          <table:table-cell table:number-columns-repeated="3"/>
          <table:table-cell office:value-type="float" office:value="26.5632411952819" calcext:value-type="float">
            <text:p>26.5632411952819</text:p>
          </table:table-cell>
          <table:table-cell office:value-type="float" office:value="6.19532610356555" calcext:value-type="float">
            <text:p>6.19532610356555</text:p>
          </table:table-cell>
          <table:table-cell/>
          <table:table-cell office:value-type="float" office:value="21.8296308417489" calcext:value-type="float">
            <text:p>21.8296308417489</text:p>
          </table:table-cell>
          <table:table-cell office:value-type="float" office:value="8.59287997274216" calcext:value-type="float">
            <text:p>8.59287997274216</text:p>
          </table:table-cell>
          <table:table-cell/>
          <table:table-cell office:value-type="float" office:value="12.722500834023" calcext:value-type="float">
            <text:p>12.722500834023</text:p>
          </table:table-cell>
          <table:table-cell office:value-type="float" office:value="4.78362252856901" calcext:value-type="float">
            <text:p>4.78362252856901</text:p>
          </table:table-cell>
          <table:table-cell/>
          <table:table-cell office:value-type="float" office:value="21.4773900397054" calcext:value-type="float">
            <text:p>21.4773900397054</text:p>
          </table:table-cell>
          <table:table-cell office:value-type="float" office:value="5.63781288175794" calcext:value-type="float">
            <text:p>5.63781288175794</text:p>
          </table:table-cell>
          <table:table-cell table:number-columns-repeated="3"/>
          <table:table-cell office:value-type="float" office:value="26.5632411952819" calcext:value-type="float">
            <text:p>26.5632411952819</text:p>
          </table:table-cell>
          <table:table-cell office:value-type="float" office:value="21.8296308417489" calcext:value-type="float">
            <text:p>21.8296308417489</text:p>
          </table:table-cell>
          <table:table-cell office:value-type="float" office:value="12.722500834023" calcext:value-type="float">
            <text:p>12.722500834023</text:p>
          </table:table-cell>
          <table:table-cell office:value-type="float" office:value="21.4773900397054" calcext:value-type="float">
            <text:p>21.4773900397054</text:p>
          </table:table-cell>
          <table:table-cell table:number-columns-repeated="2"/>
          <table:table-cell office:value-type="float" office:value="6.19532610356555" calcext:value-type="float">
            <text:p>6.19532610356555</text:p>
          </table:table-cell>
          <table:table-cell office:value-type="float" office:value="8.59287997274216" calcext:value-type="float">
            <text:p>8.59287997274216</text:p>
          </table:table-cell>
          <table:table-cell office:value-type="float" office:value="4.78362252856901" calcext:value-type="float">
            <text:p>4.78362252856901</text:p>
          </table:table-cell>
          <table:table-cell office:value-type="float" office:value="5.63781288175794" calcext:value-type="float">
            <text:p>5.6378128817579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0045038715542" calcext:value-type="float">
            <text:p>28.0045038715542</text:p>
          </table:table-cell>
          <table:table-cell office:value-type="float" office:value="7.94141729131475" calcext:value-type="float">
            <text:p>7.94141729131475</text:p>
          </table:table-cell>
          <table:table-cell table:number-columns-repeated="3"/>
          <table:table-cell office:value-type="float" office:value="28.4594876835572" calcext:value-type="float">
            <text:p>28.4594876835572</text:p>
          </table:table-cell>
          <table:table-cell office:value-type="float" office:value="5.46132341730368" calcext:value-type="float">
            <text:p>5.46132341730368</text:p>
          </table:table-cell>
          <table:table-cell/>
          <table:table-cell office:value-type="float" office:value="23.5370670091211" calcext:value-type="float">
            <text:p>23.5370670091211</text:p>
          </table:table-cell>
          <table:table-cell office:value-type="float" office:value="4.42109077475813" calcext:value-type="float">
            <text:p>4.42109077475813</text:p>
          </table:table-cell>
          <table:table-cell/>
          <table:table-cell office:value-type="float" office:value="13.6393068237263" calcext:value-type="float">
            <text:p>13.6393068237263</text:p>
          </table:table-cell>
          <table:table-cell office:value-type="float" office:value="8.17483548270684" calcext:value-type="float">
            <text:p>8.17483548270684</text:p>
          </table:table-cell>
          <table:table-cell/>
          <table:table-cell office:value-type="float" office:value="20.5059814807334" calcext:value-type="float">
            <text:p>20.5059814807334</text:p>
          </table:table-cell>
          <table:table-cell office:value-type="float" office:value="5.54675222158616" calcext:value-type="float">
            <text:p>5.54675222158616</text:p>
          </table:table-cell>
          <table:table-cell table:number-columns-repeated="3"/>
          <table:table-cell office:value-type="float" office:value="28.4594876835572" calcext:value-type="float">
            <text:p>28.4594876835572</text:p>
          </table:table-cell>
          <table:table-cell office:value-type="float" office:value="23.5370670091211" calcext:value-type="float">
            <text:p>23.5370670091211</text:p>
          </table:table-cell>
          <table:table-cell office:value-type="float" office:value="13.6393068237263" calcext:value-type="float">
            <text:p>13.6393068237263</text:p>
          </table:table-cell>
          <table:table-cell office:value-type="float" office:value="20.5059814807334" calcext:value-type="float">
            <text:p>20.5059814807334</text:p>
          </table:table-cell>
          <table:table-cell table:number-columns-repeated="2"/>
          <table:table-cell office:value-type="float" office:value="5.46132341730368" calcext:value-type="float">
            <text:p>5.46132341730368</text:p>
          </table:table-cell>
          <table:table-cell office:value-type="float" office:value="4.42109077475813" calcext:value-type="float">
            <text:p>4.42109077475813</text:p>
          </table:table-cell>
          <table:table-cell office:value-type="float" office:value="8.17483548270684" calcext:value-type="float">
            <text:p>8.17483548270684</text:p>
          </table:table-cell>
          <table:table-cell office:value-type="float" office:value="5.54675222158616" calcext:value-type="float">
            <text:p>5.546752221586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655696410854" calcext:value-type="float">
            <text:p>28.655696410854</text:p>
          </table:table-cell>
          <table:table-cell office:value-type="float" office:value="8.92490316690981" calcext:value-type="float">
            <text:p>8.92490316690981</text:p>
          </table:table-cell>
          <table:table-cell table:number-columns-repeated="3"/>
          <table:table-cell office:value-type="float" office:value="24.7972416974092" calcext:value-type="float">
            <text:p>24.7972416974092</text:p>
          </table:table-cell>
          <table:table-cell office:value-type="float" office:value="5.15240856822137" calcext:value-type="float">
            <text:p>5.15240856822137</text:p>
          </table:table-cell>
          <table:table-cell/>
          <table:table-cell office:value-type="float" office:value="23.9404507732422" calcext:value-type="float">
            <text:p>23.9404507732422</text:p>
          </table:table-cell>
          <table:table-cell office:value-type="float" office:value="6.34412531621081" calcext:value-type="float">
            <text:p>6.34412531621081</text:p>
          </table:table-cell>
          <table:table-cell/>
          <table:table-cell office:value-type="float" office:value="14.2364478711713" calcext:value-type="float">
            <text:p>14.2364478711713</text:p>
          </table:table-cell>
          <table:table-cell office:value-type="float" office:value="3.74761084738384" calcext:value-type="float">
            <text:p>3.74761084738384</text:p>
          </table:table-cell>
          <table:table-cell/>
          <table:table-cell office:value-type="float" office:value="23.1073401520653" calcext:value-type="float">
            <text:p>23.1073401520653</text:p>
          </table:table-cell>
          <table:table-cell office:value-type="float" office:value="7.37358095508322" calcext:value-type="float">
            <text:p>7.37358095508322</text:p>
          </table:table-cell>
          <table:table-cell table:number-columns-repeated="3"/>
          <table:table-cell office:value-type="float" office:value="24.7972416974092" calcext:value-type="float">
            <text:p>24.7972416974092</text:p>
          </table:table-cell>
          <table:table-cell office:value-type="float" office:value="23.9404507732422" calcext:value-type="float">
            <text:p>23.9404507732422</text:p>
          </table:table-cell>
          <table:table-cell office:value-type="float" office:value="14.2364478711713" calcext:value-type="float">
            <text:p>14.2364478711713</text:p>
          </table:table-cell>
          <table:table-cell office:value-type="float" office:value="23.1073401520653" calcext:value-type="float">
            <text:p>23.1073401520653</text:p>
          </table:table-cell>
          <table:table-cell table:number-columns-repeated="2"/>
          <table:table-cell office:value-type="float" office:value="5.15240856822137" calcext:value-type="float">
            <text:p>5.15240856822137</text:p>
          </table:table-cell>
          <table:table-cell office:value-type="float" office:value="6.34412531621081" calcext:value-type="float">
            <text:p>6.34412531621081</text:p>
          </table:table-cell>
          <table:table-cell office:value-type="float" office:value="3.74761084738384" calcext:value-type="float">
            <text:p>3.74761084738384</text:p>
          </table:table-cell>
          <table:table-cell office:value-type="float" office:value="7.37358095508322" calcext:value-type="float">
            <text:p>7.3735809550832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7250953704839" calcext:value-type="float">
            <text:p>28.7250953704839</text:p>
          </table:table-cell>
          <table:table-cell office:value-type="float" office:value="7.85348571440698" calcext:value-type="float">
            <text:p>7.85348571440698</text:p>
          </table:table-cell>
          <table:table-cell table:number-columns-repeated="3"/>
          <table:table-cell office:value-type="float" office:value="27.3690475237496" calcext:value-type="float">
            <text:p>27.3690475237496</text:p>
          </table:table-cell>
          <table:table-cell office:value-type="float" office:value="4.49960105349048" calcext:value-type="float">
            <text:p>4.49960105349048</text:p>
          </table:table-cell>
          <table:table-cell/>
          <table:table-cell office:value-type="float" office:value="22.0060674854037" calcext:value-type="float">
            <text:p>22.0060674854037</text:p>
          </table:table-cell>
          <table:table-cell office:value-type="float" office:value="3.24007143476604" calcext:value-type="float">
            <text:p>3.24007143476604</text:p>
          </table:table-cell>
          <table:table-cell/>
          <table:table-cell office:value-type="float" office:value="13.5204772307545" calcext:value-type="float">
            <text:p>13.5204772307545</text:p>
          </table:table-cell>
          <table:table-cell office:value-type="float" office:value="5.05942937899217" calcext:value-type="float">
            <text:p>5.05942937899217</text:p>
          </table:table-cell>
          <table:table-cell/>
          <table:table-cell office:value-type="float" office:value="22.4442687533965" calcext:value-type="float">
            <text:p>22.4442687533965</text:p>
          </table:table-cell>
          <table:table-cell office:value-type="float" office:value="5.96715628131559" calcext:value-type="float">
            <text:p>5.96715628131559</text:p>
          </table:table-cell>
          <table:table-cell table:number-columns-repeated="3"/>
          <table:table-cell office:value-type="float" office:value="27.3690475237496" calcext:value-type="float">
            <text:p>27.3690475237496</text:p>
          </table:table-cell>
          <table:table-cell office:value-type="float" office:value="22.0060674854037" calcext:value-type="float">
            <text:p>22.0060674854037</text:p>
          </table:table-cell>
          <table:table-cell office:value-type="float" office:value="13.5204772307545" calcext:value-type="float">
            <text:p>13.5204772307545</text:p>
          </table:table-cell>
          <table:table-cell office:value-type="float" office:value="22.4442687533965" calcext:value-type="float">
            <text:p>22.4442687533965</text:p>
          </table:table-cell>
          <table:table-cell table:number-columns-repeated="2"/>
          <table:table-cell office:value-type="float" office:value="4.49960105349048" calcext:value-type="float">
            <text:p>4.49960105349048</text:p>
          </table:table-cell>
          <table:table-cell office:value-type="float" office:value="3.24007143476604" calcext:value-type="float">
            <text:p>3.24007143476604</text:p>
          </table:table-cell>
          <table:table-cell office:value-type="float" office:value="5.05942937899217" calcext:value-type="float">
            <text:p>5.05942937899217</text:p>
          </table:table-cell>
          <table:table-cell office:value-type="float" office:value="5.96715628131559" calcext:value-type="float">
            <text:p>5.9671562813155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6480391133382" calcext:value-type="float">
            <text:p>22.6480391133382</text:p>
          </table:table-cell>
          <table:table-cell office:value-type="float" office:value="3.9285363113607" calcext:value-type="float">
            <text:p>3.9285363113607</text:p>
          </table:table-cell>
          <table:table-cell table:number-columns-repeated="3"/>
          <table:table-cell office:value-type="float" office:value="29.5496276628271" calcext:value-type="float">
            <text:p>29.5496276628271</text:p>
          </table:table-cell>
          <table:table-cell office:value-type="float" office:value="8.36277334824908" calcext:value-type="float">
            <text:p>8.36277334824908</text:p>
          </table:table-cell>
          <table:table-cell/>
          <table:table-cell office:value-type="float" office:value="19.4274097885401" calcext:value-type="float">
            <text:p>19.4274097885401</text:p>
          </table:table-cell>
          <table:table-cell office:value-type="float" office:value="9.44625820059891" calcext:value-type="float">
            <text:p>9.44625820059891</text:p>
          </table:table-cell>
          <table:table-cell/>
          <table:table-cell office:value-type="float" office:value="14.4711498927175" calcext:value-type="float">
            <text:p>14.4711498927175</text:p>
          </table:table-cell>
          <table:table-cell office:value-type="float" office:value="7.16286465713247" calcext:value-type="float">
            <text:p>7.16286465713247</text:p>
          </table:table-cell>
          <table:table-cell/>
          <table:table-cell office:value-type="float" office:value="22.5842253008717" calcext:value-type="float">
            <text:p>22.5842253008717</text:p>
          </table:table-cell>
          <table:table-cell office:value-type="float" office:value="5.67024260165008" calcext:value-type="float">
            <text:p>5.67024260165008</text:p>
          </table:table-cell>
          <table:table-cell table:number-columns-repeated="3"/>
          <table:table-cell office:value-type="float" office:value="29.5496276628271" calcext:value-type="float">
            <text:p>29.5496276628271</text:p>
          </table:table-cell>
          <table:table-cell office:value-type="float" office:value="19.4274097885401" calcext:value-type="float">
            <text:p>19.4274097885401</text:p>
          </table:table-cell>
          <table:table-cell office:value-type="float" office:value="14.4711498927175" calcext:value-type="float">
            <text:p>14.4711498927175</text:p>
          </table:table-cell>
          <table:table-cell office:value-type="float" office:value="22.5842253008717" calcext:value-type="float">
            <text:p>22.5842253008717</text:p>
          </table:table-cell>
          <table:table-cell table:number-columns-repeated="2"/>
          <table:table-cell office:value-type="float" office:value="8.36277334824908" calcext:value-type="float">
            <text:p>8.36277334824908</text:p>
          </table:table-cell>
          <table:table-cell office:value-type="float" office:value="9.44625820059891" calcext:value-type="float">
            <text:p>9.44625820059891</text:p>
          </table:table-cell>
          <table:table-cell office:value-type="float" office:value="7.16286465713247" calcext:value-type="float">
            <text:p>7.16286465713247</text:p>
          </table:table-cell>
          <table:table-cell office:value-type="float" office:value="5.67024260165008" calcext:value-type="float">
            <text:p>5.6702426016500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459519720086" calcext:value-type="float">
            <text:p>23.459519720086</text:p>
          </table:table-cell>
          <table:table-cell office:value-type="float" office:value="6.56372227271201" calcext:value-type="float">
            <text:p>6.56372227271201</text:p>
          </table:table-cell>
          <table:table-cell table:number-columns-repeated="3"/>
          <table:table-cell office:value-type="float" office:value="27.8141351290565" calcext:value-type="float">
            <text:p>27.8141351290565</text:p>
          </table:table-cell>
          <table:table-cell office:value-type="float" office:value="5.1033110673014" calcext:value-type="float">
            <text:p>5.1033110673014</text:p>
          </table:table-cell>
          <table:table-cell/>
          <table:table-cell office:value-type="float" office:value="18.0738353295074" calcext:value-type="float">
            <text:p>18.0738353295074</text:p>
          </table:table-cell>
          <table:table-cell office:value-type="float" office:value="11.7058429142324" calcext:value-type="float">
            <text:p>11.7058429142324</text:p>
          </table:table-cell>
          <table:table-cell/>
          <table:table-cell office:value-type="float" office:value="14.6353539517879" calcext:value-type="float">
            <text:p>14.6353539517879</text:p>
          </table:table-cell>
          <table:table-cell office:value-type="float" office:value="5.7974422376108" calcext:value-type="float">
            <text:p>5.7974422376108</text:p>
          </table:table-cell>
          <table:table-cell/>
          <table:table-cell office:value-type="float" office:value="21.0295093485988" calcext:value-type="float">
            <text:p>21.0295093485988</text:p>
          </table:table-cell>
          <table:table-cell office:value-type="float" office:value="7.70648361436401" calcext:value-type="float">
            <text:p>7.70648361436401</text:p>
          </table:table-cell>
          <table:table-cell table:number-columns-repeated="3"/>
          <table:table-cell office:value-type="float" office:value="27.8141351290565" calcext:value-type="float">
            <text:p>27.8141351290565</text:p>
          </table:table-cell>
          <table:table-cell office:value-type="float" office:value="18.0738353295074" calcext:value-type="float">
            <text:p>18.0738353295074</text:p>
          </table:table-cell>
          <table:table-cell office:value-type="float" office:value="14.6353539517879" calcext:value-type="float">
            <text:p>14.6353539517879</text:p>
          </table:table-cell>
          <table:table-cell office:value-type="float" office:value="21.0295093485988" calcext:value-type="float">
            <text:p>21.0295093485988</text:p>
          </table:table-cell>
          <table:table-cell table:number-columns-repeated="2"/>
          <table:table-cell office:value-type="float" office:value="5.1033110673014" calcext:value-type="float">
            <text:p>5.1033110673014</text:p>
          </table:table-cell>
          <table:table-cell office:value-type="float" office:value="11.7058429142324" calcext:value-type="float">
            <text:p>11.7058429142324</text:p>
          </table:table-cell>
          <table:table-cell office:value-type="float" office:value="5.7974422376108" calcext:value-type="float">
            <text:p>5.7974422376108</text:p>
          </table:table-cell>
          <table:table-cell office:value-type="float" office:value="7.70648361436401" calcext:value-type="float">
            <text:p>7.7064836143640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.8160882968248" calcext:value-type="float">
            <text:p>29.8160882968248</text:p>
          </table:table-cell>
          <table:table-cell office:value-type="float" office:value="8.08972537147866" calcext:value-type="float">
            <text:p>8.08972537147866</text:p>
          </table:table-cell>
          <table:table-cell table:number-columns-repeated="3"/>
          <table:table-cell office:value-type="float" office:value="27.0538291544579" calcext:value-type="float">
            <text:p>27.0538291544579</text:p>
          </table:table-cell>
          <table:table-cell office:value-type="float" office:value="5.65975410737483" calcext:value-type="float">
            <text:p>5.65975410737483</text:p>
          </table:table-cell>
          <table:table-cell/>
          <table:table-cell office:value-type="float" office:value="20.0539948380946" calcext:value-type="float">
            <text:p>20.0539948380946</text:p>
          </table:table-cell>
          <table:table-cell office:value-type="float" office:value="6.11159228083819" calcext:value-type="float">
            <text:p>6.11159228083819</text:p>
          </table:table-cell>
          <table:table-cell/>
          <table:table-cell office:value-type="float" office:value="13.855666931516" calcext:value-type="float">
            <text:p>13.855666931516</text:p>
          </table:table-cell>
          <table:table-cell office:value-type="float" office:value="4.43723203631445" calcext:value-type="float">
            <text:p>4.43723203631445</text:p>
          </table:table-cell>
          <table:table-cell/>
          <table:table-cell office:value-type="float" office:value="21.6160249848004" calcext:value-type="float">
            <text:p>21.6160249848004</text:p>
          </table:table-cell>
          <table:table-cell office:value-type="float" office:value="8.95405490970042" calcext:value-type="float">
            <text:p>8.95405490970042</text:p>
          </table:table-cell>
          <table:table-cell table:number-columns-repeated="3"/>
          <table:table-cell office:value-type="float" office:value="27.0538291544579" calcext:value-type="float">
            <text:p>27.0538291544579</text:p>
          </table:table-cell>
          <table:table-cell office:value-type="float" office:value="20.0539948380946" calcext:value-type="float">
            <text:p>20.0539948380946</text:p>
          </table:table-cell>
          <table:table-cell office:value-type="float" office:value="13.855666931516" calcext:value-type="float">
            <text:p>13.855666931516</text:p>
          </table:table-cell>
          <table:table-cell office:value-type="float" office:value="21.6160249848004" calcext:value-type="float">
            <text:p>21.6160249848004</text:p>
          </table:table-cell>
          <table:table-cell table:number-columns-repeated="2"/>
          <table:table-cell office:value-type="float" office:value="5.65975410737483" calcext:value-type="float">
            <text:p>5.65975410737483</text:p>
          </table:table-cell>
          <table:table-cell office:value-type="float" office:value="6.11159228083819" calcext:value-type="float">
            <text:p>6.11159228083819</text:p>
          </table:table-cell>
          <table:table-cell office:value-type="float" office:value="4.43723203631445" calcext:value-type="float">
            <text:p>4.43723203631445</text:p>
          </table:table-cell>
          <table:table-cell office:value-type="float" office:value="8.95405490970042" calcext:value-type="float">
            <text:p>8.9540549097004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.5677009517841" calcext:value-type="float">
            <text:p>26.5677009517841</text:p>
          </table:table-cell>
          <table:table-cell office:value-type="float" office:value="7.48363044519141" calcext:value-type="float">
            <text:p>7.48363044519141</text:p>
          </table:table-cell>
          <table:table-cell table:number-columns-repeated="3"/>
          <table:table-cell office:value-type="float" office:value="28.0045038715542" calcext:value-type="float">
            <text:p>28.0045038715542</text:p>
          </table:table-cell>
          <table:table-cell office:value-type="float" office:value="7.94141729131475" calcext:value-type="float">
            <text:p>7.94141729131475</text:p>
          </table:table-cell>
          <table:table-cell/>
          <table:table-cell office:value-type="float" office:value="17.6029809903728" calcext:value-type="float">
            <text:p>17.6029809903728</text:p>
          </table:table-cell>
          <table:table-cell office:value-type="float" office:value="3.97869293858669" calcext:value-type="float">
            <text:p>3.97869293858669</text:p>
          </table:table-cell>
          <table:table-cell/>
          <table:table-cell office:value-type="float" office:value="14.0702577040458" calcext:value-type="float">
            <text:p>14.0702577040458</text:p>
          </table:table-cell>
          <table:table-cell office:value-type="float" office:value="6.6573498904509" calcext:value-type="float">
            <text:p>6.6573498904509</text:p>
          </table:table-cell>
          <table:table-cell/>
          <table:table-cell office:value-type="float" office:value="22.322333744291" calcext:value-type="float">
            <text:p>22.322333744291</text:p>
          </table:table-cell>
          <table:table-cell office:value-type="float" office:value="8.35228790867825" calcext:value-type="float">
            <text:p>8.35228790867825</text:p>
          </table:table-cell>
          <table:table-cell table:number-columns-repeated="3"/>
          <table:table-cell office:value-type="float" office:value="28.0045038715542" calcext:value-type="float">
            <text:p>28.0045038715542</text:p>
          </table:table-cell>
          <table:table-cell office:value-type="float" office:value="17.6029809903728" calcext:value-type="float">
            <text:p>17.6029809903728</text:p>
          </table:table-cell>
          <table:table-cell office:value-type="float" office:value="14.0702577040458" calcext:value-type="float">
            <text:p>14.0702577040458</text:p>
          </table:table-cell>
          <table:table-cell office:value-type="float" office:value="22.322333744291" calcext:value-type="float">
            <text:p>22.322333744291</text:p>
          </table:table-cell>
          <table:table-cell table:number-columns-repeated="2"/>
          <table:table-cell office:value-type="float" office:value="7.94141729131475" calcext:value-type="float">
            <text:p>7.94141729131475</text:p>
          </table:table-cell>
          <table:table-cell office:value-type="float" office:value="3.97869293858669" calcext:value-type="float">
            <text:p>3.97869293858669</text:p>
          </table:table-cell>
          <table:table-cell office:value-type="float" office:value="6.6573498904509" calcext:value-type="float">
            <text:p>6.6573498904509</text:p>
          </table:table-cell>
          <table:table-cell office:value-type="float" office:value="8.35228790867825" calcext:value-type="float">
            <text:p>8.3522879086782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.0369986835277" calcext:value-type="float">
            <text:p>27.0369986835277</text:p>
          </table:table-cell>
          <table:table-cell office:value-type="float" office:value="4.65563594987231" calcext:value-type="float">
            <text:p>4.65563594987231</text:p>
          </table:table-cell>
          <table:table-cell table:number-columns-repeated="3"/>
          <table:table-cell office:value-type="float" office:value="28.655696410854" calcext:value-type="float">
            <text:p>28.655696410854</text:p>
          </table:table-cell>
          <table:table-cell office:value-type="float" office:value="8.92490316690981" calcext:value-type="float">
            <text:p>8.92490316690981</text:p>
          </table:table-cell>
          <table:table-cell/>
          <table:table-cell office:value-type="float" office:value="18.387010780431" calcext:value-type="float">
            <text:p>18.387010780431</text:p>
          </table:table-cell>
          <table:table-cell office:value-type="float" office:value="5.39091476198947" calcext:value-type="float">
            <text:p>5.39091476198947</text:p>
          </table:table-cell>
          <table:table-cell/>
          <table:table-cell office:value-type="float" office:value="12.6701473285817" calcext:value-type="float">
            <text:p>12.6701473285817</text:p>
          </table:table-cell>
          <table:table-cell office:value-type="float" office:value="5.78523239976133" calcext:value-type="float">
            <text:p>5.78523239976133</text:p>
          </table:table-cell>
          <table:table-cell/>
          <table:table-cell office:value-type="float" office:value="22.2583148221617" calcext:value-type="float">
            <text:p>22.2583148221617</text:p>
          </table:table-cell>
          <table:table-cell office:value-type="float" office:value="4.02682619542567" calcext:value-type="float">
            <text:p>4.02682619542567</text:p>
          </table:table-cell>
          <table:table-cell table:number-columns-repeated="3"/>
          <table:table-cell office:value-type="float" office:value="28.655696410854" calcext:value-type="float">
            <text:p>28.655696410854</text:p>
          </table:table-cell>
          <table:table-cell office:value-type="float" office:value="18.387010780431" calcext:value-type="float">
            <text:p>18.387010780431</text:p>
          </table:table-cell>
          <table:table-cell office:value-type="float" office:value="12.6701473285817" calcext:value-type="float">
            <text:p>12.6701473285817</text:p>
          </table:table-cell>
          <table:table-cell office:value-type="float" office:value="22.2583148221617" calcext:value-type="float">
            <text:p>22.2583148221617</text:p>
          </table:table-cell>
          <table:table-cell table:number-columns-repeated="2"/>
          <table:table-cell office:value-type="float" office:value="8.92490316690981" calcext:value-type="float">
            <text:p>8.92490316690981</text:p>
          </table:table-cell>
          <table:table-cell office:value-type="float" office:value="5.39091476198947" calcext:value-type="float">
            <text:p>5.39091476198947</text:p>
          </table:table-cell>
          <table:table-cell office:value-type="float" office:value="5.78523239976133" calcext:value-type="float">
            <text:p>5.78523239976133</text:p>
          </table:table-cell>
          <table:table-cell office:value-type="float" office:value="4.02682619542567" calcext:value-type="float">
            <text:p>4.0268261954256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.9539964644299" calcext:value-type="float">
            <text:p>24.9539964644299</text:p>
          </table:table-cell>
          <table:table-cell office:value-type="float" office:value="5.36273661162915" calcext:value-type="float">
            <text:p>5.36273661162915</text:p>
          </table:table-cell>
          <table:table-cell table:number-columns-repeated="3"/>
          <table:table-cell office:value-type="float" office:value="28.7250953704839" calcext:value-type="float">
            <text:p>28.7250953704839</text:p>
          </table:table-cell>
          <table:table-cell office:value-type="float" office:value="7.85348571440698" calcext:value-type="float">
            <text:p>7.85348571440698</text:p>
          </table:table-cell>
          <table:table-cell/>
          <table:table-cell office:value-type="float" office:value="18.0593751220649" calcext:value-type="float">
            <text:p>18.0593751220649</text:p>
          </table:table-cell>
          <table:table-cell office:value-type="float" office:value="9.51633898571843" calcext:value-type="float">
            <text:p>9.51633898571843</text:p>
          </table:table-cell>
          <table:table-cell/>
          <table:table-cell office:value-type="float" office:value="12.9054492683145" calcext:value-type="float">
            <text:p>12.9054492683145</text:p>
          </table:table-cell>
          <table:table-cell office:value-type="float" office:value="8.3317565633638" calcext:value-type="float">
            <text:p>8.3317565633638</text:p>
          </table:table-cell>
          <table:table-cell/>
          <table:table-cell office:value-type="float" office:value="22.2787549666424" calcext:value-type="float">
            <text:p>22.2787549666424</text:p>
          </table:table-cell>
          <table:table-cell office:value-type="float" office:value="5.72998470844033" calcext:value-type="float">
            <text:p>5.72998470844033</text:p>
          </table:table-cell>
          <table:table-cell table:number-columns-repeated="3"/>
          <table:table-cell office:value-type="float" office:value="28.7250953704839" calcext:value-type="float">
            <text:p>28.7250953704839</text:p>
          </table:table-cell>
          <table:table-cell office:value-type="float" office:value="18.0593751220649" calcext:value-type="float">
            <text:p>18.0593751220649</text:p>
          </table:table-cell>
          <table:table-cell office:value-type="float" office:value="12.9054492683145" calcext:value-type="float">
            <text:p>12.9054492683145</text:p>
          </table:table-cell>
          <table:table-cell office:value-type="float" office:value="22.2787549666424" calcext:value-type="float">
            <text:p>22.2787549666424</text:p>
          </table:table-cell>
          <table:table-cell table:number-columns-repeated="2"/>
          <table:table-cell office:value-type="float" office:value="7.85348571440698" calcext:value-type="float">
            <text:p>7.85348571440698</text:p>
          </table:table-cell>
          <table:table-cell office:value-type="float" office:value="9.51633898571843" calcext:value-type="float">
            <text:p>9.51633898571843</text:p>
          </table:table-cell>
          <table:table-cell office:value-type="float" office:value="8.3317565633638" calcext:value-type="float">
            <text:p>8.3317565633638</text:p>
          </table:table-cell>
          <table:table-cell office:value-type="float" office:value="5.72998470844033" calcext:value-type="float">
            <text:p>5.72998470844033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0184551888393" calcext:value-type="float">
            <text:p>23.0184551888393</text:p>
          </table:table-cell>
          <table:table-cell office:value-type="float" office:value="6.4993867852674" calcext:value-type="float">
            <text:p>6.4993867852674</text:p>
          </table:table-cell>
          <table:table-cell table:number-columns-repeated="3"/>
          <table:table-cell office:value-type="float" office:value="22.6480391133382" calcext:value-type="float">
            <text:p>22.6480391133382</text:p>
          </table:table-cell>
          <table:table-cell office:value-type="float" office:value="3.9285363113607" calcext:value-type="float">
            <text:p>3.9285363113607</text:p>
          </table:table-cell>
          <table:table-cell/>
          <table:table-cell office:value-type="float" office:value="18.911346219072" calcext:value-type="float">
            <text:p>18.911346219072</text:p>
          </table:table-cell>
          <table:table-cell office:value-type="float" office:value="10.1232161820701" calcext:value-type="float">
            <text:p>10.1232161820701</text:p>
          </table:table-cell>
          <table:table-cell/>
          <table:table-cell office:value-type="float" office:value="12.6801871036991" calcext:value-type="float">
            <text:p>12.6801871036991</text:p>
          </table:table-cell>
          <table:table-cell office:value-type="float" office:value="6.85429290674695" calcext:value-type="float">
            <text:p>6.85429290674695</text:p>
          </table:table-cell>
          <table:table-cell/>
          <table:table-cell office:value-type="float" office:value="20.8121059205889" calcext:value-type="float">
            <text:p>20.8121059205889</text:p>
          </table:table-cell>
          <table:table-cell office:value-type="float" office:value="9.28159840928665" calcext:value-type="float">
            <text:p>9.28159840928665</text:p>
          </table:table-cell>
          <table:table-cell table:number-columns-repeated="3"/>
          <table:table-cell office:value-type="float" office:value="22.6480391133382" calcext:value-type="float">
            <text:p>22.6480391133382</text:p>
          </table:table-cell>
          <table:table-cell office:value-type="float" office:value="18.911346219072" calcext:value-type="float">
            <text:p>18.911346219072</text:p>
          </table:table-cell>
          <table:table-cell office:value-type="float" office:value="12.6801871036991" calcext:value-type="float">
            <text:p>12.6801871036991</text:p>
          </table:table-cell>
          <table:table-cell office:value-type="float" office:value="20.8121059205889" calcext:value-type="float">
            <text:p>20.8121059205889</text:p>
          </table:table-cell>
          <table:table-cell table:number-columns-repeated="2"/>
          <table:table-cell office:value-type="float" office:value="3.9285363113607" calcext:value-type="float">
            <text:p>3.9285363113607</text:p>
          </table:table-cell>
          <table:table-cell office:value-type="float" office:value="10.1232161820701" calcext:value-type="float">
            <text:p>10.1232161820701</text:p>
          </table:table-cell>
          <table:table-cell office:value-type="float" office:value="6.85429290674695" calcext:value-type="float">
            <text:p>6.85429290674695</text:p>
          </table:table-cell>
          <table:table-cell office:value-type="float" office:value="9.28159840928665" calcext:value-type="float">
            <text:p>9.2815984092866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.6151586695093" calcext:value-type="float">
            <text:p>26.6151586695093</text:p>
          </table:table-cell>
          <table:table-cell office:value-type="float" office:value="5.5252589309852" calcext:value-type="float">
            <text:p>5.5252589309852</text:p>
          </table:table-cell>
          <table:table-cell table:number-columns-repeated="3"/>
          <table:table-cell office:value-type="float" office:value="23.459519720086" calcext:value-type="float">
            <text:p>23.459519720086</text:p>
          </table:table-cell>
          <table:table-cell office:value-type="float" office:value="6.56372227271201" calcext:value-type="float">
            <text:p>6.56372227271201</text:p>
          </table:table-cell>
          <table:table-cell/>
          <table:table-cell office:value-type="float" office:value="19.6755439514443" calcext:value-type="float">
            <text:p>19.6755439514443</text:p>
          </table:table-cell>
          <table:table-cell office:value-type="float" office:value="7.89866777202382" calcext:value-type="float">
            <text:p>7.89866777202382</text:p>
          </table:table-cell>
          <table:table-cell/>
          <table:table-cell office:value-type="float" office:value="13.7750134606487" calcext:value-type="float">
            <text:p>13.7750134606487</text:p>
          </table:table-cell>
          <table:table-cell office:value-type="float" office:value="10.9048171093865" calcext:value-type="float">
            <text:p>10.9048171093865</text:p>
          </table:table-cell>
          <table:table-cell/>
          <table:table-cell office:value-type="float" office:value="23.0020881382204" calcext:value-type="float">
            <text:p>23.0020881382204</text:p>
          </table:table-cell>
          <table:table-cell office:value-type="float" office:value="11.3970338406131" calcext:value-type="float">
            <text:p>11.3970338406131</text:p>
          </table:table-cell>
          <table:table-cell table:number-columns-repeated="3"/>
          <table:table-cell office:value-type="float" office:value="23.459519720086" calcext:value-type="float">
            <text:p>23.459519720086</text:p>
          </table:table-cell>
          <table:table-cell office:value-type="float" office:value="19.6755439514443" calcext:value-type="float">
            <text:p>19.6755439514443</text:p>
          </table:table-cell>
          <table:table-cell office:value-type="float" office:value="13.7750134606487" calcext:value-type="float">
            <text:p>13.7750134606487</text:p>
          </table:table-cell>
          <table:table-cell office:value-type="float" office:value="23.0020881382204" calcext:value-type="float">
            <text:p>23.0020881382204</text:p>
          </table:table-cell>
          <table:table-cell table:number-columns-repeated="2"/>
          <table:table-cell office:value-type="float" office:value="6.56372227271201" calcext:value-type="float">
            <text:p>6.56372227271201</text:p>
          </table:table-cell>
          <table:table-cell office:value-type="float" office:value="7.89866777202382" calcext:value-type="float">
            <text:p>7.89866777202382</text:p>
          </table:table-cell>
          <table:table-cell office:value-type="float" office:value="10.9048171093865" calcext:value-type="float">
            <text:p>10.9048171093865</text:p>
          </table:table-cell>
          <table:table-cell office:value-type="float" office:value="11.3970338406131" calcext:value-type="float">
            <text:p>11.397033840613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.9199108077957" calcext:value-type="float">
            <text:p>21.9199108077957</text:p>
          </table:table-cell>
          <table:table-cell office:value-type="float" office:value="6.56841387466656" calcext:value-type="float">
            <text:p>6.56841387466656</text:p>
          </table:table-cell>
          <table:table-cell table:number-columns-repeated="3"/>
          <table:table-cell office:value-type="float" office:value="29.8160882968248" calcext:value-type="float">
            <text:p>29.8160882968248</text:p>
          </table:table-cell>
          <table:table-cell office:value-type="float" office:value="8.08972537147866" calcext:value-type="float">
            <text:p>8.08972537147866</text:p>
          </table:table-cell>
          <table:table-cell/>
          <table:table-cell office:value-type="float" office:value="15.3505210637114" calcext:value-type="float">
            <text:p>15.3505210637114</text:p>
          </table:table-cell>
          <table:table-cell office:value-type="float" office:value="5.79810011260031" calcext:value-type="float">
            <text:p>5.79810011260031</text:p>
          </table:table-cell>
          <table:table-cell/>
          <table:table-cell office:value-type="float" office:value="13.4280411903135" calcext:value-type="float">
            <text:p>13.4280411903135</text:p>
          </table:table-cell>
          <table:table-cell office:value-type="float" office:value="11.3186016126679" calcext:value-type="float">
            <text:p>11.3186016126679</text:p>
          </table:table-cell>
          <table:table-cell/>
          <table:table-cell office:value-type="float" office:value="21.2637920475652" calcext:value-type="float">
            <text:p>21.2637920475652</text:p>
          </table:table-cell>
          <table:table-cell office:value-type="float" office:value="3.20895159472098" calcext:value-type="float">
            <text:p>3.20895159472098</text:p>
          </table:table-cell>
          <table:table-cell table:number-columns-repeated="3"/>
          <table:table-cell office:value-type="float" office:value="29.8160882968248" calcext:value-type="float">
            <text:p>29.8160882968248</text:p>
          </table:table-cell>
          <table:table-cell office:value-type="float" office:value="15.3505210637114" calcext:value-type="float">
            <text:p>15.3505210637114</text:p>
          </table:table-cell>
          <table:table-cell office:value-type="float" office:value="13.4280411903135" calcext:value-type="float">
            <text:p>13.4280411903135</text:p>
          </table:table-cell>
          <table:table-cell office:value-type="float" office:value="21.2637920475652" calcext:value-type="float">
            <text:p>21.2637920475652</text:p>
          </table:table-cell>
          <table:table-cell table:number-columns-repeated="2"/>
          <table:table-cell office:value-type="float" office:value="8.08972537147866" calcext:value-type="float">
            <text:p>8.08972537147866</text:p>
          </table:table-cell>
          <table:table-cell office:value-type="float" office:value="5.79810011260031" calcext:value-type="float">
            <text:p>5.79810011260031</text:p>
          </table:table-cell>
          <table:table-cell office:value-type="float" office:value="11.3186016126679" calcext:value-type="float">
            <text:p>11.3186016126679</text:p>
          </table:table-cell>
          <table:table-cell office:value-type="float" office:value="3.20895159472098" calcext:value-type="float">
            <text:p>3.2089515947209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.5964221904975" calcext:value-type="float">
            <text:p>25.5964221904975</text:p>
          </table:table-cell>
          <table:table-cell office:value-type="float" office:value="7.3529881321031" calcext:value-type="float">
            <text:p>7.3529881321031</text:p>
          </table:table-cell>
          <table:table-cell table:number-columns-repeated="3"/>
          <table:table-cell office:value-type="float" office:value="26.5677009517841" calcext:value-type="float">
            <text:p>26.5677009517841</text:p>
          </table:table-cell>
          <table:table-cell office:value-type="float" office:value="7.48363044519141" calcext:value-type="float">
            <text:p>7.48363044519141</text:p>
          </table:table-cell>
          <table:table-cell/>
          <table:table-cell office:value-type="float" office:value="17.3641650175911" calcext:value-type="float">
            <text:p>17.3641650175911</text:p>
          </table:table-cell>
          <table:table-cell office:value-type="float" office:value="9.2275700438372" calcext:value-type="float">
            <text:p>9.2275700438372</text:p>
          </table:table-cell>
          <table:table-cell/>
          <table:table-cell office:value-type="float" office:value="13.9619742474274" calcext:value-type="float">
            <text:p>13.9619742474274</text:p>
          </table:table-cell>
          <table:table-cell office:value-type="float" office:value="7.64020153577858" calcext:value-type="float">
            <text:p>7.64020153577858</text:p>
          </table:table-cell>
          <table:table-cell/>
          <table:table-cell office:value-type="float" office:value="21.2871754021108" calcext:value-type="float">
            <text:p>21.2871754021108</text:p>
          </table:table-cell>
          <table:table-cell office:value-type="float" office:value="1.66290394184462" calcext:value-type="float">
            <text:p>1.66290394184462</text:p>
          </table:table-cell>
          <table:table-cell table:number-columns-repeated="3"/>
          <table:table-cell office:value-type="float" office:value="26.5677009517841" calcext:value-type="float">
            <text:p>26.5677009517841</text:p>
          </table:table-cell>
          <table:table-cell office:value-type="float" office:value="17.3641650175911" calcext:value-type="float">
            <text:p>17.3641650175911</text:p>
          </table:table-cell>
          <table:table-cell office:value-type="float" office:value="13.9619742474274" calcext:value-type="float">
            <text:p>13.9619742474274</text:p>
          </table:table-cell>
          <table:table-cell office:value-type="float" office:value="21.2871754021108" calcext:value-type="float">
            <text:p>21.2871754021108</text:p>
          </table:table-cell>
          <table:table-cell table:number-columns-repeated="2"/>
          <table:table-cell office:value-type="float" office:value="7.48363044519141" calcext:value-type="float">
            <text:p>7.48363044519141</text:p>
          </table:table-cell>
          <table:table-cell office:value-type="float" office:value="9.2275700438372" calcext:value-type="float">
            <text:p>9.2275700438372</text:p>
          </table:table-cell>
          <table:table-cell office:value-type="float" office:value="7.64020153577858" calcext:value-type="float">
            <text:p>7.64020153577858</text:p>
          </table:table-cell>
          <table:table-cell office:value-type="float" office:value="1.66290394184462" calcext:value-type="float">
            <text:p>1.6629039418446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.9398381925307" calcext:value-type="float">
            <text:p>24.9398381925307</text:p>
          </table:table-cell>
          <table:table-cell office:value-type="float" office:value="9.87308948319029" calcext:value-type="float">
            <text:p>9.87308948319029</text:p>
          </table:table-cell>
          <table:table-cell table:number-columns-repeated="3"/>
          <table:table-cell office:value-type="float" office:value="27.0369986835277" calcext:value-type="float">
            <text:p>27.0369986835277</text:p>
          </table:table-cell>
          <table:table-cell office:value-type="float" office:value="4.65563594987231" calcext:value-type="float">
            <text:p>4.65563594987231</text:p>
          </table:table-cell>
          <table:table-cell/>
          <table:table-cell office:value-type="float" office:value="16.3906126610215" calcext:value-type="float">
            <text:p>16.3906126610215</text:p>
          </table:table-cell>
          <table:table-cell office:value-type="float" office:value="3.55444723618055" calcext:value-type="float">
            <text:p>3.55444723618055</text:p>
          </table:table-cell>
          <table:table-cell/>
          <table:table-cell office:value-type="float" office:value="13.9283547830768" calcext:value-type="float">
            <text:p>13.9283547830768</text:p>
          </table:table-cell>
          <table:table-cell office:value-type="float" office:value="4.47755626209326" calcext:value-type="float">
            <text:p>4.47755626209326</text:p>
          </table:table-cell>
          <table:table-cell/>
          <table:table-cell office:value-type="float" office:value="21.8747451005897" calcext:value-type="float">
            <text:p>21.8747451005897</text:p>
          </table:table-cell>
          <table:table-cell office:value-type="float" office:value="4.80147697479397" calcext:value-type="float">
            <text:p>4.80147697479397</text:p>
          </table:table-cell>
          <table:table-cell table:number-columns-repeated="3"/>
          <table:table-cell office:value-type="float" office:value="27.0369986835277" calcext:value-type="float">
            <text:p>27.0369986835277</text:p>
          </table:table-cell>
          <table:table-cell office:value-type="float" office:value="16.3906126610215" calcext:value-type="float">
            <text:p>16.3906126610215</text:p>
          </table:table-cell>
          <table:table-cell office:value-type="float" office:value="13.9283547830768" calcext:value-type="float">
            <text:p>13.9283547830768</text:p>
          </table:table-cell>
          <table:table-cell office:value-type="float" office:value="21.8747451005897" calcext:value-type="float">
            <text:p>21.8747451005897</text:p>
          </table:table-cell>
          <table:table-cell table:number-columns-repeated="2"/>
          <table:table-cell office:value-type="float" office:value="4.65563594987231" calcext:value-type="float">
            <text:p>4.65563594987231</text:p>
          </table:table-cell>
          <table:table-cell office:value-type="float" office:value="3.55444723618055" calcext:value-type="float">
            <text:p>3.55444723618055</text:p>
          </table:table-cell>
          <table:table-cell office:value-type="float" office:value="4.47755626209326" calcext:value-type="float">
            <text:p>4.47755626209326</text:p>
          </table:table-cell>
          <table:table-cell office:value-type="float" office:value="4.80147697479397" calcext:value-type="float">
            <text:p>4.8014769747939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.4577521030762" calcext:value-type="float">
            <text:p>24.4577521030762</text:p>
          </table:table-cell>
          <table:table-cell office:value-type="float" office:value="10.0377484294808" calcext:value-type="float">
            <text:p>10.0377484294808</text:p>
          </table:table-cell>
          <table:table-cell table:number-columns-repeated="3"/>
          <table:table-cell office:value-type="float" office:value="24.9539964644299" calcext:value-type="float">
            <text:p>24.9539964644299</text:p>
          </table:table-cell>
          <table:table-cell office:value-type="float" office:value="5.36273661162915" calcext:value-type="float">
            <text:p>5.36273661162915</text:p>
          </table:table-cell>
          <table:table-cell/>
          <table:table-cell office:value-type="float" office:value="18.9861617619165" calcext:value-type="float">
            <text:p>18.9861617619165</text:p>
          </table:table-cell>
          <table:table-cell office:value-type="float" office:value="3.7368501725448" calcext:value-type="float">
            <text:p>3.7368501725448</text:p>
          </table:table-cell>
          <table:table-cell/>
          <table:table-cell office:value-type="float" office:value="14.7003766451589" calcext:value-type="float">
            <text:p>14.7003766451589</text:p>
          </table:table-cell>
          <table:table-cell office:value-type="float" office:value="1.74598898863403" calcext:value-type="float">
            <text:p>1.74598898863403</text:p>
          </table:table-cell>
          <table:table-cell/>
          <table:table-cell office:value-type="float" office:value="22.687537677553" calcext:value-type="float">
            <text:p>22.687537677553</text:p>
          </table:table-cell>
          <table:table-cell office:value-type="float" office:value="5.4383322395149" calcext:value-type="float">
            <text:p>5.4383322395149</text:p>
          </table:table-cell>
          <table:table-cell table:number-columns-repeated="3"/>
          <table:table-cell office:value-type="float" office:value="24.9539964644299" calcext:value-type="float">
            <text:p>24.9539964644299</text:p>
          </table:table-cell>
          <table:table-cell office:value-type="float" office:value="18.9861617619165" calcext:value-type="float">
            <text:p>18.9861617619165</text:p>
          </table:table-cell>
          <table:table-cell office:value-type="float" office:value="14.7003766451589" calcext:value-type="float">
            <text:p>14.7003766451589</text:p>
          </table:table-cell>
          <table:table-cell office:value-type="float" office:value="22.687537677553" calcext:value-type="float">
            <text:p>22.687537677553</text:p>
          </table:table-cell>
          <table:table-cell table:number-columns-repeated="2"/>
          <table:table-cell office:value-type="float" office:value="5.36273661162915" calcext:value-type="float">
            <text:p>5.36273661162915</text:p>
          </table:table-cell>
          <table:table-cell office:value-type="float" office:value="3.7368501725448" calcext:value-type="float">
            <text:p>3.7368501725448</text:p>
          </table:table-cell>
          <table:table-cell office:value-type="float" office:value="1.74598898863403" calcext:value-type="float">
            <text:p>1.74598898863403</text:p>
          </table:table-cell>
          <table:table-cell office:value-type="float" office:value="5.4383322395149" calcext:value-type="float">
            <text:p>5.438332239514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.0336619179062" calcext:value-type="float">
            <text:p>24.0336619179062</text:p>
          </table:table-cell>
          <table:table-cell office:value-type="float" office:value="5.98712720600781" calcext:value-type="float">
            <text:p>5.98712720600781</text:p>
          </table:table-cell>
          <table:table-cell table:number-columns-repeated="3"/>
          <table:table-cell office:value-type="float" office:value="23.0184551888393" calcext:value-type="float">
            <text:p>23.0184551888393</text:p>
          </table:table-cell>
          <table:table-cell office:value-type="float" office:value="6.4993867852674" calcext:value-type="float">
            <text:p>6.4993867852674</text:p>
          </table:table-cell>
          <table:table-cell/>
          <table:table-cell office:value-type="float" office:value="16.8996247957901" calcext:value-type="float">
            <text:p>16.8996247957901</text:p>
          </table:table-cell>
          <table:table-cell office:value-type="float" office:value="6.9454027997125" calcext:value-type="float">
            <text:p>6.9454027997125</text:p>
          </table:table-cell>
          <table:table-cell/>
          <table:table-cell office:value-type="float" office:value="14.9212870221499" calcext:value-type="float">
            <text:p>14.9212870221499</text:p>
          </table:table-cell>
          <table:table-cell office:value-type="float" office:value="7.56344983984422" calcext:value-type="float">
            <text:p>7.56344983984422</text:p>
          </table:table-cell>
          <table:table-cell/>
          <table:table-cell office:value-type="float" office:value="25.1258847918987" calcext:value-type="float">
            <text:p>25.1258847918987</text:p>
          </table:table-cell>
          <table:table-cell office:value-type="float" office:value="4.64052371306275" calcext:value-type="float">
            <text:p>4.64052371306275</text:p>
          </table:table-cell>
          <table:table-cell table:number-columns-repeated="3"/>
          <table:table-cell office:value-type="float" office:value="23.0184551888393" calcext:value-type="float">
            <text:p>23.0184551888393</text:p>
          </table:table-cell>
          <table:table-cell office:value-type="float" office:value="16.8996247957901" calcext:value-type="float">
            <text:p>16.8996247957901</text:p>
          </table:table-cell>
          <table:table-cell office:value-type="float" office:value="14.9212870221499" calcext:value-type="float">
            <text:p>14.9212870221499</text:p>
          </table:table-cell>
          <table:table-cell office:value-type="float" office:value="25.1258847918987" calcext:value-type="float">
            <text:p>25.1258847918987</text:p>
          </table:table-cell>
          <table:table-cell table:number-columns-repeated="2"/>
          <table:table-cell office:value-type="float" office:value="6.4993867852674" calcext:value-type="float">
            <text:p>6.4993867852674</text:p>
          </table:table-cell>
          <table:table-cell office:value-type="float" office:value="6.9454027997125" calcext:value-type="float">
            <text:p>6.9454027997125</text:p>
          </table:table-cell>
          <table:table-cell office:value-type="float" office:value="7.56344983984422" calcext:value-type="float">
            <text:p>7.56344983984422</text:p>
          </table:table-cell>
          <table:table-cell office:value-type="float" office:value="4.64052371306275" calcext:value-type="float">
            <text:p>4.6405237130627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.4593437735386" calcext:value-type="float">
            <text:p>23.4593437735386</text:p>
          </table:table-cell>
          <table:table-cell office:value-type="float" office:value="6.57007568492671" calcext:value-type="float">
            <text:p>6.57007568492671</text:p>
          </table:table-cell>
          <table:table-cell table:number-columns-repeated="3"/>
          <table:table-cell office:value-type="float" office:value="26.6151586695093" calcext:value-type="float">
            <text:p>26.6151586695093</text:p>
          </table:table-cell>
          <table:table-cell office:value-type="float" office:value="5.5252589309852" calcext:value-type="float">
            <text:p>5.5252589309852</text:p>
          </table:table-cell>
          <table:table-cell/>
          <table:table-cell office:value-type="float" office:value="19.5039228943794" calcext:value-type="float">
            <text:p>19.5039228943794</text:p>
          </table:table-cell>
          <table:table-cell office:value-type="float" office:value="2.48246110902566" calcext:value-type="float">
            <text:p>2.48246110902566</text:p>
          </table:table-cell>
          <table:table-cell/>
          <table:table-cell office:value-type="float" office:value="14.0959101669817" calcext:value-type="float">
            <text:p>14.0959101669817</text:p>
          </table:table-cell>
          <table:table-cell office:value-type="float" office:value="9.16973320099348" calcext:value-type="float">
            <text:p>9.16973320099348</text:p>
          </table:table-cell>
          <table:table-cell/>
          <table:table-cell office:value-type="float" office:value="20.0842333445118" calcext:value-type="float">
            <text:p>20.0842333445118</text:p>
          </table:table-cell>
          <table:table-cell office:value-type="float" office:value="5.35764248180678" calcext:value-type="float">
            <text:p>5.35764248180678</text:p>
          </table:table-cell>
          <table:table-cell table:number-columns-repeated="3"/>
          <table:table-cell office:value-type="float" office:value="26.6151586695093" calcext:value-type="float">
            <text:p>26.6151586695093</text:p>
          </table:table-cell>
          <table:table-cell office:value-type="float" office:value="19.5039228943794" calcext:value-type="float">
            <text:p>19.5039228943794</text:p>
          </table:table-cell>
          <table:table-cell office:value-type="float" office:value="14.0959101669817" calcext:value-type="float">
            <text:p>14.0959101669817</text:p>
          </table:table-cell>
          <table:table-cell office:value-type="float" office:value="20.0842333445118" calcext:value-type="float">
            <text:p>20.0842333445118</text:p>
          </table:table-cell>
          <table:table-cell table:number-columns-repeated="2"/>
          <table:table-cell office:value-type="float" office:value="5.5252589309852" calcext:value-type="float">
            <text:p>5.5252589309852</text:p>
          </table:table-cell>
          <table:table-cell office:value-type="float" office:value="2.48246110902566" calcext:value-type="float">
            <text:p>2.48246110902566</text:p>
          </table:table-cell>
          <table:table-cell office:value-type="float" office:value="9.16973320099348" calcext:value-type="float">
            <text:p>9.16973320099348</text:p>
          </table:table-cell>
          <table:table-cell office:value-type="float" office:value="5.35764248180678" calcext:value-type="float">
            <text:p>5.3576424818067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.9199345988877" calcext:value-type="float">
            <text:p>23.9199345988877</text:p>
          </table:table-cell>
          <table:table-cell office:value-type="float" office:value="8.20210534495025" calcext:value-type="float">
            <text:p>8.20210534495025</text:p>
          </table:table-cell>
          <table:table-cell table:number-columns-repeated="3"/>
          <table:table-cell office:value-type="float" office:value="21.9199108077957" calcext:value-type="float">
            <text:p>21.9199108077957</text:p>
          </table:table-cell>
          <table:table-cell office:value-type="float" office:value="6.56841387466656" calcext:value-type="float">
            <text:p>6.56841387466656</text:p>
          </table:table-cell>
          <table:table-cell/>
          <table:table-cell office:value-type="float" office:value="19.202358949501" calcext:value-type="float">
            <text:p>19.202358949501</text:p>
          </table:table-cell>
          <table:table-cell office:value-type="float" office:value="2.85053416575238" calcext:value-type="float">
            <text:p>2.85053416575238</text:p>
          </table:table-cell>
          <table:table-cell/>
          <table:table-cell office:value-type="float" office:value="11.7018126716607" calcext:value-type="float">
            <text:p>11.7018126716607</text:p>
          </table:table-cell>
          <table:table-cell office:value-type="float" office:value="6.74189353871391" calcext:value-type="float">
            <text:p>6.74189353871391</text:p>
          </table:table-cell>
          <table:table-cell/>
          <table:table-cell office:value-type="float" office:value="23.7364486208281" calcext:value-type="float">
            <text:p>23.7364486208281</text:p>
          </table:table-cell>
          <table:table-cell office:value-type="float" office:value="7.76612624033819" calcext:value-type="float">
            <text:p>7.76612624033819</text:p>
          </table:table-cell>
          <table:table-cell table:number-columns-repeated="3"/>
          <table:table-cell office:value-type="float" office:value="21.9199108077957" calcext:value-type="float">
            <text:p>21.9199108077957</text:p>
          </table:table-cell>
          <table:table-cell office:value-type="float" office:value="19.202358949501" calcext:value-type="float">
            <text:p>19.202358949501</text:p>
          </table:table-cell>
          <table:table-cell office:value-type="float" office:value="11.7018126716607" calcext:value-type="float">
            <text:p>11.7018126716607</text:p>
          </table:table-cell>
          <table:table-cell office:value-type="float" office:value="23.7364486208281" calcext:value-type="float">
            <text:p>23.7364486208281</text:p>
          </table:table-cell>
          <table:table-cell table:number-columns-repeated="2"/>
          <table:table-cell office:value-type="float" office:value="6.56841387466656" calcext:value-type="float">
            <text:p>6.56841387466656</text:p>
          </table:table-cell>
          <table:table-cell office:value-type="float" office:value="2.85053416575238" calcext:value-type="float">
            <text:p>2.85053416575238</text:p>
          </table:table-cell>
          <table:table-cell office:value-type="float" office:value="6.74189353871391" calcext:value-type="float">
            <text:p>6.74189353871391</text:p>
          </table:table-cell>
          <table:table-cell office:value-type="float" office:value="7.76612624033819" calcext:value-type="float">
            <text:p>7.7661262403381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.9068631814601" calcext:value-type="float">
            <text:p>26.9068631814601</text:p>
          </table:table-cell>
          <table:table-cell office:value-type="float" office:value="5.97858886018166" calcext:value-type="float">
            <text:p>5.97858886018166</text:p>
          </table:table-cell>
          <table:table-cell table:number-columns-repeated="3"/>
          <table:table-cell office:value-type="float" office:value="25.5964221904975" calcext:value-type="float">
            <text:p>25.5964221904975</text:p>
          </table:table-cell>
          <table:table-cell office:value-type="float" office:value="7.3529881321031" calcext:value-type="float">
            <text:p>7.3529881321031</text:p>
          </table:table-cell>
          <table:table-cell/>
          <table:table-cell office:value-type="float" office:value="18.8217892337031" calcext:value-type="float">
            <text:p>18.8217892337031</text:p>
          </table:table-cell>
          <table:table-cell office:value-type="float" office:value="8.38182951596225" calcext:value-type="float">
            <text:p>8.38182951596225</text:p>
          </table:table-cell>
          <table:table-cell/>
          <table:table-cell office:value-type="float" office:value="14.0098446784717" calcext:value-type="float">
            <text:p>14.0098446784717</text:p>
          </table:table-cell>
          <table:table-cell office:value-type="float" office:value="3.66804067240634" calcext:value-type="float">
            <text:p>3.66804067240634</text:p>
          </table:table-cell>
          <table:table-cell/>
          <table:table-cell office:value-type="float" office:value="23.4979150535679" calcext:value-type="float">
            <text:p>23.4979150535679</text:p>
          </table:table-cell>
          <table:table-cell office:value-type="float" office:value="7.10521020580573" calcext:value-type="float">
            <text:p>7.10521020580573</text:p>
          </table:table-cell>
          <table:table-cell table:number-columns-repeated="3"/>
          <table:table-cell office:value-type="float" office:value="25.5964221904975" calcext:value-type="float">
            <text:p>25.5964221904975</text:p>
          </table:table-cell>
          <table:table-cell office:value-type="float" office:value="18.8217892337031" calcext:value-type="float">
            <text:p>18.8217892337031</text:p>
          </table:table-cell>
          <table:table-cell office:value-type="float" office:value="14.0098446784717" calcext:value-type="float">
            <text:p>14.0098446784717</text:p>
          </table:table-cell>
          <table:table-cell office:value-type="float" office:value="23.4979150535679" calcext:value-type="float">
            <text:p>23.4979150535679</text:p>
          </table:table-cell>
          <table:table-cell table:number-columns-repeated="2"/>
          <table:table-cell office:value-type="float" office:value="7.3529881321031" calcext:value-type="float">
            <text:p>7.3529881321031</text:p>
          </table:table-cell>
          <table:table-cell office:value-type="float" office:value="8.38182951596225" calcext:value-type="float">
            <text:p>8.38182951596225</text:p>
          </table:table-cell>
          <table:table-cell office:value-type="float" office:value="3.66804067240634" calcext:value-type="float">
            <text:p>3.66804067240634</text:p>
          </table:table-cell>
          <table:table-cell office:value-type="float" office:value="7.10521020580573" calcext:value-type="float">
            <text:p>7.1052102058057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.2410607044136" calcext:value-type="float">
            <text:p>27.2410607044136</text:p>
          </table:table-cell>
          <table:table-cell office:value-type="float" office:value="5.97693996159162" calcext:value-type="float">
            <text:p>5.97693996159162</text:p>
          </table:table-cell>
          <table:table-cell table:number-columns-repeated="3"/>
          <table:table-cell office:value-type="float" office:value="24.9398381925307" calcext:value-type="float">
            <text:p>24.9398381925307</text:p>
          </table:table-cell>
          <table:table-cell office:value-type="float" office:value="9.87308948319029" calcext:value-type="float">
            <text:p>9.87308948319029</text:p>
          </table:table-cell>
          <table:table-cell/>
          <table:table-cell office:value-type="float" office:value="18.398122167781" calcext:value-type="float">
            <text:p>18.398122167781</text:p>
          </table:table-cell>
          <table:table-cell office:value-type="float" office:value="7.53098652714835" calcext:value-type="float">
            <text:p>7.53098652714835</text:p>
          </table:table-cell>
          <table:table-cell/>
          <table:table-cell office:value-type="float" office:value="14.5275760470254" calcext:value-type="float">
            <text:p>14.5275760470254</text:p>
          </table:table-cell>
          <table:table-cell office:value-type="float" office:value="7.22211776704361" calcext:value-type="float">
            <text:p>7.22211776704361</text:p>
          </table:table-cell>
          <table:table-cell/>
          <table:table-cell office:value-type="float" office:value="24.4465528924296" calcext:value-type="float">
            <text:p>24.4465528924296</text:p>
          </table:table-cell>
          <table:table-cell office:value-type="float" office:value="9.46623822534478" calcext:value-type="float">
            <text:p>9.46623822534478</text:p>
          </table:table-cell>
          <table:table-cell table:number-columns-repeated="3"/>
          <table:table-cell office:value-type="float" office:value="24.9398381925307" calcext:value-type="float">
            <text:p>24.9398381925307</text:p>
          </table:table-cell>
          <table:table-cell office:value-type="float" office:value="18.398122167781" calcext:value-type="float">
            <text:p>18.398122167781</text:p>
          </table:table-cell>
          <table:table-cell office:value-type="float" office:value="14.5275760470254" calcext:value-type="float">
            <text:p>14.5275760470254</text:p>
          </table:table-cell>
          <table:table-cell office:value-type="float" office:value="24.4465528924296" calcext:value-type="float">
            <text:p>24.4465528924296</text:p>
          </table:table-cell>
          <table:table-cell table:number-columns-repeated="2"/>
          <table:table-cell office:value-type="float" office:value="9.87308948319029" calcext:value-type="float">
            <text:p>9.87308948319029</text:p>
          </table:table-cell>
          <table:table-cell office:value-type="float" office:value="7.53098652714835" calcext:value-type="float">
            <text:p>7.53098652714835</text:p>
          </table:table-cell>
          <table:table-cell office:value-type="float" office:value="7.22211776704361" calcext:value-type="float">
            <text:p>7.22211776704361</text:p>
          </table:table-cell>
          <table:table-cell office:value-type="float" office:value="9.46623822534478" calcext:value-type="float">
            <text:p>9.4662382253447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.5359535426773" calcext:value-type="float">
            <text:p>26.5359535426773</text:p>
          </table:table-cell>
          <table:table-cell office:value-type="float" office:value="7.50161047393087" calcext:value-type="float">
            <text:p>7.50161047393087</text:p>
          </table:table-cell>
          <table:table-cell table:number-columns-repeated="3"/>
          <table:table-cell office:value-type="float" office:value="24.4577521030762" calcext:value-type="float">
            <text:p>24.4577521030762</text:p>
          </table:table-cell>
          <table:table-cell office:value-type="float" office:value="10.0377484294808" calcext:value-type="float">
            <text:p>10.0377484294808</text:p>
          </table:table-cell>
          <table:table-cell/>
          <table:table-cell office:value-type="float" office:value="17.1149156914701" calcext:value-type="float">
            <text:p>17.1149156914701</text:p>
          </table:table-cell>
          <table:table-cell office:value-type="float" office:value="4.26530824086571" calcext:value-type="float">
            <text:p>4.26530824086571</text:p>
          </table:table-cell>
          <table:table-cell/>
          <table:table-cell office:value-type="float" office:value="13.7432531430569" calcext:value-type="float">
            <text:p>13.7432531430569</text:p>
          </table:table-cell>
          <table:table-cell office:value-type="float" office:value="8.25886869704718" calcext:value-type="float">
            <text:p>8.25886869704718</text:p>
          </table:table-cell>
          <table:table-cell/>
          <table:table-cell office:value-type="float" office:value="21.3768405941122" calcext:value-type="float">
            <text:p>21.3768405941122</text:p>
          </table:table-cell>
          <table:table-cell office:value-type="float" office:value="10.0821798335122" calcext:value-type="float">
            <text:p>10.0821798335122</text:p>
          </table:table-cell>
          <table:table-cell table:number-columns-repeated="3"/>
          <table:table-cell office:value-type="float" office:value="24.4577521030762" calcext:value-type="float">
            <text:p>24.4577521030762</text:p>
          </table:table-cell>
          <table:table-cell office:value-type="float" office:value="17.1149156914701" calcext:value-type="float">
            <text:p>17.1149156914701</text:p>
          </table:table-cell>
          <table:table-cell office:value-type="float" office:value="13.7432531430569" calcext:value-type="float">
            <text:p>13.7432531430569</text:p>
          </table:table-cell>
          <table:table-cell office:value-type="float" office:value="21.3768405941122" calcext:value-type="float">
            <text:p>21.3768405941122</text:p>
          </table:table-cell>
          <table:table-cell table:number-columns-repeated="2"/>
          <table:table-cell office:value-type="float" office:value="10.0377484294808" calcext:value-type="float">
            <text:p>10.0377484294808</text:p>
          </table:table-cell>
          <table:table-cell office:value-type="float" office:value="4.26530824086571" calcext:value-type="float">
            <text:p>4.26530824086571</text:p>
          </table:table-cell>
          <table:table-cell office:value-type="float" office:value="8.25886869704718" calcext:value-type="float">
            <text:p>8.25886869704718</text:p>
          </table:table-cell>
          <table:table-cell office:value-type="float" office:value="10.0821798335122" calcext:value-type="float">
            <text:p>10.082179833512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.1184097355688" calcext:value-type="float">
            <text:p>23.1184097355688</text:p>
          </table:table-cell>
          <table:table-cell office:value-type="float" office:value="6.7162716319083" calcext:value-type="float">
            <text:p>6.7162716319083</text:p>
          </table:table-cell>
          <table:table-cell table:number-columns-repeated="3"/>
          <table:table-cell office:value-type="float" office:value="24.0336619179062" calcext:value-type="float">
            <text:p>24.0336619179062</text:p>
          </table:table-cell>
          <table:table-cell office:value-type="float" office:value="5.98712720600781" calcext:value-type="float">
            <text:p>5.98712720600781</text:p>
          </table:table-cell>
          <table:table-cell/>
          <table:table-cell office:value-type="float" office:value="19.8577508267709" calcext:value-type="float">
            <text:p>19.8577508267709</text:p>
          </table:table-cell>
          <table:table-cell office:value-type="float" office:value="5.88679386667906" calcext:value-type="float">
            <text:p>5.88679386667906</text:p>
          </table:table-cell>
          <table:table-cell/>
          <table:table-cell office:value-type="float" office:value="13.8908143485768" calcext:value-type="float">
            <text:p>13.8908143485768</text:p>
          </table:table-cell>
          <table:table-cell office:value-type="float" office:value="8.49063824515949" calcext:value-type="float">
            <text:p>8.49063824515949</text:p>
          </table:table-cell>
          <table:table-cell/>
          <table:table-cell office:value-type="float" office:value="23.111207869557" calcext:value-type="float">
            <text:p>23.111207869557</text:p>
          </table:table-cell>
          <table:table-cell office:value-type="float" office:value="8.327867600646" calcext:value-type="float">
            <text:p>8.327867600646</text:p>
          </table:table-cell>
          <table:table-cell table:number-columns-repeated="3"/>
          <table:table-cell office:value-type="float" office:value="24.0336619179062" calcext:value-type="float">
            <text:p>24.0336619179062</text:p>
          </table:table-cell>
          <table:table-cell office:value-type="float" office:value="19.8577508267709" calcext:value-type="float">
            <text:p>19.8577508267709</text:p>
          </table:table-cell>
          <table:table-cell office:value-type="float" office:value="13.8908143485768" calcext:value-type="float">
            <text:p>13.8908143485768</text:p>
          </table:table-cell>
          <table:table-cell office:value-type="float" office:value="23.111207869557" calcext:value-type="float">
            <text:p>23.111207869557</text:p>
          </table:table-cell>
          <table:table-cell table:number-columns-repeated="2"/>
          <table:table-cell office:value-type="float" office:value="5.98712720600781" calcext:value-type="float">
            <text:p>5.98712720600781</text:p>
          </table:table-cell>
          <table:table-cell office:value-type="float" office:value="5.88679386667906" calcext:value-type="float">
            <text:p>5.88679386667906</text:p>
          </table:table-cell>
          <table:table-cell office:value-type="float" office:value="8.49063824515949" calcext:value-type="float">
            <text:p>8.49063824515949</text:p>
          </table:table-cell>
          <table:table-cell office:value-type="float" office:value="8.327867600646" calcext:value-type="float">
            <text:p>8.32786760064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.5377644193376" calcext:value-type="float">
            <text:p>23.5377644193376</text:p>
          </table:table-cell>
          <table:table-cell office:value-type="float" office:value="4.29210143720744" calcext:value-type="float">
            <text:p>4.29210143720744</text:p>
          </table:table-cell>
          <table:table-cell table:number-columns-repeated="3"/>
          <table:table-cell office:value-type="float" office:value="23.4593437735386" calcext:value-type="float">
            <text:p>23.4593437735386</text:p>
          </table:table-cell>
          <table:table-cell office:value-type="float" office:value="6.57007568492671" calcext:value-type="float">
            <text:p>6.57007568492671</text:p>
          </table:table-cell>
          <table:table-cell/>
          <table:table-cell office:value-type="float" office:value="19.8848542038909" calcext:value-type="float">
            <text:p>19.8848542038909</text:p>
          </table:table-cell>
          <table:table-cell office:value-type="float" office:value="2.28111270739097" calcext:value-type="float">
            <text:p>2.28111270739097</text:p>
          </table:table-cell>
          <table:table-cell/>
          <table:table-cell office:value-type="float" office:value="13.2315176579331" calcext:value-type="float">
            <text:p>13.2315176579331</text:p>
          </table:table-cell>
          <table:table-cell office:value-type="float" office:value="5.37997067238822" calcext:value-type="float">
            <text:p>5.37997067238822</text:p>
          </table:table-cell>
          <table:table-cell/>
          <table:table-cell office:value-type="float" office:value="25.5495739523943" calcext:value-type="float">
            <text:p>25.5495739523943</text:p>
          </table:table-cell>
          <table:table-cell office:value-type="float" office:value="9.58250780861811" calcext:value-type="float">
            <text:p>9.58250780861811</text:p>
          </table:table-cell>
          <table:table-cell table:number-columns-repeated="3"/>
          <table:table-cell office:value-type="float" office:value="23.4593437735386" calcext:value-type="float">
            <text:p>23.4593437735386</text:p>
          </table:table-cell>
          <table:table-cell office:value-type="float" office:value="19.8848542038909" calcext:value-type="float">
            <text:p>19.8848542038909</text:p>
          </table:table-cell>
          <table:table-cell office:value-type="float" office:value="13.2315176579331" calcext:value-type="float">
            <text:p>13.2315176579331</text:p>
          </table:table-cell>
          <table:table-cell office:value-type="float" office:value="25.5495739523943" calcext:value-type="float">
            <text:p>25.5495739523943</text:p>
          </table:table-cell>
          <table:table-cell table:number-columns-repeated="2"/>
          <table:table-cell office:value-type="float" office:value="6.57007568492671" calcext:value-type="float">
            <text:p>6.57007568492671</text:p>
          </table:table-cell>
          <table:table-cell office:value-type="float" office:value="2.28111270739097" calcext:value-type="float">
            <text:p>2.28111270739097</text:p>
          </table:table-cell>
          <table:table-cell office:value-type="float" office:value="5.37997067238822" calcext:value-type="float">
            <text:p>5.37997067238822</text:p>
          </table:table-cell>
          <table:table-cell office:value-type="float" office:value="9.58250780861811" calcext:value-type="float">
            <text:p>9.5825078086181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.0695438690222" calcext:value-type="float">
            <text:p>23.0695438690222</text:p>
          </table:table-cell>
          <table:table-cell office:value-type="float" office:value="6.67433635751844" calcext:value-type="float">
            <text:p>6.67433635751844</text:p>
          </table:table-cell>
          <table:table-cell table:number-columns-repeated="3"/>
          <table:table-cell office:value-type="float" office:value="23.9199345988877" calcext:value-type="float">
            <text:p>23.9199345988877</text:p>
          </table:table-cell>
          <table:table-cell office:value-type="float" office:value="8.20210534495025" calcext:value-type="float">
            <text:p>8.20210534495025</text:p>
          </table:table-cell>
          <table:table-cell/>
          <table:table-cell office:value-type="float" office:value="17.6194494535049" calcext:value-type="float">
            <text:p>17.6194494535049</text:p>
          </table:table-cell>
          <table:table-cell office:value-type="float" office:value="5.35680130480126" calcext:value-type="float">
            <text:p>5.35680130480126</text:p>
          </table:table-cell>
          <table:table-cell/>
          <table:table-cell office:value-type="float" office:value="13.3596954177094" calcext:value-type="float">
            <text:p>13.3596954177094</text:p>
          </table:table-cell>
          <table:table-cell office:value-type="float" office:value="7.29001760738958" calcext:value-type="float">
            <text:p>7.29001760738958</text:p>
          </table:table-cell>
          <table:table-cell/>
          <table:table-cell office:value-type="float" office:value="25.4495155998596" calcext:value-type="float">
            <text:p>25.4495155998596</text:p>
          </table:table-cell>
          <table:table-cell office:value-type="float" office:value="6.66205705430664" calcext:value-type="float">
            <text:p>6.66205705430664</text:p>
          </table:table-cell>
          <table:table-cell table:number-columns-repeated="3"/>
          <table:table-cell office:value-type="float" office:value="23.9199345988877" calcext:value-type="float">
            <text:p>23.9199345988877</text:p>
          </table:table-cell>
          <table:table-cell office:value-type="float" office:value="17.6194494535049" calcext:value-type="float">
            <text:p>17.6194494535049</text:p>
          </table:table-cell>
          <table:table-cell office:value-type="float" office:value="13.3596954177094" calcext:value-type="float">
            <text:p>13.3596954177094</text:p>
          </table:table-cell>
          <table:table-cell office:value-type="float" office:value="25.4495155998596" calcext:value-type="float">
            <text:p>25.4495155998596</text:p>
          </table:table-cell>
          <table:table-cell table:number-columns-repeated="2"/>
          <table:table-cell office:value-type="float" office:value="8.20210534495025" calcext:value-type="float">
            <text:p>8.20210534495025</text:p>
          </table:table-cell>
          <table:table-cell office:value-type="float" office:value="5.35680130480126" calcext:value-type="float">
            <text:p>5.35680130480126</text:p>
          </table:table-cell>
          <table:table-cell office:value-type="float" office:value="7.29001760738958" calcext:value-type="float">
            <text:p>7.29001760738958</text:p>
          </table:table-cell>
          <table:table-cell office:value-type="float" office:value="6.66205705430664" calcext:value-type="float">
            <text:p>6.6620570543066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.4638128639405" calcext:value-type="float">
            <text:p>23.4638128639405</text:p>
          </table:table-cell>
          <table:table-cell office:value-type="float" office:value="6.7544934923587" calcext:value-type="float">
            <text:p>6.7544934923587</text:p>
          </table:table-cell>
          <table:table-cell table:number-columns-repeated="3"/>
          <table:table-cell office:value-type="float" office:value="26.9068631814601" calcext:value-type="float">
            <text:p>26.9068631814601</text:p>
          </table:table-cell>
          <table:table-cell office:value-type="float" office:value="5.97858886018166" calcext:value-type="float">
            <text:p>5.97858886018166</text:p>
          </table:table-cell>
          <table:table-cell/>
          <table:table-cell office:value-type="float" office:value="18.5028689602357" calcext:value-type="float">
            <text:p>18.5028689602357</text:p>
          </table:table-cell>
          <table:table-cell office:value-type="float" office:value="3.86487091601743" calcext:value-type="float">
            <text:p>3.86487091601743</text:p>
          </table:table-cell>
          <table:table-cell/>
          <table:table-cell office:value-type="float" office:value="13.874289709453" calcext:value-type="float">
            <text:p>13.874289709453</text:p>
          </table:table-cell>
          <table:table-cell office:value-type="float" office:value="6.88211801634138" calcext:value-type="float">
            <text:p>6.88211801634138</text:p>
          </table:table-cell>
          <table:table-cell/>
          <table:table-cell office:value-type="float" office:value="22.3540854277711" calcext:value-type="float">
            <text:p>22.3540854277711</text:p>
          </table:table-cell>
          <table:table-cell office:value-type="float" office:value="4.75413652495072" calcext:value-type="float">
            <text:p>4.75413652495072</text:p>
          </table:table-cell>
          <table:table-cell table:number-columns-repeated="3"/>
          <table:table-cell office:value-type="float" office:value="26.9068631814601" calcext:value-type="float">
            <text:p>26.9068631814601</text:p>
          </table:table-cell>
          <table:table-cell office:value-type="float" office:value="18.5028689602357" calcext:value-type="float">
            <text:p>18.5028689602357</text:p>
          </table:table-cell>
          <table:table-cell office:value-type="float" office:value="13.874289709453" calcext:value-type="float">
            <text:p>13.874289709453</text:p>
          </table:table-cell>
          <table:table-cell office:value-type="float" office:value="22.3540854277711" calcext:value-type="float">
            <text:p>22.3540854277711</text:p>
          </table:table-cell>
          <table:table-cell table:number-columns-repeated="2"/>
          <table:table-cell office:value-type="float" office:value="5.97858886018166" calcext:value-type="float">
            <text:p>5.97858886018166</text:p>
          </table:table-cell>
          <table:table-cell office:value-type="float" office:value="3.86487091601743" calcext:value-type="float">
            <text:p>3.86487091601743</text:p>
          </table:table-cell>
          <table:table-cell office:value-type="float" office:value="6.88211801634138" calcext:value-type="float">
            <text:p>6.88211801634138</text:p>
          </table:table-cell>
          <table:table-cell office:value-type="float" office:value="4.75413652495072" calcext:value-type="float">
            <text:p>4.7541365249507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.9255644431943" calcext:value-type="float">
            <text:p>28.9255644431943</text:p>
          </table:table-cell>
          <table:table-cell office:value-type="float" office:value="11.4083995973334" calcext:value-type="float">
            <text:p>11.4083995973334</text:p>
          </table:table-cell>
          <table:table-cell table:number-columns-repeated="3"/>
          <table:table-cell office:value-type="float" office:value="27.2410607044136" calcext:value-type="float">
            <text:p>27.2410607044136</text:p>
          </table:table-cell>
          <table:table-cell office:value-type="float" office:value="5.97693996159162" calcext:value-type="float">
            <text:p>5.97693996159162</text:p>
          </table:table-cell>
          <table:table-cell/>
          <table:table-cell office:value-type="float" office:value="18.1652792130629" calcext:value-type="float">
            <text:p>18.1652792130629</text:p>
          </table:table-cell>
          <table:table-cell office:value-type="float" office:value="3.79772818488726" calcext:value-type="float">
            <text:p>3.79772818488726</text:p>
          </table:table-cell>
          <table:table-cell/>
          <table:table-cell office:value-type="float" office:value="13.7686682597557" calcext:value-type="float">
            <text:p>13.7686682597557</text:p>
          </table:table-cell>
          <table:table-cell office:value-type="float" office:value="4.53428780354789" calcext:value-type="float">
            <text:p>4.53428780354789</text:p>
          </table:table-cell>
          <table:table-cell/>
          <table:table-cell office:value-type="float" office:value="21.5386790621676" calcext:value-type="float">
            <text:p>21.5386790621676</text:p>
          </table:table-cell>
          <table:table-cell office:value-type="float" office:value="12.6687181755024" calcext:value-type="float">
            <text:p>12.6687181755024</text:p>
          </table:table-cell>
          <table:table-cell table:number-columns-repeated="3"/>
          <table:table-cell office:value-type="float" office:value="27.2410607044136" calcext:value-type="float">
            <text:p>27.2410607044136</text:p>
          </table:table-cell>
          <table:table-cell office:value-type="float" office:value="18.1652792130629" calcext:value-type="float">
            <text:p>18.1652792130629</text:p>
          </table:table-cell>
          <table:table-cell office:value-type="float" office:value="13.7686682597557" calcext:value-type="float">
            <text:p>13.7686682597557</text:p>
          </table:table-cell>
          <table:table-cell office:value-type="float" office:value="21.5386790621676" calcext:value-type="float">
            <text:p>21.5386790621676</text:p>
          </table:table-cell>
          <table:table-cell table:number-columns-repeated="2"/>
          <table:table-cell office:value-type="float" office:value="5.97693996159162" calcext:value-type="float">
            <text:p>5.97693996159162</text:p>
          </table:table-cell>
          <table:table-cell office:value-type="float" office:value="3.79772818488726" calcext:value-type="float">
            <text:p>3.79772818488726</text:p>
          </table:table-cell>
          <table:table-cell office:value-type="float" office:value="4.53428780354789" calcext:value-type="float">
            <text:p>4.53428780354789</text:p>
          </table:table-cell>
          <table:table-cell office:value-type="float" office:value="12.6687181755024" calcext:value-type="float">
            <text:p>12.668718175502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.6777869250298" calcext:value-type="float">
            <text:p>27.6777869250298</text:p>
          </table:table-cell>
          <table:table-cell office:value-type="float" office:value="9.56555823448849" calcext:value-type="float">
            <text:p>9.56555823448849</text:p>
          </table:table-cell>
          <table:table-cell table:number-columns-repeated="3"/>
          <table:table-cell office:value-type="float" office:value="26.5359535426773" calcext:value-type="float">
            <text:p>26.5359535426773</text:p>
          </table:table-cell>
          <table:table-cell office:value-type="float" office:value="7.50161047393087" calcext:value-type="float">
            <text:p>7.50161047393087</text:p>
          </table:table-cell>
          <table:table-cell/>
          <table:table-cell office:value-type="float" office:value="18.8322723117301" calcext:value-type="float">
            <text:p>18.8322723117301</text:p>
          </table:table-cell>
          <table:table-cell office:value-type="float" office:value="4.79547192866946" calcext:value-type="float">
            <text:p>4.79547192866946</text:p>
          </table:table-cell>
          <table:table-cell/>
          <table:table-cell office:value-type="float" office:value="14.7617144779441" calcext:value-type="float">
            <text:p>14.7617144779441</text:p>
          </table:table-cell>
          <table:table-cell office:value-type="float" office:value="4.647539678951" calcext:value-type="float">
            <text:p>4.647539678951</text:p>
          </table:table-cell>
          <table:table-cell/>
          <table:table-cell office:value-type="float" office:value="22.8101013343407" calcext:value-type="float">
            <text:p>22.8101013343407</text:p>
          </table:table-cell>
          <table:table-cell office:value-type="float" office:value="4.11629586533978" calcext:value-type="float">
            <text:p>4.11629586533978</text:p>
          </table:table-cell>
          <table:table-cell table:number-columns-repeated="3"/>
          <table:table-cell office:value-type="float" office:value="26.5359535426773" calcext:value-type="float">
            <text:p>26.5359535426773</text:p>
          </table:table-cell>
          <table:table-cell office:value-type="float" office:value="18.8322723117301" calcext:value-type="float">
            <text:p>18.8322723117301</text:p>
          </table:table-cell>
          <table:table-cell office:value-type="float" office:value="14.7617144779441" calcext:value-type="float">
            <text:p>14.7617144779441</text:p>
          </table:table-cell>
          <table:table-cell office:value-type="float" office:value="22.8101013343407" calcext:value-type="float">
            <text:p>22.8101013343407</text:p>
          </table:table-cell>
          <table:table-cell table:number-columns-repeated="2"/>
          <table:table-cell office:value-type="float" office:value="7.50161047393087" calcext:value-type="float">
            <text:p>7.50161047393087</text:p>
          </table:table-cell>
          <table:table-cell office:value-type="float" office:value="4.79547192866946" calcext:value-type="float">
            <text:p>4.79547192866946</text:p>
          </table:table-cell>
          <table:table-cell office:value-type="float" office:value="4.647539678951" calcext:value-type="float">
            <text:p>4.647539678951</text:p>
          </table:table-cell>
          <table:table-cell office:value-type="float" office:value="4.11629586533978" calcext:value-type="float">
            <text:p>4.1162958653397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.1360148539097" calcext:value-type="float">
            <text:p>26.1360148539097</text:p>
          </table:table-cell>
          <table:table-cell office:value-type="float" office:value="10.4976637406268" calcext:value-type="float">
            <text:p>10.4976637406268</text:p>
          </table:table-cell>
          <table:table-cell table:number-columns-repeated="3"/>
          <table:table-cell office:value-type="float" office:value="23.1184097355688" calcext:value-type="float">
            <text:p>23.1184097355688</text:p>
          </table:table-cell>
          <table:table-cell office:value-type="float" office:value="6.7162716319083" calcext:value-type="float">
            <text:p>6.7162716319083</text:p>
          </table:table-cell>
          <table:table-cell/>
          <table:table-cell office:value-type="float" office:value="18.6603486424903" calcext:value-type="float">
            <text:p>18.6603486424903</text:p>
          </table:table-cell>
          <table:table-cell office:value-type="float" office:value="6.37822665300002" calcext:value-type="float">
            <text:p>6.37822665300002</text:p>
          </table:table-cell>
          <table:table-cell/>
          <table:table-cell office:value-type="float" office:value="14.2813951194052" calcext:value-type="float">
            <text:p>14.2813951194052</text:p>
          </table:table-cell>
          <table:table-cell office:value-type="float" office:value="9.95651727924405" calcext:value-type="float">
            <text:p>9.95651727924405</text:p>
          </table:table-cell>
          <table:table-cell/>
          <table:table-cell office:value-type="float" office:value="22.1906875656095" calcext:value-type="float">
            <text:p>22.1906875656095</text:p>
          </table:table-cell>
          <table:table-cell office:value-type="float" office:value="7.26983369703811" calcext:value-type="float">
            <text:p>7.26983369703811</text:p>
          </table:table-cell>
          <table:table-cell table:number-columns-repeated="3"/>
          <table:table-cell office:value-type="float" office:value="23.1184097355688" calcext:value-type="float">
            <text:p>23.1184097355688</text:p>
          </table:table-cell>
          <table:table-cell office:value-type="float" office:value="18.6603486424903" calcext:value-type="float">
            <text:p>18.6603486424903</text:p>
          </table:table-cell>
          <table:table-cell office:value-type="float" office:value="14.2813951194052" calcext:value-type="float">
            <text:p>14.2813951194052</text:p>
          </table:table-cell>
          <table:table-cell office:value-type="float" office:value="22.1906875656095" calcext:value-type="float">
            <text:p>22.1906875656095</text:p>
          </table:table-cell>
          <table:table-cell table:number-columns-repeated="2"/>
          <table:table-cell office:value-type="float" office:value="6.7162716319083" calcext:value-type="float">
            <text:p>6.7162716319083</text:p>
          </table:table-cell>
          <table:table-cell office:value-type="float" office:value="6.37822665300002" calcext:value-type="float">
            <text:p>6.37822665300002</text:p>
          </table:table-cell>
          <table:table-cell office:value-type="float" office:value="9.95651727924405" calcext:value-type="float">
            <text:p>9.95651727924405</text:p>
          </table:table-cell>
          <table:table-cell office:value-type="float" office:value="7.26983369703811" calcext:value-type="float">
            <text:p>7.2698336970381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.6928921220295" calcext:value-type="float">
            <text:p>24.6928921220295</text:p>
          </table:table-cell>
          <table:table-cell office:value-type="float" office:value="10.5945975707637" calcext:value-type="float">
            <text:p>10.5945975707637</text:p>
          </table:table-cell>
          <table:table-cell table:number-columns-repeated="3"/>
          <table:table-cell office:value-type="float" office:value="23.5377644193376" calcext:value-type="float">
            <text:p>23.5377644193376</text:p>
          </table:table-cell>
          <table:table-cell office:value-type="float" office:value="4.29210143720744" calcext:value-type="float">
            <text:p>4.29210143720744</text:p>
          </table:table-cell>
          <table:table-cell/>
          <table:table-cell office:value-type="float" office:value="18.1953332793642" calcext:value-type="float">
            <text:p>18.1953332793642</text:p>
          </table:table-cell>
          <table:table-cell office:value-type="float" office:value="6.17433933413403" calcext:value-type="float">
            <text:p>6.17433933413403</text:p>
          </table:table-cell>
          <table:table-cell/>
          <table:table-cell office:value-type="float" office:value="13.4280408581024" calcext:value-type="float">
            <text:p>13.4280408581024</text:p>
          </table:table-cell>
          <table:table-cell office:value-type="float" office:value="8.20049182934206" calcext:value-type="float">
            <text:p>8.20049182934206</text:p>
          </table:table-cell>
          <table:table-cell/>
          <table:table-cell office:value-type="float" office:value="20.2612737043045" calcext:value-type="float">
            <text:p>20.2612737043045</text:p>
          </table:table-cell>
          <table:table-cell office:value-type="float" office:value="10.1047655878191" calcext:value-type="float">
            <text:p>10.1047655878191</text:p>
          </table:table-cell>
          <table:table-cell table:number-columns-repeated="3"/>
          <table:table-cell office:value-type="float" office:value="23.5377644193376" calcext:value-type="float">
            <text:p>23.5377644193376</text:p>
          </table:table-cell>
          <table:table-cell office:value-type="float" office:value="18.1953332793642" calcext:value-type="float">
            <text:p>18.1953332793642</text:p>
          </table:table-cell>
          <table:table-cell office:value-type="float" office:value="13.4280408581024" calcext:value-type="float">
            <text:p>13.4280408581024</text:p>
          </table:table-cell>
          <table:table-cell office:value-type="float" office:value="20.2612737043045" calcext:value-type="float">
            <text:p>20.2612737043045</text:p>
          </table:table-cell>
          <table:table-cell table:number-columns-repeated="2"/>
          <table:table-cell office:value-type="float" office:value="4.29210143720744" calcext:value-type="float">
            <text:p>4.29210143720744</text:p>
          </table:table-cell>
          <table:table-cell office:value-type="float" office:value="6.17433933413403" calcext:value-type="float">
            <text:p>6.17433933413403</text:p>
          </table:table-cell>
          <table:table-cell office:value-type="float" office:value="8.20049182934206" calcext:value-type="float">
            <text:p>8.20049182934206</text:p>
          </table:table-cell>
          <table:table-cell office:value-type="float" office:value="10.1047655878191" calcext:value-type="float">
            <text:p>10.104765587819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.5044633547653" calcext:value-type="float">
            <text:p>25.5044633547653</text:p>
          </table:table-cell>
          <table:table-cell office:value-type="float" office:value="7.81336599701401" calcext:value-type="float">
            <text:p>7.81336599701401</text:p>
          </table:table-cell>
          <table:table-cell table:number-columns-repeated="3"/>
          <table:table-cell office:value-type="float" office:value="23.0695438690222" calcext:value-type="float">
            <text:p>23.0695438690222</text:p>
          </table:table-cell>
          <table:table-cell office:value-type="float" office:value="6.67433635751844" calcext:value-type="float">
            <text:p>6.67433635751844</text:p>
          </table:table-cell>
          <table:table-cell/>
          <table:table-cell office:value-type="float" office:value="18.344496328383" calcext:value-type="float">
            <text:p>18.344496328383</text:p>
          </table:table-cell>
          <table:table-cell office:value-type="float" office:value="11.4270996565491" calcext:value-type="float">
            <text:p>11.4270996565491</text:p>
          </table:table-cell>
          <table:table-cell/>
          <table:table-cell office:value-type="float" office:value="14.2602439840588" calcext:value-type="float">
            <text:p>14.2602439840588</text:p>
          </table:table-cell>
          <table:table-cell office:value-type="float" office:value="5.84509618132326" calcext:value-type="float">
            <text:p>5.84509618132326</text:p>
          </table:table-cell>
          <table:table-cell/>
          <table:table-cell office:value-type="float" office:value="24.8100369953612" calcext:value-type="float">
            <text:p>24.8100369953612</text:p>
          </table:table-cell>
          <table:table-cell office:value-type="float" office:value="7.81880262279463" calcext:value-type="float">
            <text:p>7.81880262279463</text:p>
          </table:table-cell>
          <table:table-cell table:number-columns-repeated="3"/>
          <table:table-cell office:value-type="float" office:value="23.0695438690222" calcext:value-type="float">
            <text:p>23.0695438690222</text:p>
          </table:table-cell>
          <table:table-cell office:value-type="float" office:value="18.344496328383" calcext:value-type="float">
            <text:p>18.344496328383</text:p>
          </table:table-cell>
          <table:table-cell office:value-type="float" office:value="14.2602439840588" calcext:value-type="float">
            <text:p>14.2602439840588</text:p>
          </table:table-cell>
          <table:table-cell office:value-type="float" office:value="24.8100369953612" calcext:value-type="float">
            <text:p>24.8100369953612</text:p>
          </table:table-cell>
          <table:table-cell table:number-columns-repeated="2"/>
          <table:table-cell office:value-type="float" office:value="6.67433635751844" calcext:value-type="float">
            <text:p>6.67433635751844</text:p>
          </table:table-cell>
          <table:table-cell office:value-type="float" office:value="11.4270996565491" calcext:value-type="float">
            <text:p>11.4270996565491</text:p>
          </table:table-cell>
          <table:table-cell office:value-type="float" office:value="5.84509618132326" calcext:value-type="float">
            <text:p>5.84509618132326</text:p>
          </table:table-cell>
          <table:table-cell office:value-type="float" office:value="7.81880262279463" calcext:value-type="float">
            <text:p>7.8188026227946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.5324297280166" calcext:value-type="float">
            <text:p>25.5324297280166</text:p>
          </table:table-cell>
          <table:table-cell office:value-type="float" office:value="7.45241366841418" calcext:value-type="float">
            <text:p>7.45241366841418</text:p>
          </table:table-cell>
          <table:table-cell table:number-columns-repeated="3"/>
          <table:table-cell office:value-type="float" office:value="23.4638128639405" calcext:value-type="float">
            <text:p>23.4638128639405</text:p>
          </table:table-cell>
          <table:table-cell office:value-type="float" office:value="6.7544934923587" calcext:value-type="float">
            <text:p>6.7544934923587</text:p>
          </table:table-cell>
          <table:table-cell/>
          <table:table-cell office:value-type="float" office:value="16.8081736911022" calcext:value-type="float">
            <text:p>16.8081736911022</text:p>
          </table:table-cell>
          <table:table-cell office:value-type="float" office:value="5.6053915780858" calcext:value-type="float">
            <text:p>5.6053915780858</text:p>
          </table:table-cell>
          <table:table-cell/>
          <table:table-cell office:value-type="float" office:value="14.5682159100043" calcext:value-type="float">
            <text:p>14.5682159100043</text:p>
          </table:table-cell>
          <table:table-cell office:value-type="float" office:value="3.0822233662873" calcext:value-type="float">
            <text:p>3.0822233662873</text:p>
          </table:table-cell>
          <table:table-cell/>
          <table:table-cell office:value-type="float" office:value="21.493933088734" calcext:value-type="float">
            <text:p>21.493933088734</text:p>
          </table:table-cell>
          <table:table-cell office:value-type="float" office:value="4.82580635182764" calcext:value-type="float">
            <text:p>4.82580635182764</text:p>
          </table:table-cell>
          <table:table-cell table:number-columns-repeated="3"/>
          <table:table-cell office:value-type="float" office:value="23.4638128639405" calcext:value-type="float">
            <text:p>23.4638128639405</text:p>
          </table:table-cell>
          <table:table-cell office:value-type="float" office:value="16.8081736911022" calcext:value-type="float">
            <text:p>16.8081736911022</text:p>
          </table:table-cell>
          <table:table-cell office:value-type="float" office:value="14.5682159100043" calcext:value-type="float">
            <text:p>14.5682159100043</text:p>
          </table:table-cell>
          <table:table-cell office:value-type="float" office:value="21.493933088734" calcext:value-type="float">
            <text:p>21.493933088734</text:p>
          </table:table-cell>
          <table:table-cell table:number-columns-repeated="2"/>
          <table:table-cell office:value-type="float" office:value="6.7544934923587" calcext:value-type="float">
            <text:p>6.7544934923587</text:p>
          </table:table-cell>
          <table:table-cell office:value-type="float" office:value="5.6053915780858" calcext:value-type="float">
            <text:p>5.6053915780858</text:p>
          </table:table-cell>
          <table:table-cell office:value-type="float" office:value="3.0822233662873" calcext:value-type="float">
            <text:p>3.0822233662873</text:p>
          </table:table-cell>
          <table:table-cell office:value-type="float" office:value="4.82580635182764" calcext:value-type="float">
            <text:p>4.8258063518276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.6135618367433" calcext:value-type="float">
            <text:p>27.6135618367433</text:p>
          </table:table-cell>
          <table:table-cell office:value-type="float" office:value="4.82543545136815" calcext:value-type="float">
            <text:p>4.82543545136815</text:p>
          </table:table-cell>
          <table:table-cell table:number-columns-repeated="3"/>
          <table:table-cell office:value-type="float" office:value="28.9255644431943" calcext:value-type="float">
            <text:p>28.9255644431943</text:p>
          </table:table-cell>
          <table:table-cell office:value-type="float" office:value="11.4083995973334" calcext:value-type="float">
            <text:p>11.4083995973334</text:p>
          </table:table-cell>
          <table:table-cell/>
          <table:table-cell office:value-type="float" office:value="18.7167988547952" calcext:value-type="float">
            <text:p>18.7167988547952</text:p>
          </table:table-cell>
          <table:table-cell office:value-type="float" office:value="7.58645223825758" calcext:value-type="float">
            <text:p>7.58645223825758</text:p>
          </table:table-cell>
          <table:table-cell/>
          <table:table-cell office:value-type="float" office:value="13.8415583270098" calcext:value-type="float">
            <text:p>13.8415583270098</text:p>
          </table:table-cell>
          <table:table-cell office:value-type="float" office:value="7.03285803109057" calcext:value-type="float">
            <text:p>7.03285803109057</text:p>
          </table:table-cell>
          <table:table-cell/>
          <table:table-cell office:value-type="float" office:value="21.4514180704396" calcext:value-type="float">
            <text:p>21.4514180704396</text:p>
          </table:table-cell>
          <table:table-cell office:value-type="float" office:value="5.26941024875975" calcext:value-type="float">
            <text:p>5.26941024875975</text:p>
          </table:table-cell>
          <table:table-cell table:number-columns-repeated="3"/>
          <table:table-cell office:value-type="float" office:value="28.9255644431943" calcext:value-type="float">
            <text:p>28.9255644431943</text:p>
          </table:table-cell>
          <table:table-cell office:value-type="float" office:value="18.7167988547952" calcext:value-type="float">
            <text:p>18.7167988547952</text:p>
          </table:table-cell>
          <table:table-cell office:value-type="float" office:value="13.8415583270098" calcext:value-type="float">
            <text:p>13.8415583270098</text:p>
          </table:table-cell>
          <table:table-cell office:value-type="float" office:value="21.4514180704396" calcext:value-type="float">
            <text:p>21.4514180704396</text:p>
          </table:table-cell>
          <table:table-cell table:number-columns-repeated="2"/>
          <table:table-cell office:value-type="float" office:value="11.4083995973334" calcext:value-type="float">
            <text:p>11.4083995973334</text:p>
          </table:table-cell>
          <table:table-cell office:value-type="float" office:value="7.58645223825758" calcext:value-type="float">
            <text:p>7.58645223825758</text:p>
          </table:table-cell>
          <table:table-cell office:value-type="float" office:value="7.03285803109057" calcext:value-type="float">
            <text:p>7.03285803109057</text:p>
          </table:table-cell>
          <table:table-cell office:value-type="float" office:value="5.26941024875975" calcext:value-type="float">
            <text:p>5.2694102487597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.7997105480791" calcext:value-type="float">
            <text:p>25.7997105480791</text:p>
          </table:table-cell>
          <table:table-cell office:value-type="float" office:value="6.64967707281837" calcext:value-type="float">
            <text:p>6.64967707281837</text:p>
          </table:table-cell>
          <table:table-cell table:number-columns-repeated="3"/>
          <table:table-cell office:value-type="float" office:value="27.6777869250298" calcext:value-type="float">
            <text:p>27.6777869250298</text:p>
          </table:table-cell>
          <table:table-cell office:value-type="float" office:value="9.56555823448849" calcext:value-type="float">
            <text:p>9.56555823448849</text:p>
          </table:table-cell>
          <table:table-cell/>
          <table:table-cell office:value-type="float" office:value="18.9070930677469" calcext:value-type="float">
            <text:p>18.9070930677469</text:p>
          </table:table-cell>
          <table:table-cell office:value-type="float" office:value="5.08538570895595" calcext:value-type="float">
            <text:p>5.08538570895595</text:p>
          </table:table-cell>
          <table:table-cell/>
          <table:table-cell office:value-type="float" office:value="15.405171618066" calcext:value-type="float">
            <text:p>15.405171618066</text:p>
          </table:table-cell>
          <table:table-cell office:value-type="float" office:value="13.748935278914" calcext:value-type="float">
            <text:p>13.748935278914</text:p>
          </table:table-cell>
          <table:table-cell/>
          <table:table-cell office:value-type="float" office:value="22.7949408147746" calcext:value-type="float">
            <text:p>22.7949408147746</text:p>
          </table:table-cell>
          <table:table-cell office:value-type="float" office:value="10.4400558768732" calcext:value-type="float">
            <text:p>10.4400558768732</text:p>
          </table:table-cell>
          <table:table-cell table:number-columns-repeated="3"/>
          <table:table-cell office:value-type="float" office:value="27.6777869250298" calcext:value-type="float">
            <text:p>27.6777869250298</text:p>
          </table:table-cell>
          <table:table-cell office:value-type="float" office:value="18.9070930677469" calcext:value-type="float">
            <text:p>18.9070930677469</text:p>
          </table:table-cell>
          <table:table-cell office:value-type="float" office:value="15.405171618066" calcext:value-type="float">
            <text:p>15.405171618066</text:p>
          </table:table-cell>
          <table:table-cell office:value-type="float" office:value="22.7949408147746" calcext:value-type="float">
            <text:p>22.7949408147746</text:p>
          </table:table-cell>
          <table:table-cell table:number-columns-repeated="2"/>
          <table:table-cell office:value-type="float" office:value="9.56555823448849" calcext:value-type="float">
            <text:p>9.56555823448849</text:p>
          </table:table-cell>
          <table:table-cell office:value-type="float" office:value="5.08538570895595" calcext:value-type="float">
            <text:p>5.08538570895595</text:p>
          </table:table-cell>
          <table:table-cell office:value-type="float" office:value="13.748935278914" calcext:value-type="float">
            <text:p>13.748935278914</text:p>
          </table:table-cell>
          <table:table-cell office:value-type="float" office:value="10.4400558768732" calcext:value-type="float">
            <text:p>10.440055876873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.340609807051" calcext:value-type="float">
            <text:p>26.340609807051</text:p>
          </table:table-cell>
          <table:table-cell office:value-type="float" office:value="5.42727005148987" calcext:value-type="float">
            <text:p>5.42727005148987</text:p>
          </table:table-cell>
          <table:table-cell table:number-columns-repeated="3"/>
          <table:table-cell office:value-type="float" office:value="26.1360148539097" calcext:value-type="float">
            <text:p>26.1360148539097</text:p>
          </table:table-cell>
          <table:table-cell office:value-type="float" office:value="10.4976637406268" calcext:value-type="float">
            <text:p>10.4976637406268</text:p>
          </table:table-cell>
          <table:table-cell/>
          <table:table-cell office:value-type="float" office:value="19.0975154281483" calcext:value-type="float">
            <text:p>19.0975154281483</text:p>
          </table:table-cell>
          <table:table-cell office:value-type="float" office:value="6.57994083716215" calcext:value-type="float">
            <text:p>6.57994083716215</text:p>
          </table:table-cell>
          <table:table-cell/>
          <table:table-cell office:value-type="float" office:value="14.6292984929993" calcext:value-type="float">
            <text:p>14.6292984929993</text:p>
          </table:table-cell>
          <table:table-cell office:value-type="float" office:value="7.62532168319804" calcext:value-type="float">
            <text:p>7.62532168319804</text:p>
          </table:table-cell>
          <table:table-cell/>
          <table:table-cell office:value-type="float" office:value="23.7389957228091" calcext:value-type="float">
            <text:p>23.7389957228091</text:p>
          </table:table-cell>
          <table:table-cell office:value-type="float" office:value="9.44435846436646" calcext:value-type="float">
            <text:p>9.44435846436646</text:p>
          </table:table-cell>
          <table:table-cell table:number-columns-repeated="3"/>
          <table:table-cell office:value-type="float" office:value="26.1360148539097" calcext:value-type="float">
            <text:p>26.1360148539097</text:p>
          </table:table-cell>
          <table:table-cell office:value-type="float" office:value="19.0975154281483" calcext:value-type="float">
            <text:p>19.0975154281483</text:p>
          </table:table-cell>
          <table:table-cell office:value-type="float" office:value="14.6292984929993" calcext:value-type="float">
            <text:p>14.6292984929993</text:p>
          </table:table-cell>
          <table:table-cell office:value-type="float" office:value="23.7389957228091" calcext:value-type="float">
            <text:p>23.7389957228091</text:p>
          </table:table-cell>
          <table:table-cell table:number-columns-repeated="2"/>
          <table:table-cell office:value-type="float" office:value="10.4976637406268" calcext:value-type="float">
            <text:p>10.4976637406268</text:p>
          </table:table-cell>
          <table:table-cell office:value-type="float" office:value="6.57994083716215" calcext:value-type="float">
            <text:p>6.57994083716215</text:p>
          </table:table-cell>
          <table:table-cell office:value-type="float" office:value="7.62532168319804" calcext:value-type="float">
            <text:p>7.62532168319804</text:p>
          </table:table-cell>
          <table:table-cell office:value-type="float" office:value="9.44435846436646" calcext:value-type="float">
            <text:p>9.4443584643664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167216413824" calcext:value-type="float">
            <text:p>23.167216413824</text:p>
          </table:table-cell>
          <table:table-cell office:value-type="float" office:value="6.6900770505898" calcext:value-type="float">
            <text:p>6.6900770505898</text:p>
          </table:table-cell>
          <table:table-cell table:number-columns-repeated="3"/>
          <table:table-cell office:value-type="float" office:value="24.6928921220295" calcext:value-type="float">
            <text:p>24.6928921220295</text:p>
          </table:table-cell>
          <table:table-cell office:value-type="float" office:value="10.5945975707637" calcext:value-type="float">
            <text:p>10.5945975707637</text:p>
          </table:table-cell>
          <table:table-cell/>
          <table:table-cell office:value-type="float" office:value="18.9219170181927" calcext:value-type="float">
            <text:p>18.9219170181927</text:p>
          </table:table-cell>
          <table:table-cell office:value-type="float" office:value="5.31411867714181" calcext:value-type="float">
            <text:p>5.31411867714181</text:p>
          </table:table-cell>
          <table:table-cell/>
          <table:table-cell office:value-type="float" office:value="15.2208405676458" calcext:value-type="float">
            <text:p>15.2208405676458</text:p>
          </table:table-cell>
          <table:table-cell office:value-type="float" office:value="8.44504210364696" calcext:value-type="float">
            <text:p>8.44504210364696</text:p>
          </table:table-cell>
          <table:table-cell/>
          <table:table-cell office:value-type="float" office:value="23.6584202499331" calcext:value-type="float">
            <text:p>23.6584202499331</text:p>
          </table:table-cell>
          <table:table-cell office:value-type="float" office:value="2.6018361389979" calcext:value-type="float">
            <text:p>2.6018361389979</text:p>
          </table:table-cell>
          <table:table-cell table:number-columns-repeated="3"/>
          <table:table-cell office:value-type="float" office:value="24.6928921220295" calcext:value-type="float">
            <text:p>24.6928921220295</text:p>
          </table:table-cell>
          <table:table-cell office:value-type="float" office:value="18.9219170181927" calcext:value-type="float">
            <text:p>18.9219170181927</text:p>
          </table:table-cell>
          <table:table-cell office:value-type="float" office:value="15.2208405676458" calcext:value-type="float">
            <text:p>15.2208405676458</text:p>
          </table:table-cell>
          <table:table-cell office:value-type="float" office:value="23.6584202499331" calcext:value-type="float">
            <text:p>23.6584202499331</text:p>
          </table:table-cell>
          <table:table-cell table:number-columns-repeated="2"/>
          <table:table-cell office:value-type="float" office:value="10.5945975707637" calcext:value-type="float">
            <text:p>10.5945975707637</text:p>
          </table:table-cell>
          <table:table-cell office:value-type="float" office:value="5.31411867714181" calcext:value-type="float">
            <text:p>5.31411867714181</text:p>
          </table:table-cell>
          <table:table-cell office:value-type="float" office:value="8.44504210364696" calcext:value-type="float">
            <text:p>8.44504210364696</text:p>
          </table:table-cell>
          <table:table-cell office:value-type="float" office:value="2.6018361389979" calcext:value-type="float">
            <text:p>2.6018361389979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.0301099475703" calcext:value-type="float">
            <text:p>24.0301099475703</text:p>
          </table:table-cell>
          <table:table-cell office:value-type="float" office:value="5.82507832563801" calcext:value-type="float">
            <text:p>5.82507832563801</text:p>
          </table:table-cell>
          <table:table-cell table:number-columns-repeated="3"/>
          <table:table-cell office:value-type="float" office:value="25.5044633547653" calcext:value-type="float">
            <text:p>25.5044633547653</text:p>
          </table:table-cell>
          <table:table-cell office:value-type="float" office:value="7.81336599701401" calcext:value-type="float">
            <text:p>7.81336599701401</text:p>
          </table:table-cell>
          <table:table-cell/>
          <table:table-cell office:value-type="float" office:value="18.8107203690431" calcext:value-type="float">
            <text:p>18.8107203690431</text:p>
          </table:table-cell>
          <table:table-cell office:value-type="float" office:value="5.86731265423339" calcext:value-type="float">
            <text:p>5.86731265423339</text:p>
          </table:table-cell>
          <table:table-cell/>
          <table:table-cell office:value-type="float" office:value="15.2629427995562" calcext:value-type="float">
            <text:p>15.2629427995562</text:p>
          </table:table-cell>
          <table:table-cell office:value-type="float" office:value="6.84227209146678" calcext:value-type="float">
            <text:p>6.84227209146678</text:p>
          </table:table-cell>
          <table:table-cell/>
          <table:table-cell office:value-type="float" office:value="25.9275316832688" calcext:value-type="float">
            <text:p>25.9275316832688</text:p>
          </table:table-cell>
          <table:table-cell office:value-type="float" office:value="7.51588313107382" calcext:value-type="float">
            <text:p>7.51588313107382</text:p>
          </table:table-cell>
          <table:table-cell table:number-columns-repeated="3"/>
          <table:table-cell office:value-type="float" office:value="25.5044633547653" calcext:value-type="float">
            <text:p>25.5044633547653</text:p>
          </table:table-cell>
          <table:table-cell office:value-type="float" office:value="18.8107203690431" calcext:value-type="float">
            <text:p>18.8107203690431</text:p>
          </table:table-cell>
          <table:table-cell office:value-type="float" office:value="15.2629427995562" calcext:value-type="float">
            <text:p>15.2629427995562</text:p>
          </table:table-cell>
          <table:table-cell office:value-type="float" office:value="25.9275316832688" calcext:value-type="float">
            <text:p>25.9275316832688</text:p>
          </table:table-cell>
          <table:table-cell table:number-columns-repeated="2"/>
          <table:table-cell office:value-type="float" office:value="7.81336599701401" calcext:value-type="float">
            <text:p>7.81336599701401</text:p>
          </table:table-cell>
          <table:table-cell office:value-type="float" office:value="5.86731265423339" calcext:value-type="float">
            <text:p>5.86731265423339</text:p>
          </table:table-cell>
          <table:table-cell office:value-type="float" office:value="6.84227209146678" calcext:value-type="float">
            <text:p>6.84227209146678</text:p>
          </table:table-cell>
          <table:table-cell office:value-type="float" office:value="7.51588313107382" calcext:value-type="float">
            <text:p>7.5158831310738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.628441043183" calcext:value-type="float">
            <text:p>23.628441043183</text:p>
          </table:table-cell>
          <table:table-cell office:value-type="float" office:value="6.01573526248571" calcext:value-type="float">
            <text:p>6.01573526248571</text:p>
          </table:table-cell>
          <table:table-cell table:number-columns-repeated="3"/>
          <table:table-cell office:value-type="float" office:value="25.5324297280166" calcext:value-type="float">
            <text:p>25.5324297280166</text:p>
          </table:table-cell>
          <table:table-cell office:value-type="float" office:value="7.45241366841418" calcext:value-type="float">
            <text:p>7.45241366841418</text:p>
          </table:table-cell>
          <table:table-cell/>
          <table:table-cell office:value-type="float" office:value="19.7384947671761" calcext:value-type="float">
            <text:p>19.7384947671761</text:p>
          </table:table-cell>
          <table:table-cell office:value-type="float" office:value="2.89186930528243" calcext:value-type="float">
            <text:p>2.89186930528243</text:p>
          </table:table-cell>
          <table:table-cell/>
          <table:table-cell office:value-type="float" office:value="15.5823425907926" calcext:value-type="float">
            <text:p>15.5823425907926</text:p>
          </table:table-cell>
          <table:table-cell office:value-type="float" office:value="8.8395158570222" calcext:value-type="float">
            <text:p>8.8395158570222</text:p>
          </table:table-cell>
          <table:table-cell/>
          <table:table-cell office:value-type="float" office:value="26.7785024398945" calcext:value-type="float">
            <text:p>26.7785024398945</text:p>
          </table:table-cell>
          <table:table-cell office:value-type="float" office:value="4.36415745423968" calcext:value-type="float">
            <text:p>4.36415745423968</text:p>
          </table:table-cell>
          <table:table-cell table:number-columns-repeated="3"/>
          <table:table-cell office:value-type="float" office:value="25.5324297280166" calcext:value-type="float">
            <text:p>25.5324297280166</text:p>
          </table:table-cell>
          <table:table-cell office:value-type="float" office:value="19.7384947671761" calcext:value-type="float">
            <text:p>19.7384947671761</text:p>
          </table:table-cell>
          <table:table-cell office:value-type="float" office:value="15.5823425907926" calcext:value-type="float">
            <text:p>15.5823425907926</text:p>
          </table:table-cell>
          <table:table-cell office:value-type="float" office:value="26.7785024398945" calcext:value-type="float">
            <text:p>26.7785024398945</text:p>
          </table:table-cell>
          <table:table-cell table:number-columns-repeated="2"/>
          <table:table-cell office:value-type="float" office:value="7.45241366841418" calcext:value-type="float">
            <text:p>7.45241366841418</text:p>
          </table:table-cell>
          <table:table-cell office:value-type="float" office:value="2.89186930528243" calcext:value-type="float">
            <text:p>2.89186930528243</text:p>
          </table:table-cell>
          <table:table-cell office:value-type="float" office:value="8.8395158570222" calcext:value-type="float">
            <text:p>8.8395158570222</text:p>
          </table:table-cell>
          <table:table-cell office:value-type="float" office:value="4.36415745423968" calcext:value-type="float">
            <text:p>4.36415745423968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.5980810677737" calcext:value-type="float">
            <text:p>21.5980810677737</text:p>
          </table:table-cell>
          <table:table-cell office:value-type="float" office:value="6.9742713886083" calcext:value-type="float">
            <text:p>6.9742713886083</text:p>
          </table:table-cell>
          <table:table-cell table:number-columns-repeated="3"/>
          <table:table-cell office:value-type="float" office:value="27.6135618367433" calcext:value-type="float">
            <text:p>27.6135618367433</text:p>
          </table:table-cell>
          <table:table-cell office:value-type="float" office:value="4.82543545136815" calcext:value-type="float">
            <text:p>4.82543545136815</text:p>
          </table:table-cell>
          <table:table-cell/>
          <table:table-cell office:value-type="float" office:value="18.836391136102" calcext:value-type="float">
            <text:p>18.836391136102</text:p>
          </table:table-cell>
          <table:table-cell office:value-type="float" office:value="4.33740907132626" calcext:value-type="float">
            <text:p>4.33740907132626</text:p>
          </table:table-cell>
          <table:table-cell/>
          <table:table-cell office:value-type="float" office:value="15.6087562520722" calcext:value-type="float">
            <text:p>15.6087562520722</text:p>
          </table:table-cell>
          <table:table-cell office:value-type="float" office:value="5.47268278625687" calcext:value-type="float">
            <text:p>5.47268278625687</text:p>
          </table:table-cell>
          <table:table-cell/>
          <table:table-cell office:value-type="float" office:value="24.118350630535" calcext:value-type="float">
            <text:p>24.118350630535</text:p>
          </table:table-cell>
          <table:table-cell office:value-type="float" office:value="3.4737263556721" calcext:value-type="float">
            <text:p>3.4737263556721</text:p>
          </table:table-cell>
          <table:table-cell table:number-columns-repeated="3"/>
          <table:table-cell office:value-type="float" office:value="27.6135618367433" calcext:value-type="float">
            <text:p>27.6135618367433</text:p>
          </table:table-cell>
          <table:table-cell office:value-type="float" office:value="18.836391136102" calcext:value-type="float">
            <text:p>18.836391136102</text:p>
          </table:table-cell>
          <table:table-cell office:value-type="float" office:value="15.6087562520722" calcext:value-type="float">
            <text:p>15.6087562520722</text:p>
          </table:table-cell>
          <table:table-cell office:value-type="float" office:value="24.118350630535" calcext:value-type="float">
            <text:p>24.118350630535</text:p>
          </table:table-cell>
          <table:table-cell table:number-columns-repeated="2"/>
          <table:table-cell office:value-type="float" office:value="4.82543545136815" calcext:value-type="float">
            <text:p>4.82543545136815</text:p>
          </table:table-cell>
          <table:table-cell office:value-type="float" office:value="4.33740907132626" calcext:value-type="float">
            <text:p>4.33740907132626</text:p>
          </table:table-cell>
          <table:table-cell office:value-type="float" office:value="5.47268278625687" calcext:value-type="float">
            <text:p>5.47268278625687</text:p>
          </table:table-cell>
          <table:table-cell office:value-type="float" office:value="3.4737263556721" calcext:value-type="float">
            <text:p>3.473726355672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.5604009346031" calcext:value-type="float">
            <text:p>21.5604009346031</text:p>
          </table:table-cell>
          <table:table-cell office:value-type="float" office:value="8.17566860553631" calcext:value-type="float">
            <text:p>8.17566860553631</text:p>
          </table:table-cell>
          <table:table-cell table:number-columns-repeated="3"/>
          <table:table-cell office:value-type="float" office:value="25.7997105480791" calcext:value-type="float">
            <text:p>25.7997105480791</text:p>
          </table:table-cell>
          <table:table-cell office:value-type="float" office:value="6.64967707281837" calcext:value-type="float">
            <text:p>6.64967707281837</text:p>
          </table:table-cell>
          <table:table-cell/>
          <table:table-cell office:value-type="float" office:value="16.5125561572758" calcext:value-type="float">
            <text:p>16.5125561572758</text:p>
          </table:table-cell>
          <table:table-cell office:value-type="float" office:value="3.51983063331492" calcext:value-type="float">
            <text:p>3.51983063331492</text:p>
          </table:table-cell>
          <table:table-cell/>
          <table:table-cell office:value-type="float" office:value="15.6094887565512" calcext:value-type="float">
            <text:p>15.6094887565512</text:p>
          </table:table-cell>
          <table:table-cell office:value-type="float" office:value="4.50785624542183" calcext:value-type="float">
            <text:p>4.50785624542183</text:p>
          </table:table-cell>
          <table:table-cell/>
          <table:table-cell office:value-type="float" office:value="23.3888924757405" calcext:value-type="float">
            <text:p>23.3888924757405</text:p>
          </table:table-cell>
          <table:table-cell office:value-type="float" office:value="9.62286237737759" calcext:value-type="float">
            <text:p>9.62286237737759</text:p>
          </table:table-cell>
          <table:table-cell table:number-columns-repeated="3"/>
          <table:table-cell office:value-type="float" office:value="25.7997105480791" calcext:value-type="float">
            <text:p>25.7997105480791</text:p>
          </table:table-cell>
          <table:table-cell office:value-type="float" office:value="16.5125561572758" calcext:value-type="float">
            <text:p>16.5125561572758</text:p>
          </table:table-cell>
          <table:table-cell office:value-type="float" office:value="15.6094887565512" calcext:value-type="float">
            <text:p>15.6094887565512</text:p>
          </table:table-cell>
          <table:table-cell office:value-type="float" office:value="23.3888924757405" calcext:value-type="float">
            <text:p>23.3888924757405</text:p>
          </table:table-cell>
          <table:table-cell table:number-columns-repeated="2"/>
          <table:table-cell office:value-type="float" office:value="6.64967707281837" calcext:value-type="float">
            <text:p>6.64967707281837</text:p>
          </table:table-cell>
          <table:table-cell office:value-type="float" office:value="3.51983063331492" calcext:value-type="float">
            <text:p>3.51983063331492</text:p>
          </table:table-cell>
          <table:table-cell office:value-type="float" office:value="4.50785624542183" calcext:value-type="float">
            <text:p>4.50785624542183</text:p>
          </table:table-cell>
          <table:table-cell office:value-type="float" office:value="9.62286237737759" calcext:value-type="float">
            <text:p>9.6228623773775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.3707917409487" calcext:value-type="float">
            <text:p>21.3707917409487</text:p>
          </table:table-cell>
          <table:table-cell office:value-type="float" office:value="5.10065406437513" calcext:value-type="float">
            <text:p>5.10065406437513</text:p>
          </table:table-cell>
          <table:table-cell table:number-columns-repeated="3"/>
          <table:table-cell office:value-type="float" office:value="26.340609807051" calcext:value-type="float">
            <text:p>26.340609807051</text:p>
          </table:table-cell>
          <table:table-cell office:value-type="float" office:value="5.42727005148987" calcext:value-type="float">
            <text:p>5.42727005148987</text:p>
          </table:table-cell>
          <table:table-cell/>
          <table:table-cell office:value-type="float" office:value="18.1864401690943" calcext:value-type="float">
            <text:p>18.1864401690943</text:p>
          </table:table-cell>
          <table:table-cell office:value-type="float" office:value="4.94372787851493" calcext:value-type="float">
            <text:p>4.94372787851493</text:p>
          </table:table-cell>
          <table:table-cell/>
          <table:table-cell office:value-type="float" office:value="15.3869549715283" calcext:value-type="float">
            <text:p>15.3869549715283</text:p>
          </table:table-cell>
          <table:table-cell office:value-type="float" office:value="5.59640581087051" calcext:value-type="float">
            <text:p>5.59640581087051</text:p>
          </table:table-cell>
          <table:table-cell/>
          <table:table-cell office:value-type="float" office:value="26.1383475527588" calcext:value-type="float">
            <text:p>26.1383475527588</text:p>
          </table:table-cell>
          <table:table-cell office:value-type="float" office:value="7.12811464624586" calcext:value-type="float">
            <text:p>7.12811464624586</text:p>
          </table:table-cell>
          <table:table-cell table:number-columns-repeated="3"/>
          <table:table-cell office:value-type="float" office:value="26.340609807051" calcext:value-type="float">
            <text:p>26.340609807051</text:p>
          </table:table-cell>
          <table:table-cell office:value-type="float" office:value="18.1864401690943" calcext:value-type="float">
            <text:p>18.1864401690943</text:p>
          </table:table-cell>
          <table:table-cell office:value-type="float" office:value="15.3869549715283" calcext:value-type="float">
            <text:p>15.3869549715283</text:p>
          </table:table-cell>
          <table:table-cell office:value-type="float" office:value="26.1383475527588" calcext:value-type="float">
            <text:p>26.1383475527588</text:p>
          </table:table-cell>
          <table:table-cell table:number-columns-repeated="2"/>
          <table:table-cell office:value-type="float" office:value="5.42727005148987" calcext:value-type="float">
            <text:p>5.42727005148987</text:p>
          </table:table-cell>
          <table:table-cell office:value-type="float" office:value="4.94372787851493" calcext:value-type="float">
            <text:p>4.94372787851493</text:p>
          </table:table-cell>
          <table:table-cell office:value-type="float" office:value="5.59640581087051" calcext:value-type="float">
            <text:p>5.59640581087051</text:p>
          </table:table-cell>
          <table:table-cell office:value-type="float" office:value="7.12811464624586" calcext:value-type="float">
            <text:p>7.1281146462458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.7217350474904" calcext:value-type="float">
            <text:p>20.7217350474904</text:p>
          </table:table-cell>
          <table:table-cell office:value-type="float" office:value="6.40330189016101" calcext:value-type="float">
            <text:p>6.40330189016101</text:p>
          </table:table-cell>
          <table:table-cell table:number-columns-repeated="3"/>
          <table:table-cell office:value-type="float" office:value="23.167216413824" calcext:value-type="float">
            <text:p>23.167216413824</text:p>
          </table:table-cell>
          <table:table-cell office:value-type="float" office:value="6.6900770505898" calcext:value-type="float">
            <text:p>6.6900770505898</text:p>
          </table:table-cell>
          <table:table-cell/>
          <table:table-cell office:value-type="float" office:value="18.4357887600102" calcext:value-type="float">
            <text:p>18.4357887600102</text:p>
          </table:table-cell>
          <table:table-cell office:value-type="float" office:value="4.63112010838243" calcext:value-type="float">
            <text:p>4.63112010838243</text:p>
          </table:table-cell>
          <table:table-cell/>
          <table:table-cell office:value-type="float" office:value="14.608485604275" calcext:value-type="float">
            <text:p>14.608485604275</text:p>
          </table:table-cell>
          <table:table-cell office:value-type="float" office:value="6.64130301252409" calcext:value-type="float">
            <text:p>6.64130301252409</text:p>
          </table:table-cell>
          <table:table-cell/>
          <table:table-cell office:value-type="float" office:value="23.1484098430869" calcext:value-type="float">
            <text:p>23.1484098430869</text:p>
          </table:table-cell>
          <table:table-cell office:value-type="float" office:value="9.93705195561695" calcext:value-type="float">
            <text:p>9.93705195561695</text:p>
          </table:table-cell>
          <table:table-cell table:number-columns-repeated="3"/>
          <table:table-cell office:value-type="float" office:value="23.167216413824" calcext:value-type="float">
            <text:p>23.167216413824</text:p>
          </table:table-cell>
          <table:table-cell office:value-type="float" office:value="18.4357887600102" calcext:value-type="float">
            <text:p>18.4357887600102</text:p>
          </table:table-cell>
          <table:table-cell office:value-type="float" office:value="14.608485604275" calcext:value-type="float">
            <text:p>14.608485604275</text:p>
          </table:table-cell>
          <table:table-cell office:value-type="float" office:value="23.1484098430869" calcext:value-type="float">
            <text:p>23.1484098430869</text:p>
          </table:table-cell>
          <table:table-cell table:number-columns-repeated="2"/>
          <table:table-cell office:value-type="float" office:value="6.6900770505898" calcext:value-type="float">
            <text:p>6.6900770505898</text:p>
          </table:table-cell>
          <table:table-cell office:value-type="float" office:value="4.63112010838243" calcext:value-type="float">
            <text:p>4.63112010838243</text:p>
          </table:table-cell>
          <table:table-cell office:value-type="float" office:value="6.64130301252409" calcext:value-type="float">
            <text:p>6.64130301252409</text:p>
          </table:table-cell>
          <table:table-cell office:value-type="float" office:value="9.93705195561695" calcext:value-type="float">
            <text:p>9.93705195561695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.8501325790859" calcext:value-type="float">
            <text:p>21.8501325790859</text:p>
          </table:table-cell>
          <table:table-cell office:value-type="float" office:value="4.604573254233" calcext:value-type="float">
            <text:p>4.604573254233</text:p>
          </table:table-cell>
          <table:table-cell table:number-columns-repeated="3"/>
          <table:table-cell office:value-type="float" office:value="24.0301099475703" calcext:value-type="float">
            <text:p>24.0301099475703</text:p>
          </table:table-cell>
          <table:table-cell office:value-type="float" office:value="5.82507832563801" calcext:value-type="float">
            <text:p>5.82507832563801</text:p>
          </table:table-cell>
          <table:table-cell/>
          <table:table-cell office:value-type="float" office:value="17.5445160516213" calcext:value-type="float">
            <text:p>17.5445160516213</text:p>
          </table:table-cell>
          <table:table-cell office:value-type="float" office:value="6.20991277407668" calcext:value-type="float">
            <text:p>6.20991277407668</text:p>
          </table:table-cell>
          <table:table-cell/>
          <table:table-cell office:value-type="float" office:value="15.6463123451048" calcext:value-type="float">
            <text:p>15.6463123451048</text:p>
          </table:table-cell>
          <table:table-cell office:value-type="float" office:value="8.67808735810995" calcext:value-type="float">
            <text:p>8.67808735810995</text:p>
          </table:table-cell>
          <table:table-cell/>
          <table:table-cell office:value-type="float" office:value="24.3694533411554" calcext:value-type="float">
            <text:p>24.3694533411554</text:p>
          </table:table-cell>
          <table:table-cell office:value-type="float" office:value="4.97753126273099" calcext:value-type="float">
            <text:p>4.97753126273099</text:p>
          </table:table-cell>
          <table:table-cell table:number-columns-repeated="3"/>
          <table:table-cell office:value-type="float" office:value="24.0301099475703" calcext:value-type="float">
            <text:p>24.0301099475703</text:p>
          </table:table-cell>
          <table:table-cell office:value-type="float" office:value="17.5445160516213" calcext:value-type="float">
            <text:p>17.5445160516213</text:p>
          </table:table-cell>
          <table:table-cell office:value-type="float" office:value="15.6463123451048" calcext:value-type="float">
            <text:p>15.6463123451048</text:p>
          </table:table-cell>
          <table:table-cell office:value-type="float" office:value="24.3694533411554" calcext:value-type="float">
            <text:p>24.3694533411554</text:p>
          </table:table-cell>
          <table:table-cell table:number-columns-repeated="2"/>
          <table:table-cell office:value-type="float" office:value="5.82507832563801" calcext:value-type="float">
            <text:p>5.82507832563801</text:p>
          </table:table-cell>
          <table:table-cell office:value-type="float" office:value="6.20991277407668" calcext:value-type="float">
            <text:p>6.20991277407668</text:p>
          </table:table-cell>
          <table:table-cell office:value-type="float" office:value="8.67808735810995" calcext:value-type="float">
            <text:p>8.67808735810995</text:p>
          </table:table-cell>
          <table:table-cell office:value-type="float" office:value="4.97753126273099" calcext:value-type="float">
            <text:p>4.97753126273099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.4565534875396" calcext:value-type="float">
            <text:p>20.4565534875396</text:p>
          </table:table-cell>
          <table:table-cell office:value-type="float" office:value="5.96232778310185" calcext:value-type="float">
            <text:p>5.96232778310185</text:p>
          </table:table-cell>
          <table:table-cell table:number-columns-repeated="3"/>
          <table:table-cell office:value-type="float" office:value="23.628441043183" calcext:value-type="float">
            <text:p>23.628441043183</text:p>
          </table:table-cell>
          <table:table-cell office:value-type="float" office:value="6.01573526248571" calcext:value-type="float">
            <text:p>6.01573526248571</text:p>
          </table:table-cell>
          <table:table-cell/>
          <table:table-cell office:value-type="float" office:value="16.9688019994668" calcext:value-type="float">
            <text:p>16.9688019994668</text:p>
          </table:table-cell>
          <table:table-cell office:value-type="float" office:value="1.00256722089405" calcext:value-type="float">
            <text:p>1.00256722089405</text:p>
          </table:table-cell>
          <table:table-cell/>
          <table:table-cell office:value-type="float" office:value="15.5983840608822" calcext:value-type="float">
            <text:p>15.5983840608822</text:p>
          </table:table-cell>
          <table:table-cell office:value-type="float" office:value="5.29433040128098" calcext:value-type="float">
            <text:p>5.29433040128098</text:p>
          </table:table-cell>
          <table:table-cell/>
          <table:table-cell office:value-type="float" office:value="26.9584490481838" calcext:value-type="float">
            <text:p>26.9584490481838</text:p>
          </table:table-cell>
          <table:table-cell office:value-type="float" office:value="4.03358503403497" calcext:value-type="float">
            <text:p>4.03358503403497</text:p>
          </table:table-cell>
          <table:table-cell table:number-columns-repeated="3"/>
          <table:table-cell office:value-type="float" office:value="23.628441043183" calcext:value-type="float">
            <text:p>23.628441043183</text:p>
          </table:table-cell>
          <table:table-cell office:value-type="float" office:value="16.9688019994668" calcext:value-type="float">
            <text:p>16.9688019994668</text:p>
          </table:table-cell>
          <table:table-cell office:value-type="float" office:value="15.5983840608822" calcext:value-type="float">
            <text:p>15.5983840608822</text:p>
          </table:table-cell>
          <table:table-cell office:value-type="float" office:value="26.9584490481838" calcext:value-type="float">
            <text:p>26.9584490481838</text:p>
          </table:table-cell>
          <table:table-cell table:number-columns-repeated="2"/>
          <table:table-cell office:value-type="float" office:value="6.01573526248571" calcext:value-type="float">
            <text:p>6.01573526248571</text:p>
          </table:table-cell>
          <table:table-cell office:value-type="float" office:value="1.00256722089405" calcext:value-type="float">
            <text:p>1.00256722089405</text:p>
          </table:table-cell>
          <table:table-cell office:value-type="float" office:value="5.29433040128098" calcext:value-type="float">
            <text:p>5.29433040128098</text:p>
          </table:table-cell>
          <table:table-cell office:value-type="float" office:value="4.03358503403497" calcext:value-type="float">
            <text:p>4.03358503403497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.5618335236918" calcext:value-type="float">
            <text:p>24.5618335236918</text:p>
          </table:table-cell>
          <table:table-cell office:value-type="float" office:value="7.19221673924332" calcext:value-type="float">
            <text:p>7.19221673924332</text:p>
          </table:table-cell>
          <table:table-cell table:number-columns-repeated="3"/>
          <table:table-cell office:value-type="float" office:value="21.5980810677737" calcext:value-type="float">
            <text:p>21.5980810677737</text:p>
          </table:table-cell>
          <table:table-cell office:value-type="float" office:value="6.9742713886083" calcext:value-type="float">
            <text:p>6.9742713886083</text:p>
          </table:table-cell>
          <table:table-cell/>
          <table:table-cell office:value-type="float" office:value="16.6010953689988" calcext:value-type="float">
            <text:p>16.6010953689988</text:p>
          </table:table-cell>
          <table:table-cell office:value-type="float" office:value="6.10022627682433" calcext:value-type="float">
            <text:p>6.10022627682433</text:p>
          </table:table-cell>
          <table:table-cell/>
          <table:table-cell office:value-type="float" office:value="16.558897963399" calcext:value-type="float">
            <text:p>16.558897963399</text:p>
          </table:table-cell>
          <table:table-cell office:value-type="float" office:value="4.95419673895183" calcext:value-type="float">
            <text:p>4.95419673895183</text:p>
          </table:table-cell>
          <table:table-cell/>
          <table:table-cell office:value-type="float" office:value="25.7370028396538" calcext:value-type="float">
            <text:p>25.7370028396538</text:p>
          </table:table-cell>
          <table:table-cell office:value-type="float" office:value="4.78221367652222" calcext:value-type="float">
            <text:p>4.78221367652222</text:p>
          </table:table-cell>
          <table:table-cell table:number-columns-repeated="3"/>
          <table:table-cell office:value-type="float" office:value="21.5980810677737" calcext:value-type="float">
            <text:p>21.5980810677737</text:p>
          </table:table-cell>
          <table:table-cell office:value-type="float" office:value="16.6010953689988" calcext:value-type="float">
            <text:p>16.6010953689988</text:p>
          </table:table-cell>
          <table:table-cell office:value-type="float" office:value="16.558897963399" calcext:value-type="float">
            <text:p>16.558897963399</text:p>
          </table:table-cell>
          <table:table-cell office:value-type="float" office:value="25.7370028396538" calcext:value-type="float">
            <text:p>25.7370028396538</text:p>
          </table:table-cell>
          <table:table-cell table:number-columns-repeated="2"/>
          <table:table-cell office:value-type="float" office:value="6.9742713886083" calcext:value-type="float">
            <text:p>6.9742713886083</text:p>
          </table:table-cell>
          <table:table-cell office:value-type="float" office:value="6.10022627682433" calcext:value-type="float">
            <text:p>6.10022627682433</text:p>
          </table:table-cell>
          <table:table-cell office:value-type="float" office:value="4.95419673895183" calcext:value-type="float">
            <text:p>4.95419673895183</text:p>
          </table:table-cell>
          <table:table-cell office:value-type="float" office:value="4.78221367652222" calcext:value-type="float">
            <text:p>4.7822136765222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.5172849731263" calcext:value-type="float">
            <text:p>23.5172849731263</text:p>
          </table:table-cell>
          <table:table-cell office:value-type="float" office:value="6.68442019634031" calcext:value-type="float">
            <text:p>6.68442019634031</text:p>
          </table:table-cell>
          <table:table-cell table:number-columns-repeated="3"/>
          <table:table-cell office:value-type="float" office:value="21.5604009346031" calcext:value-type="float">
            <text:p>21.5604009346031</text:p>
          </table:table-cell>
          <table:table-cell office:value-type="float" office:value="8.17566860553631" calcext:value-type="float">
            <text:p>8.17566860553631</text:p>
          </table:table-cell>
          <table:table-cell/>
          <table:table-cell office:value-type="float" office:value="17.6314114903023" calcext:value-type="float">
            <text:p>17.6314114903023</text:p>
          </table:table-cell>
          <table:table-cell office:value-type="float" office:value="3.37678384699033" calcext:value-type="float">
            <text:p>3.37678384699033</text:p>
          </table:table-cell>
          <table:table-cell/>
          <table:table-cell office:value-type="float" office:value="16.7049677510392" calcext:value-type="float">
            <text:p>16.7049677510392</text:p>
          </table:table-cell>
          <table:table-cell office:value-type="float" office:value="6.26494313044517" calcext:value-type="float">
            <text:p>6.26494313044517</text:p>
          </table:table-cell>
          <table:table-cell/>
          <table:table-cell office:value-type="float" office:value="26.3108221345153" calcext:value-type="float">
            <text:p>26.3108221345153</text:p>
          </table:table-cell>
          <table:table-cell office:value-type="float" office:value="7.62899955396966" calcext:value-type="float">
            <text:p>7.62899955396966</text:p>
          </table:table-cell>
          <table:table-cell table:number-columns-repeated="3"/>
          <table:table-cell office:value-type="float" office:value="21.5604009346031" calcext:value-type="float">
            <text:p>21.5604009346031</text:p>
          </table:table-cell>
          <table:table-cell office:value-type="float" office:value="17.6314114903023" calcext:value-type="float">
            <text:p>17.6314114903023</text:p>
          </table:table-cell>
          <table:table-cell office:value-type="float" office:value="16.7049677510392" calcext:value-type="float">
            <text:p>16.7049677510392</text:p>
          </table:table-cell>
          <table:table-cell office:value-type="float" office:value="26.3108221345153" calcext:value-type="float">
            <text:p>26.3108221345153</text:p>
          </table:table-cell>
          <table:table-cell table:number-columns-repeated="2"/>
          <table:table-cell office:value-type="float" office:value="8.17566860553631" calcext:value-type="float">
            <text:p>8.17566860553631</text:p>
          </table:table-cell>
          <table:table-cell office:value-type="float" office:value="3.37678384699033" calcext:value-type="float">
            <text:p>3.37678384699033</text:p>
          </table:table-cell>
          <table:table-cell office:value-type="float" office:value="6.26494313044517" calcext:value-type="float">
            <text:p>6.26494313044517</text:p>
          </table:table-cell>
          <table:table-cell office:value-type="float" office:value="7.62899955396966" calcext:value-type="float">
            <text:p>7.6289995539696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.8265594712181" calcext:value-type="float">
            <text:p>21.8265594712181</text:p>
          </table:table-cell>
          <table:table-cell office:value-type="float" office:value="7.89433602311726" calcext:value-type="float">
            <text:p>7.89433602311726</text:p>
          </table:table-cell>
          <table:table-cell table:number-columns-repeated="3"/>
          <table:table-cell office:value-type="float" office:value="21.3707917409487" calcext:value-type="float">
            <text:p>21.3707917409487</text:p>
          </table:table-cell>
          <table:table-cell office:value-type="float" office:value="5.10065406437513" calcext:value-type="float">
            <text:p>5.10065406437513</text:p>
          </table:table-cell>
          <table:table-cell/>
          <table:table-cell office:value-type="float" office:value="17.6340978860159" calcext:value-type="float">
            <text:p>17.6340978860159</text:p>
          </table:table-cell>
          <table:table-cell office:value-type="float" office:value="3.00268073776223" calcext:value-type="float">
            <text:p>3.00268073776223</text:p>
          </table:table-cell>
          <table:table-cell/>
          <table:table-cell office:value-type="float" office:value="15.7918034414046" calcext:value-type="float">
            <text:p>15.7918034414046</text:p>
          </table:table-cell>
          <table:table-cell office:value-type="float" office:value="7.15634765424245" calcext:value-type="float">
            <text:p>7.15634765424245</text:p>
          </table:table-cell>
          <table:table-cell/>
          <table:table-cell office:value-type="float" office:value="25.8045458519224" calcext:value-type="float">
            <text:p>25.8045458519224</text:p>
          </table:table-cell>
          <table:table-cell office:value-type="float" office:value="4.91689301757149" calcext:value-type="float">
            <text:p>4.91689301757149</text:p>
          </table:table-cell>
          <table:table-cell table:number-columns-repeated="3"/>
          <table:table-cell office:value-type="float" office:value="21.3707917409487" calcext:value-type="float">
            <text:p>21.3707917409487</text:p>
          </table:table-cell>
          <table:table-cell office:value-type="float" office:value="17.6340978860159" calcext:value-type="float">
            <text:p>17.6340978860159</text:p>
          </table:table-cell>
          <table:table-cell office:value-type="float" office:value="15.7918034414046" calcext:value-type="float">
            <text:p>15.7918034414046</text:p>
          </table:table-cell>
          <table:table-cell office:value-type="float" office:value="25.8045458519224" calcext:value-type="float">
            <text:p>25.8045458519224</text:p>
          </table:table-cell>
          <table:table-cell table:number-columns-repeated="2"/>
          <table:table-cell office:value-type="float" office:value="5.10065406437513" calcext:value-type="float">
            <text:p>5.10065406437513</text:p>
          </table:table-cell>
          <table:table-cell office:value-type="float" office:value="3.00268073776223" calcext:value-type="float">
            <text:p>3.00268073776223</text:p>
          </table:table-cell>
          <table:table-cell office:value-type="float" office:value="7.15634765424245" calcext:value-type="float">
            <text:p>7.15634765424245</text:p>
          </table:table-cell>
          <table:table-cell office:value-type="float" office:value="4.91689301757149" calcext:value-type="float">
            <text:p>4.91689301757149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.3983595996151" calcext:value-type="float">
            <text:p>21.3983595996151</text:p>
          </table:table-cell>
          <table:table-cell office:value-type="float" office:value="9.10177238257943" calcext:value-type="float">
            <text:p>9.10177238257943</text:p>
          </table:table-cell>
          <table:table-cell table:number-columns-repeated="3"/>
          <table:table-cell office:value-type="float" office:value="20.7217350474904" calcext:value-type="float">
            <text:p>20.7217350474904</text:p>
          </table:table-cell>
          <table:table-cell office:value-type="float" office:value="6.40330189016101" calcext:value-type="float">
            <text:p>6.40330189016101</text:p>
          </table:table-cell>
          <table:table-cell/>
          <table:table-cell office:value-type="float" office:value="16.9544401780485" calcext:value-type="float">
            <text:p>16.9544401780485</text:p>
          </table:table-cell>
          <table:table-cell office:value-type="float" office:value="6.66156575061639" calcext:value-type="float">
            <text:p>6.66156575061639</text:p>
          </table:table-cell>
          <table:table-cell/>
          <table:table-cell office:value-type="float" office:value="16.0275821554032" calcext:value-type="float">
            <text:p>16.0275821554032</text:p>
          </table:table-cell>
          <table:table-cell office:value-type="float" office:value="6.48225907966198" calcext:value-type="float">
            <text:p>6.48225907966198</text:p>
          </table:table-cell>
          <table:table-cell/>
          <table:table-cell office:value-type="float" office:value="24.1594978181933" calcext:value-type="float">
            <text:p>24.1594978181933</text:p>
          </table:table-cell>
          <table:table-cell office:value-type="float" office:value="4.93253967444161" calcext:value-type="float">
            <text:p>4.93253967444161</text:p>
          </table:table-cell>
          <table:table-cell table:number-columns-repeated="3"/>
          <table:table-cell office:value-type="float" office:value="20.7217350474904" calcext:value-type="float">
            <text:p>20.7217350474904</text:p>
          </table:table-cell>
          <table:table-cell office:value-type="float" office:value="16.9544401780485" calcext:value-type="float">
            <text:p>16.9544401780485</text:p>
          </table:table-cell>
          <table:table-cell office:value-type="float" office:value="16.0275821554032" calcext:value-type="float">
            <text:p>16.0275821554032</text:p>
          </table:table-cell>
          <table:table-cell office:value-type="float" office:value="24.1594978181933" calcext:value-type="float">
            <text:p>24.1594978181933</text:p>
          </table:table-cell>
          <table:table-cell table:number-columns-repeated="2"/>
          <table:table-cell office:value-type="float" office:value="6.40330189016101" calcext:value-type="float">
            <text:p>6.40330189016101</text:p>
          </table:table-cell>
          <table:table-cell office:value-type="float" office:value="6.66156575061639" calcext:value-type="float">
            <text:p>6.66156575061639</text:p>
          </table:table-cell>
          <table:table-cell office:value-type="float" office:value="6.48225907966198" calcext:value-type="float">
            <text:p>6.48225907966198</text:p>
          </table:table-cell>
          <table:table-cell office:value-type="float" office:value="4.93253967444161" calcext:value-type="float">
            <text:p>4.9325396744416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.0631805183325" calcext:value-type="float">
            <text:p>21.0631805183325</text:p>
          </table:table-cell>
          <table:table-cell office:value-type="float" office:value="13.0986881808117" calcext:value-type="float">
            <text:p>13.0986881808117</text:p>
          </table:table-cell>
          <table:table-cell table:number-columns-repeated="3"/>
          <table:table-cell office:value-type="float" office:value="21.8501325790859" calcext:value-type="float">
            <text:p>21.8501325790859</text:p>
          </table:table-cell>
          <table:table-cell office:value-type="float" office:value="4.604573254233" calcext:value-type="float">
            <text:p>4.604573254233</text:p>
          </table:table-cell>
          <table:table-cell/>
          <table:table-cell office:value-type="float" office:value="16.9455355239887" calcext:value-type="float">
            <text:p>16.9455355239887</text:p>
          </table:table-cell>
          <table:table-cell office:value-type="float" office:value="6.75683920723047" calcext:value-type="float">
            <text:p>6.75683920723047</text:p>
          </table:table-cell>
          <table:table-cell/>
          <table:table-cell office:value-type="float" office:value="15.4221119780668" calcext:value-type="float">
            <text:p>15.4221119780668</text:p>
          </table:table-cell>
          <table:table-cell office:value-type="float" office:value="7.54483318491445" calcext:value-type="float">
            <text:p>7.54483318491445</text:p>
          </table:table-cell>
          <table:table-cell/>
          <table:table-cell office:value-type="float" office:value="25.6486201546982" calcext:value-type="float">
            <text:p>25.6486201546982</text:p>
          </table:table-cell>
          <table:table-cell office:value-type="float" office:value="5.37105684855531" calcext:value-type="float">
            <text:p>5.37105684855531</text:p>
          </table:table-cell>
          <table:table-cell table:number-columns-repeated="3"/>
          <table:table-cell office:value-type="float" office:value="21.8501325790859" calcext:value-type="float">
            <text:p>21.8501325790859</text:p>
          </table:table-cell>
          <table:table-cell office:value-type="float" office:value="16.9455355239887" calcext:value-type="float">
            <text:p>16.9455355239887</text:p>
          </table:table-cell>
          <table:table-cell office:value-type="float" office:value="15.4221119780668" calcext:value-type="float">
            <text:p>15.4221119780668</text:p>
          </table:table-cell>
          <table:table-cell office:value-type="float" office:value="25.6486201546982" calcext:value-type="float">
            <text:p>25.6486201546982</text:p>
          </table:table-cell>
          <table:table-cell table:number-columns-repeated="2"/>
          <table:table-cell office:value-type="float" office:value="4.604573254233" calcext:value-type="float">
            <text:p>4.604573254233</text:p>
          </table:table-cell>
          <table:table-cell office:value-type="float" office:value="6.75683920723047" calcext:value-type="float">
            <text:p>6.75683920723047</text:p>
          </table:table-cell>
          <table:table-cell office:value-type="float" office:value="7.54483318491445" calcext:value-type="float">
            <text:p>7.54483318491445</text:p>
          </table:table-cell>
          <table:table-cell office:value-type="float" office:value="5.37105684855531" calcext:value-type="float">
            <text:p>5.3710568485553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.5887525924002" calcext:value-type="float">
            <text:p>19.5887525924002</text:p>
          </table:table-cell>
          <table:table-cell office:value-type="float" office:value="8.64548545410105" calcext:value-type="float">
            <text:p>8.64548545410105</text:p>
          </table:table-cell>
          <table:table-cell table:number-columns-repeated="3"/>
          <table:table-cell office:value-type="float" office:value="20.4565534875396" calcext:value-type="float">
            <text:p>20.4565534875396</text:p>
          </table:table-cell>
          <table:table-cell office:value-type="float" office:value="5.96232778310185" calcext:value-type="float">
            <text:p>5.96232778310185</text:p>
          </table:table-cell>
          <table:table-cell/>
          <table:table-cell office:value-type="float" office:value="16.2366289136839" calcext:value-type="float">
            <text:p>16.2366289136839</text:p>
          </table:table-cell>
          <table:table-cell office:value-type="float" office:value="9.65781900018556" calcext:value-type="float">
            <text:p>9.65781900018556</text:p>
          </table:table-cell>
          <table:table-cell/>
          <table:table-cell office:value-type="float" office:value="16.5861012207356" calcext:value-type="float">
            <text:p>16.5861012207356</text:p>
          </table:table-cell>
          <table:table-cell office:value-type="float" office:value="10.782553461196" calcext:value-type="float">
            <text:p>10.782553461196</text:p>
          </table:table-cell>
          <table:table-cell/>
          <table:table-cell office:value-type="float" office:value="25.1564923142221" calcext:value-type="float">
            <text:p>25.1564923142221</text:p>
          </table:table-cell>
          <table:table-cell office:value-type="float" office:value="6.55291466487578" calcext:value-type="float">
            <text:p>6.55291466487578</text:p>
          </table:table-cell>
          <table:table-cell table:number-columns-repeated="3"/>
          <table:table-cell office:value-type="float" office:value="20.4565534875396" calcext:value-type="float">
            <text:p>20.4565534875396</text:p>
          </table:table-cell>
          <table:table-cell office:value-type="float" office:value="16.2366289136839" calcext:value-type="float">
            <text:p>16.2366289136839</text:p>
          </table:table-cell>
          <table:table-cell office:value-type="float" office:value="16.5861012207356" calcext:value-type="float">
            <text:p>16.5861012207356</text:p>
          </table:table-cell>
          <table:table-cell office:value-type="float" office:value="25.1564923142221" calcext:value-type="float">
            <text:p>25.1564923142221</text:p>
          </table:table-cell>
          <table:table-cell table:number-columns-repeated="2"/>
          <table:table-cell office:value-type="float" office:value="5.96232778310185" calcext:value-type="float">
            <text:p>5.96232778310185</text:p>
          </table:table-cell>
          <table:table-cell office:value-type="float" office:value="9.65781900018556" calcext:value-type="float">
            <text:p>9.65781900018556</text:p>
          </table:table-cell>
          <table:table-cell office:value-type="float" office:value="10.782553461196" calcext:value-type="float">
            <text:p>10.782553461196</text:p>
          </table:table-cell>
          <table:table-cell office:value-type="float" office:value="6.55291466487578" calcext:value-type="float">
            <text:p>6.5529146648757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.0050983992318" calcext:value-type="float">
            <text:p>21.0050983992318</text:p>
          </table:table-cell>
          <table:table-cell office:value-type="float" office:value="5.99196300708248" calcext:value-type="float">
            <text:p>5.99196300708248</text:p>
          </table:table-cell>
          <table:table-cell table:number-columns-repeated="3"/>
          <table:table-cell office:value-type="float" office:value="24.5618335236918" calcext:value-type="float">
            <text:p>24.5618335236918</text:p>
          </table:table-cell>
          <table:table-cell office:value-type="float" office:value="7.19221673924332" calcext:value-type="float">
            <text:p>7.19221673924332</text:p>
          </table:table-cell>
          <table:table-cell/>
          <table:table-cell office:value-type="float" office:value="16.4065002075181" calcext:value-type="float">
            <text:p>16.4065002075181</text:p>
          </table:table-cell>
          <table:table-cell office:value-type="float" office:value="8.21757948029618" calcext:value-type="float">
            <text:p>8.21757948029618</text:p>
          </table:table-cell>
          <table:table-cell/>
          <table:table-cell office:value-type="float" office:value="16.9696021824823" calcext:value-type="float">
            <text:p>16.9696021824823</text:p>
          </table:table-cell>
          <table:table-cell office:value-type="float" office:value="10.3256668203686" calcext:value-type="float">
            <text:p>10.3256668203686</text:p>
          </table:table-cell>
          <table:table-cell/>
          <table:table-cell office:value-type="float" office:value="25.9569900332739" calcext:value-type="float">
            <text:p>25.9569900332739</text:p>
          </table:table-cell>
          <table:table-cell office:value-type="float" office:value="4.48006098007224" calcext:value-type="float">
            <text:p>4.48006098007224</text:p>
          </table:table-cell>
          <table:table-cell table:number-columns-repeated="3"/>
          <table:table-cell office:value-type="float" office:value="24.5618335236918" calcext:value-type="float">
            <text:p>24.5618335236918</text:p>
          </table:table-cell>
          <table:table-cell office:value-type="float" office:value="16.4065002075181" calcext:value-type="float">
            <text:p>16.4065002075181</text:p>
          </table:table-cell>
          <table:table-cell office:value-type="float" office:value="16.9696021824823" calcext:value-type="float">
            <text:p>16.9696021824823</text:p>
          </table:table-cell>
          <table:table-cell office:value-type="float" office:value="25.9569900332739" calcext:value-type="float">
            <text:p>25.9569900332739</text:p>
          </table:table-cell>
          <table:table-cell table:number-columns-repeated="2"/>
          <table:table-cell office:value-type="float" office:value="7.19221673924332" calcext:value-type="float">
            <text:p>7.19221673924332</text:p>
          </table:table-cell>
          <table:table-cell office:value-type="float" office:value="8.21757948029618" calcext:value-type="float">
            <text:p>8.21757948029618</text:p>
          </table:table-cell>
          <table:table-cell office:value-type="float" office:value="10.3256668203686" calcext:value-type="float">
            <text:p>10.3256668203686</text:p>
          </table:table-cell>
          <table:table-cell office:value-type="float" office:value="4.48006098007224" calcext:value-type="float">
            <text:p>4.4800609800722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.2539230516084" calcext:value-type="float">
            <text:p>22.2539230516084</text:p>
          </table:table-cell>
          <table:table-cell office:value-type="float" office:value="7.74758568282514" calcext:value-type="float">
            <text:p>7.74758568282514</text:p>
          </table:table-cell>
          <table:table-cell table:number-columns-repeated="3"/>
          <table:table-cell office:value-type="float" office:value="27.4620556838579" calcext:value-type="float">
            <text:p>27.4620556838579</text:p>
          </table:table-cell>
          <table:table-cell office:value-type="float" office:value="4.16354574932281" calcext:value-type="float">
            <text:p>4.16354574932281</text:p>
          </table:table-cell>
          <table:table-cell/>
          <table:table-cell office:value-type="float" office:value="15.6952863931694" calcext:value-type="float">
            <text:p>15.6952863931694</text:p>
          </table:table-cell>
          <table:table-cell office:value-type="float" office:value="6.76564819775048" calcext:value-type="float">
            <text:p>6.76564819775048</text:p>
          </table:table-cell>
          <table:table-cell/>
          <table:table-cell office:value-type="float" office:value="15.6279607221542" calcext:value-type="float">
            <text:p>15.6279607221542</text:p>
          </table:table-cell>
          <table:table-cell office:value-type="float" office:value="2.8844951904188" calcext:value-type="float">
            <text:p>2.8844951904188</text:p>
          </table:table-cell>
          <table:table-cell/>
          <table:table-cell office:value-type="float" office:value="27.723686394103" calcext:value-type="float">
            <text:p>27.723686394103</text:p>
          </table:table-cell>
          <table:table-cell office:value-type="float" office:value="7.43246825671102" calcext:value-type="float">
            <text:p>7.43246825671102</text:p>
          </table:table-cell>
          <table:table-cell table:number-columns-repeated="3"/>
          <table:table-cell office:value-type="float" office:value="27.4620556838579" calcext:value-type="float">
            <text:p>27.4620556838579</text:p>
          </table:table-cell>
          <table:table-cell office:value-type="float" office:value="15.6952863931694" calcext:value-type="float">
            <text:p>15.6952863931694</text:p>
          </table:table-cell>
          <table:table-cell office:value-type="float" office:value="15.6279607221542" calcext:value-type="float">
            <text:p>15.6279607221542</text:p>
          </table:table-cell>
          <table:table-cell office:value-type="float" office:value="27.723686394103" calcext:value-type="float">
            <text:p>27.723686394103</text:p>
          </table:table-cell>
          <table:table-cell table:number-columns-repeated="2"/>
          <table:table-cell office:value-type="float" office:value="4.16354574932281" calcext:value-type="float">
            <text:p>4.16354574932281</text:p>
          </table:table-cell>
          <table:table-cell office:value-type="float" office:value="6.76564819775048" calcext:value-type="float">
            <text:p>6.76564819775048</text:p>
          </table:table-cell>
          <table:table-cell office:value-type="float" office:value="2.8844951904188" calcext:value-type="float">
            <text:p>2.8844951904188</text:p>
          </table:table-cell>
          <table:table-cell office:value-type="float" office:value="7.43246825671102" calcext:value-type="float">
            <text:p>7.4324682567110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.3811731164885" calcext:value-type="float">
            <text:p>21.3811731164885</text:p>
          </table:table-cell>
          <table:table-cell office:value-type="float" office:value="7.54331039048236" calcext:value-type="float">
            <text:p>7.54331039048236</text:p>
          </table:table-cell>
          <table:table-cell table:number-columns-repeated="3"/>
          <table:table-cell office:value-type="float" office:value="26.6401658978314" calcext:value-type="float">
            <text:p>26.6401658978314</text:p>
          </table:table-cell>
          <table:table-cell office:value-type="float" office:value="5.7967144687356" calcext:value-type="float">
            <text:p>5.7967144687356</text:p>
          </table:table-cell>
          <table:table-cell/>
          <table:table-cell office:value-type="float" office:value="14.9281826279448" calcext:value-type="float">
            <text:p>14.9281826279448</text:p>
          </table:table-cell>
          <table:table-cell office:value-type="float" office:value="4.00556248565124" calcext:value-type="float">
            <text:p>4.00556248565124</text:p>
          </table:table-cell>
          <table:table-cell/>
          <table:table-cell office:value-type="float" office:value="16.6233109309967" calcext:value-type="float">
            <text:p>16.6233109309967</text:p>
          </table:table-cell>
          <table:table-cell office:value-type="float" office:value="9.33699532183176" calcext:value-type="float">
            <text:p>9.33699532183176</text:p>
          </table:table-cell>
          <table:table-cell/>
          <table:table-cell office:value-type="float" office:value="27.3845071843694" calcext:value-type="float">
            <text:p>27.3845071843694</text:p>
          </table:table-cell>
          <table:table-cell office:value-type="float" office:value="11.2159685938753" calcext:value-type="float">
            <text:p>11.2159685938753</text:p>
          </table:table-cell>
          <table:table-cell table:number-columns-repeated="3"/>
          <table:table-cell office:value-type="float" office:value="26.6401658978314" calcext:value-type="float">
            <text:p>26.6401658978314</text:p>
          </table:table-cell>
          <table:table-cell office:value-type="float" office:value="14.9281826279448" calcext:value-type="float">
            <text:p>14.9281826279448</text:p>
          </table:table-cell>
          <table:table-cell office:value-type="float" office:value="16.6233109309967" calcext:value-type="float">
            <text:p>16.6233109309967</text:p>
          </table:table-cell>
          <table:table-cell office:value-type="float" office:value="27.3845071843694" calcext:value-type="float">
            <text:p>27.3845071843694</text:p>
          </table:table-cell>
          <table:table-cell table:number-columns-repeated="2"/>
          <table:table-cell office:value-type="float" office:value="5.7967144687356" calcext:value-type="float">
            <text:p>5.7967144687356</text:p>
          </table:table-cell>
          <table:table-cell office:value-type="float" office:value="4.00556248565124" calcext:value-type="float">
            <text:p>4.00556248565124</text:p>
          </table:table-cell>
          <table:table-cell office:value-type="float" office:value="9.33699532183176" calcext:value-type="float">
            <text:p>9.33699532183176</text:p>
          </table:table-cell>
          <table:table-cell office:value-type="float" office:value="11.2159685938753" calcext:value-type="float">
            <text:p>11.2159685938753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.8296308417489" calcext:value-type="float">
            <text:p>21.8296308417489</text:p>
          </table:table-cell>
          <table:table-cell office:value-type="float" office:value="8.59287997274216" calcext:value-type="float">
            <text:p>8.59287997274216</text:p>
          </table:table-cell>
          <table:table-cell table:number-columns-repeated="3"/>
          <table:table-cell office:value-type="float" office:value="31.3351141635795" calcext:value-type="float">
            <text:p>31.3351141635795</text:p>
          </table:table-cell>
          <table:table-cell office:value-type="float" office:value="7.12275548655131" calcext:value-type="float">
            <text:p>7.12275548655131</text:p>
          </table:table-cell>
          <table:table-cell/>
          <table:table-cell office:value-type="float" office:value="14.9654677947471" calcext:value-type="float">
            <text:p>14.9654677947471</text:p>
          </table:table-cell>
          <table:table-cell office:value-type="float" office:value="8.49309781831521" calcext:value-type="float">
            <text:p>8.49309781831521</text:p>
          </table:table-cell>
          <table:table-cell/>
          <table:table-cell office:value-type="float" office:value="16.1225027064762" calcext:value-type="float">
            <text:p>16.1225027064762</text:p>
          </table:table-cell>
          <table:table-cell office:value-type="float" office:value="6.0350247545739" calcext:value-type="float">
            <text:p>6.0350247545739</text:p>
          </table:table-cell>
          <table:table-cell/>
          <table:table-cell office:value-type="float" office:value="28.0354174832964" calcext:value-type="float">
            <text:p>28.0354174832964</text:p>
          </table:table-cell>
          <table:table-cell office:value-type="float" office:value="11.1451676080726" calcext:value-type="float">
            <text:p>11.1451676080726</text:p>
          </table:table-cell>
          <table:table-cell table:number-columns-repeated="3"/>
          <table:table-cell office:value-type="float" office:value="31.3351141635795" calcext:value-type="float">
            <text:p>31.3351141635795</text:p>
          </table:table-cell>
          <table:table-cell office:value-type="float" office:value="14.9654677947471" calcext:value-type="float">
            <text:p>14.9654677947471</text:p>
          </table:table-cell>
          <table:table-cell office:value-type="float" office:value="16.1225027064762" calcext:value-type="float">
            <text:p>16.1225027064762</text:p>
          </table:table-cell>
          <table:table-cell office:value-type="float" office:value="28.0354174832964" calcext:value-type="float">
            <text:p>28.0354174832964</text:p>
          </table:table-cell>
          <table:table-cell table:number-columns-repeated="2"/>
          <table:table-cell office:value-type="float" office:value="7.12275548655131" calcext:value-type="float">
            <text:p>7.12275548655131</text:p>
          </table:table-cell>
          <table:table-cell office:value-type="float" office:value="8.49309781831521" calcext:value-type="float">
            <text:p>8.49309781831521</text:p>
          </table:table-cell>
          <table:table-cell office:value-type="float" office:value="6.0350247545739" calcext:value-type="float">
            <text:p>6.0350247545739</text:p>
          </table:table-cell>
          <table:table-cell office:value-type="float" office:value="11.1451676080726" calcext:value-type="float">
            <text:p>11.145167608072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.5370670091211" calcext:value-type="float">
            <text:p>23.5370670091211</text:p>
          </table:table-cell>
          <table:table-cell office:value-type="float" office:value="4.42109077475813" calcext:value-type="float">
            <text:p>4.42109077475813</text:p>
          </table:table-cell>
          <table:table-cell table:number-columns-repeated="3"/>
          <table:table-cell office:value-type="float" office:value="24.651450993249" calcext:value-type="float">
            <text:p>24.651450993249</text:p>
          </table:table-cell>
          <table:table-cell office:value-type="float" office:value="4.92248254206088" calcext:value-type="float">
            <text:p>4.92248254206088</text:p>
          </table:table-cell>
          <table:table-cell/>
          <table:table-cell office:value-type="float" office:value="15.4268896349249" calcext:value-type="float">
            <text:p>15.4268896349249</text:p>
          </table:table-cell>
          <table:table-cell office:value-type="float" office:value="3.39557039425697" calcext:value-type="float">
            <text:p>3.39557039425697</text:p>
          </table:table-cell>
          <table:table-cell/>
          <table:table-cell office:value-type="float" office:value="16.0264122066053" calcext:value-type="float">
            <text:p>16.0264122066053</text:p>
          </table:table-cell>
          <table:table-cell office:value-type="float" office:value="5.800339535376" calcext:value-type="float">
            <text:p>5.800339535376</text:p>
          </table:table-cell>
          <table:table-cell/>
          <table:table-cell office:value-type="float" office:value="28.5030589162023" calcext:value-type="float">
            <text:p>28.5030589162023</text:p>
          </table:table-cell>
          <table:table-cell office:value-type="float" office:value="8.10008266641357" calcext:value-type="float">
            <text:p>8.10008266641357</text:p>
          </table:table-cell>
          <table:table-cell table:number-columns-repeated="3"/>
          <table:table-cell office:value-type="float" office:value="24.651450993249" calcext:value-type="float">
            <text:p>24.651450993249</text:p>
          </table:table-cell>
          <table:table-cell office:value-type="float" office:value="15.4268896349249" calcext:value-type="float">
            <text:p>15.4268896349249</text:p>
          </table:table-cell>
          <table:table-cell office:value-type="float" office:value="16.0264122066053" calcext:value-type="float">
            <text:p>16.0264122066053</text:p>
          </table:table-cell>
          <table:table-cell office:value-type="float" office:value="28.5030589162023" calcext:value-type="float">
            <text:p>28.5030589162023</text:p>
          </table:table-cell>
          <table:table-cell table:number-columns-repeated="2"/>
          <table:table-cell office:value-type="float" office:value="4.92248254206088" calcext:value-type="float">
            <text:p>4.92248254206088</text:p>
          </table:table-cell>
          <table:table-cell office:value-type="float" office:value="3.39557039425697" calcext:value-type="float">
            <text:p>3.39557039425697</text:p>
          </table:table-cell>
          <table:table-cell office:value-type="float" office:value="5.800339535376" calcext:value-type="float">
            <text:p>5.800339535376</text:p>
          </table:table-cell>
          <table:table-cell office:value-type="float" office:value="8.10008266641357" calcext:value-type="float">
            <text:p>8.1000826664135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.9404507732422" calcext:value-type="float">
            <text:p>23.9404507732422</text:p>
          </table:table-cell>
          <table:table-cell office:value-type="float" office:value="6.34412531621081" calcext:value-type="float">
            <text:p>6.34412531621081</text:p>
          </table:table-cell>
          <table:table-cell table:number-columns-repeated="3"/>
          <table:table-cell office:value-type="float" office:value="27.9702321633004" calcext:value-type="float">
            <text:p>27.9702321633004</text:p>
          </table:table-cell>
          <table:table-cell office:value-type="float" office:value="5.3351711794101" calcext:value-type="float">
            <text:p>5.3351711794101</text:p>
          </table:table-cell>
          <table:table-cell/>
          <table:table-cell office:value-type="float" office:value="16.182842418915" calcext:value-type="float">
            <text:p>16.182842418915</text:p>
          </table:table-cell>
          <table:table-cell office:value-type="float" office:value="6.42442785163995" calcext:value-type="float">
            <text:p>6.42442785163995</text:p>
          </table:table-cell>
          <table:table-cell/>
          <table:table-cell office:value-type="float" office:value="15.7234113319462" calcext:value-type="float">
            <text:p>15.7234113319462</text:p>
          </table:table-cell>
          <table:table-cell office:value-type="float" office:value="6.43246774909673" calcext:value-type="float">
            <text:p>6.43246774909673</text:p>
          </table:table-cell>
          <table:table-cell/>
          <table:table-cell office:value-type="float" office:value="27.1692291401684" calcext:value-type="float">
            <text:p>27.1692291401684</text:p>
          </table:table-cell>
          <table:table-cell office:value-type="float" office:value="5.4328758877779" calcext:value-type="float">
            <text:p>5.4328758877779</text:p>
          </table:table-cell>
          <table:table-cell table:number-columns-repeated="3"/>
          <table:table-cell office:value-type="float" office:value="27.9702321633004" calcext:value-type="float">
            <text:p>27.9702321633004</text:p>
          </table:table-cell>
          <table:table-cell office:value-type="float" office:value="16.182842418915" calcext:value-type="float">
            <text:p>16.182842418915</text:p>
          </table:table-cell>
          <table:table-cell office:value-type="float" office:value="15.7234113319462" calcext:value-type="float">
            <text:p>15.7234113319462</text:p>
          </table:table-cell>
          <table:table-cell office:value-type="float" office:value="27.1692291401684" calcext:value-type="float">
            <text:p>27.1692291401684</text:p>
          </table:table-cell>
          <table:table-cell table:number-columns-repeated="2"/>
          <table:table-cell office:value-type="float" office:value="5.3351711794101" calcext:value-type="float">
            <text:p>5.3351711794101</text:p>
          </table:table-cell>
          <table:table-cell office:value-type="float" office:value="6.42442785163995" calcext:value-type="float">
            <text:p>6.42442785163995</text:p>
          </table:table-cell>
          <table:table-cell office:value-type="float" office:value="6.43246774909673" calcext:value-type="float">
            <text:p>6.43246774909673</text:p>
          </table:table-cell>
          <table:table-cell office:value-type="float" office:value="5.4328758877779" calcext:value-type="float">
            <text:p>5.432875887777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.0060674854037" calcext:value-type="float">
            <text:p>22.0060674854037</text:p>
          </table:table-cell>
          <table:table-cell office:value-type="float" office:value="3.24007143476604" calcext:value-type="float">
            <text:p>3.24007143476604</text:p>
          </table:table-cell>
          <table:table-cell table:number-columns-repeated="3"/>
          <table:table-cell office:value-type="float" office:value="25.5217290463773" calcext:value-type="float">
            <text:p>25.5217290463773</text:p>
          </table:table-cell>
          <table:table-cell office:value-type="float" office:value="5.03617061923064" calcext:value-type="float">
            <text:p>5.03617061923064</text:p>
          </table:table-cell>
          <table:table-cell/>
          <table:table-cell office:value-type="float" office:value="15.9483659708076" calcext:value-type="float">
            <text:p>15.9483659708076</text:p>
          </table:table-cell>
          <table:table-cell office:value-type="float" office:value="12.0268379336854" calcext:value-type="float">
            <text:p>12.0268379336854</text:p>
          </table:table-cell>
          <table:table-cell/>
          <table:table-cell office:value-type="float" office:value="16.519505292448" calcext:value-type="float">
            <text:p>16.519505292448</text:p>
          </table:table-cell>
          <table:table-cell office:value-type="float" office:value="3.89543748883986" calcext:value-type="float">
            <text:p>3.89543748883986</text:p>
          </table:table-cell>
          <table:table-cell/>
          <table:table-cell office:value-type="float" office:value="23.5908425588107" calcext:value-type="float">
            <text:p>23.5908425588107</text:p>
          </table:table-cell>
          <table:table-cell office:value-type="float" office:value="6.40811388933383" calcext:value-type="float">
            <text:p>6.40811388933383</text:p>
          </table:table-cell>
          <table:table-cell table:number-columns-repeated="3"/>
          <table:table-cell office:value-type="float" office:value="25.5217290463773" calcext:value-type="float">
            <text:p>25.5217290463773</text:p>
          </table:table-cell>
          <table:table-cell office:value-type="float" office:value="15.9483659708076" calcext:value-type="float">
            <text:p>15.9483659708076</text:p>
          </table:table-cell>
          <table:table-cell office:value-type="float" office:value="16.519505292448" calcext:value-type="float">
            <text:p>16.519505292448</text:p>
          </table:table-cell>
          <table:table-cell office:value-type="float" office:value="23.5908425588107" calcext:value-type="float">
            <text:p>23.5908425588107</text:p>
          </table:table-cell>
          <table:table-cell table:number-columns-repeated="2"/>
          <table:table-cell office:value-type="float" office:value="5.03617061923064" calcext:value-type="float">
            <text:p>5.03617061923064</text:p>
          </table:table-cell>
          <table:table-cell office:value-type="float" office:value="12.0268379336854" calcext:value-type="float">
            <text:p>12.0268379336854</text:p>
          </table:table-cell>
          <table:table-cell office:value-type="float" office:value="3.89543748883986" calcext:value-type="float">
            <text:p>3.89543748883986</text:p>
          </table:table-cell>
          <table:table-cell office:value-type="float" office:value="6.40811388933383" calcext:value-type="float">
            <text:p>6.4081138893338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.4274097885401" calcext:value-type="float">
            <text:p>19.4274097885401</text:p>
          </table:table-cell>
          <table:table-cell office:value-type="float" office:value="9.44625820059891" calcext:value-type="float">
            <text:p>9.44625820059891</text:p>
          </table:table-cell>
          <table:table-cell table:number-columns-repeated="3"/>
          <table:table-cell office:value-type="float" office:value="27.7842543253252" calcext:value-type="float">
            <text:p>27.7842543253252</text:p>
          </table:table-cell>
          <table:table-cell office:value-type="float" office:value="8.69717465463596" calcext:value-type="float">
            <text:p>8.69717465463596</text:p>
          </table:table-cell>
          <table:table-cell/>
          <table:table-cell office:value-type="float" office:value="16.5375207879777" calcext:value-type="float">
            <text:p>16.5375207879777</text:p>
          </table:table-cell>
          <table:table-cell office:value-type="float" office:value="5.42182160435027" calcext:value-type="float">
            <text:p>5.42182160435027</text:p>
          </table:table-cell>
          <table:table-cell/>
          <table:table-cell office:value-type="float" office:value="16.5287743081242" calcext:value-type="float">
            <text:p>16.5287743081242</text:p>
          </table:table-cell>
          <table:table-cell office:value-type="float" office:value="7.14301363807758" calcext:value-type="float">
            <text:p>7.14301363807758</text:p>
          </table:table-cell>
          <table:table-cell/>
          <table:table-cell office:value-type="float" office:value="23.1146275219712" calcext:value-type="float">
            <text:p>23.1146275219712</text:p>
          </table:table-cell>
          <table:table-cell office:value-type="float" office:value="8.05248534746756" calcext:value-type="float">
            <text:p>8.05248534746756</text:p>
          </table:table-cell>
          <table:table-cell table:number-columns-repeated="3"/>
          <table:table-cell office:value-type="float" office:value="27.7842543253252" calcext:value-type="float">
            <text:p>27.7842543253252</text:p>
          </table:table-cell>
          <table:table-cell office:value-type="float" office:value="16.5375207879777" calcext:value-type="float">
            <text:p>16.5375207879777</text:p>
          </table:table-cell>
          <table:table-cell office:value-type="float" office:value="16.5287743081242" calcext:value-type="float">
            <text:p>16.5287743081242</text:p>
          </table:table-cell>
          <table:table-cell office:value-type="float" office:value="23.1146275219712" calcext:value-type="float">
            <text:p>23.1146275219712</text:p>
          </table:table-cell>
          <table:table-cell table:number-columns-repeated="2"/>
          <table:table-cell office:value-type="float" office:value="8.69717465463596" calcext:value-type="float">
            <text:p>8.69717465463596</text:p>
          </table:table-cell>
          <table:table-cell office:value-type="float" office:value="5.42182160435027" calcext:value-type="float">
            <text:p>5.42182160435027</text:p>
          </table:table-cell>
          <table:table-cell office:value-type="float" office:value="7.14301363807758" calcext:value-type="float">
            <text:p>7.14301363807758</text:p>
          </table:table-cell>
          <table:table-cell office:value-type="float" office:value="8.05248534746756" calcext:value-type="float">
            <text:p>8.0524853474675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.0738353295074" calcext:value-type="float">
            <text:p>18.0738353295074</text:p>
          </table:table-cell>
          <table:table-cell office:value-type="float" office:value="11.7058429142324" calcext:value-type="float">
            <text:p>11.7058429142324</text:p>
          </table:table-cell>
          <table:table-cell table:number-columns-repeated="3"/>
          <table:table-cell office:value-type="float" office:value="29.2896493696659" calcext:value-type="float">
            <text:p>29.2896493696659</text:p>
          </table:table-cell>
          <table:table-cell office:value-type="float" office:value="7.62184201714652" calcext:value-type="float">
            <text:p>7.62184201714652</text:p>
          </table:table-cell>
          <table:table-cell/>
          <table:table-cell office:value-type="float" office:value="17.0313368146697" calcext:value-type="float">
            <text:p>17.0313368146697</text:p>
          </table:table-cell>
          <table:table-cell office:value-type="float" office:value="5.1268364018238" calcext:value-type="float">
            <text:p>5.1268364018238</text:p>
          </table:table-cell>
          <table:table-cell/>
          <table:table-cell office:value-type="float" office:value="17.1500040690227" calcext:value-type="float">
            <text:p>17.1500040690227</text:p>
          </table:table-cell>
          <table:table-cell office:value-type="float" office:value="6.34076119347625" calcext:value-type="float">
            <text:p>6.34076119347625</text:p>
          </table:table-cell>
          <table:table-cell/>
          <table:table-cell office:value-type="float" office:value="25.4866945815566" calcext:value-type="float">
            <text:p>25.4866945815566</text:p>
          </table:table-cell>
          <table:table-cell office:value-type="float" office:value="5.71171931812753" calcext:value-type="float">
            <text:p>5.71171931812753</text:p>
          </table:table-cell>
          <table:table-cell table:number-columns-repeated="3"/>
          <table:table-cell office:value-type="float" office:value="29.2896493696659" calcext:value-type="float">
            <text:p>29.2896493696659</text:p>
          </table:table-cell>
          <table:table-cell office:value-type="float" office:value="17.0313368146697" calcext:value-type="float">
            <text:p>17.0313368146697</text:p>
          </table:table-cell>
          <table:table-cell office:value-type="float" office:value="17.1500040690227" calcext:value-type="float">
            <text:p>17.1500040690227</text:p>
          </table:table-cell>
          <table:table-cell office:value-type="float" office:value="25.4866945815566" calcext:value-type="float">
            <text:p>25.4866945815566</text:p>
          </table:table-cell>
          <table:table-cell table:number-columns-repeated="2"/>
          <table:table-cell office:value-type="float" office:value="7.62184201714652" calcext:value-type="float">
            <text:p>7.62184201714652</text:p>
          </table:table-cell>
          <table:table-cell office:value-type="float" office:value="5.1268364018238" calcext:value-type="float">
            <text:p>5.1268364018238</text:p>
          </table:table-cell>
          <table:table-cell office:value-type="float" office:value="6.34076119347625" calcext:value-type="float">
            <text:p>6.34076119347625</text:p>
          </table:table-cell>
          <table:table-cell office:value-type="float" office:value="5.71171931812753" calcext:value-type="float">
            <text:p>5.7117193181275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.0539948380946" calcext:value-type="float">
            <text:p>20.0539948380946</text:p>
          </table:table-cell>
          <table:table-cell office:value-type="float" office:value="6.11159228083819" calcext:value-type="float">
            <text:p>6.11159228083819</text:p>
          </table:table-cell>
          <table:table-cell table:number-columns-repeated="3"/>
          <table:table-cell office:value-type="float" office:value="31.1326304954153" calcext:value-type="float">
            <text:p>31.1326304954153</text:p>
          </table:table-cell>
          <table:table-cell office:value-type="float" office:value="8.13793736193629" calcext:value-type="float">
            <text:p>8.13793736193629</text:p>
          </table:table-cell>
          <table:table-cell/>
          <table:table-cell office:value-type="float" office:value="16.842370722795" calcext:value-type="float">
            <text:p>16.842370722795</text:p>
          </table:table-cell>
          <table:table-cell office:value-type="float" office:value="8.74011225234187" calcext:value-type="float">
            <text:p>8.74011225234187</text:p>
          </table:table-cell>
          <table:table-cell/>
          <table:table-cell office:value-type="float" office:value="15.2577535874308" calcext:value-type="float">
            <text:p>15.2577535874308</text:p>
          </table:table-cell>
          <table:table-cell office:value-type="float" office:value="9.93827255102525" calcext:value-type="float">
            <text:p>9.93827255102525</text:p>
          </table:table-cell>
          <table:table-cell/>
          <table:table-cell office:value-type="float" office:value="27.1332808876421" calcext:value-type="float">
            <text:p>27.1332808876421</text:p>
          </table:table-cell>
          <table:table-cell office:value-type="float" office:value="10.1983302090578" calcext:value-type="float">
            <text:p>10.1983302090578</text:p>
          </table:table-cell>
          <table:table-cell table:number-columns-repeated="3"/>
          <table:table-cell office:value-type="float" office:value="31.1326304954153" calcext:value-type="float">
            <text:p>31.1326304954153</text:p>
          </table:table-cell>
          <table:table-cell office:value-type="float" office:value="16.842370722795" calcext:value-type="float">
            <text:p>16.842370722795</text:p>
          </table:table-cell>
          <table:table-cell office:value-type="float" office:value="15.2577535874308" calcext:value-type="float">
            <text:p>15.2577535874308</text:p>
          </table:table-cell>
          <table:table-cell office:value-type="float" office:value="27.1332808876421" calcext:value-type="float">
            <text:p>27.1332808876421</text:p>
          </table:table-cell>
          <table:table-cell table:number-columns-repeated="2"/>
          <table:table-cell office:value-type="float" office:value="8.13793736193629" calcext:value-type="float">
            <text:p>8.13793736193629</text:p>
          </table:table-cell>
          <table:table-cell office:value-type="float" office:value="8.74011225234187" calcext:value-type="float">
            <text:p>8.74011225234187</text:p>
          </table:table-cell>
          <table:table-cell office:value-type="float" office:value="9.93827255102525" calcext:value-type="float">
            <text:p>9.93827255102525</text:p>
          </table:table-cell>
          <table:table-cell office:value-type="float" office:value="10.1983302090578" calcext:value-type="float">
            <text:p>10.198330209057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.6029809903728" calcext:value-type="float">
            <text:p>17.6029809903728</text:p>
          </table:table-cell>
          <table:table-cell office:value-type="float" office:value="3.97869293858669" calcext:value-type="float">
            <text:p>3.97869293858669</text:p>
          </table:table-cell>
          <table:table-cell table:number-columns-repeated="3"/>
          <table:table-cell office:value-type="float" office:value="28.9492508346192" calcext:value-type="float">
            <text:p>28.9492508346192</text:p>
          </table:table-cell>
          <table:table-cell office:value-type="float" office:value="10.6812565761183" calcext:value-type="float">
            <text:p>10.6812565761183</text:p>
          </table:table-cell>
          <table:table-cell/>
          <table:table-cell office:value-type="float" office:value="16.8972689323184" calcext:value-type="float">
            <text:p>16.8972689323184</text:p>
          </table:table-cell>
          <table:table-cell office:value-type="float" office:value="8.36190043209109" calcext:value-type="float">
            <text:p>8.36190043209109</text:p>
          </table:table-cell>
          <table:table-cell/>
          <table:table-cell office:value-type="float" office:value="17.1504224753502" calcext:value-type="float">
            <text:p>17.1504224753502</text:p>
          </table:table-cell>
          <table:table-cell office:value-type="float" office:value="7.25122775612075" calcext:value-type="float">
            <text:p>7.25122775612075</text:p>
          </table:table-cell>
          <table:table-cell/>
          <table:table-cell office:value-type="float" office:value="29.8810916903612" calcext:value-type="float">
            <text:p>29.8810916903612</text:p>
          </table:table-cell>
          <table:table-cell office:value-type="float" office:value="4.84960462382587" calcext:value-type="float">
            <text:p>4.84960462382587</text:p>
          </table:table-cell>
          <table:table-cell table:number-columns-repeated="3"/>
          <table:table-cell office:value-type="float" office:value="28.9492508346192" calcext:value-type="float">
            <text:p>28.9492508346192</text:p>
          </table:table-cell>
          <table:table-cell office:value-type="float" office:value="16.8972689323184" calcext:value-type="float">
            <text:p>16.8972689323184</text:p>
          </table:table-cell>
          <table:table-cell office:value-type="float" office:value="17.1504224753502" calcext:value-type="float">
            <text:p>17.1504224753502</text:p>
          </table:table-cell>
          <table:table-cell office:value-type="float" office:value="29.8810916903612" calcext:value-type="float">
            <text:p>29.8810916903612</text:p>
          </table:table-cell>
          <table:table-cell table:number-columns-repeated="2"/>
          <table:table-cell office:value-type="float" office:value="10.6812565761183" calcext:value-type="float">
            <text:p>10.6812565761183</text:p>
          </table:table-cell>
          <table:table-cell office:value-type="float" office:value="8.36190043209109" calcext:value-type="float">
            <text:p>8.36190043209109</text:p>
          </table:table-cell>
          <table:table-cell office:value-type="float" office:value="7.25122775612075" calcext:value-type="float">
            <text:p>7.25122775612075</text:p>
          </table:table-cell>
          <table:table-cell office:value-type="float" office:value="4.84960462382587" calcext:value-type="float">
            <text:p>4.84960462382587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.387010780431" calcext:value-type="float">
            <text:p>18.387010780431</text:p>
          </table:table-cell>
          <table:table-cell office:value-type="float" office:value="5.39091476198947" calcext:value-type="float">
            <text:p>5.39091476198947</text:p>
          </table:table-cell>
          <table:table-cell table:number-columns-repeated="3"/>
          <table:table-cell office:value-type="float" office:value="29.2644348899722" calcext:value-type="float">
            <text:p>29.2644348899722</text:p>
          </table:table-cell>
          <table:table-cell office:value-type="float" office:value="5.38174839644154" calcext:value-type="float">
            <text:p>5.38174839644154</text:p>
          </table:table-cell>
          <table:table-cell/>
          <table:table-cell office:value-type="float" office:value="15.1297489181032" calcext:value-type="float">
            <text:p>15.1297489181032</text:p>
          </table:table-cell>
          <table:table-cell office:value-type="float" office:value="5.34558034233859" calcext:value-type="float">
            <text:p>5.34558034233859</text:p>
          </table:table-cell>
          <table:table-cell/>
          <table:table-cell office:value-type="float" office:value="17.3832001852864" calcext:value-type="float">
            <text:p>17.3832001852864</text:p>
          </table:table-cell>
          <table:table-cell office:value-type="float" office:value="10.0907765120922" calcext:value-type="float">
            <text:p>10.0907765120922</text:p>
          </table:table-cell>
          <table:table-cell/>
          <table:table-cell office:value-type="float" office:value="28.7097031843617" calcext:value-type="float">
            <text:p>28.7097031843617</text:p>
          </table:table-cell>
          <table:table-cell office:value-type="float" office:value="10.0539694559177" calcext:value-type="float">
            <text:p>10.0539694559177</text:p>
          </table:table-cell>
          <table:table-cell table:number-columns-repeated="3"/>
          <table:table-cell office:value-type="float" office:value="29.2644348899722" calcext:value-type="float">
            <text:p>29.2644348899722</text:p>
          </table:table-cell>
          <table:table-cell office:value-type="float" office:value="15.1297489181032" calcext:value-type="float">
            <text:p>15.1297489181032</text:p>
          </table:table-cell>
          <table:table-cell office:value-type="float" office:value="17.3832001852864" calcext:value-type="float">
            <text:p>17.3832001852864</text:p>
          </table:table-cell>
          <table:table-cell office:value-type="float" office:value="28.7097031843617" calcext:value-type="float">
            <text:p>28.7097031843617</text:p>
          </table:table-cell>
          <table:table-cell table:number-columns-repeated="2"/>
          <table:table-cell office:value-type="float" office:value="5.38174839644154" calcext:value-type="float">
            <text:p>5.38174839644154</text:p>
          </table:table-cell>
          <table:table-cell office:value-type="float" office:value="5.34558034233859" calcext:value-type="float">
            <text:p>5.34558034233859</text:p>
          </table:table-cell>
          <table:table-cell office:value-type="float" office:value="10.0907765120922" calcext:value-type="float">
            <text:p>10.0907765120922</text:p>
          </table:table-cell>
          <table:table-cell office:value-type="float" office:value="10.0539694559177" calcext:value-type="float">
            <text:p>10.05396945591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.0593751220649" calcext:value-type="float">
            <text:p>18.0593751220649</text:p>
          </table:table-cell>
          <table:table-cell office:value-type="float" office:value="9.51633898571843" calcext:value-type="float">
            <text:p>9.51633898571843</text:p>
          </table:table-cell>
          <table:table-cell table:number-columns-repeated="3"/>
          <table:table-cell office:value-type="float" office:value="27.2470949154977" calcext:value-type="float">
            <text:p>27.2470949154977</text:p>
          </table:table-cell>
          <table:table-cell office:value-type="float" office:value="5.28779502507059" calcext:value-type="float">
            <text:p>5.28779502507059</text:p>
          </table:table-cell>
          <table:table-cell/>
          <table:table-cell office:value-type="float" office:value="14.3482702073004" calcext:value-type="float">
            <text:p>14.3482702073004</text:p>
          </table:table-cell>
          <table:table-cell office:value-type="float" office:value="5.83369523788221" calcext:value-type="float">
            <text:p>5.83369523788221</text:p>
          </table:table-cell>
          <table:table-cell/>
          <table:table-cell office:value-type="float" office:value="17.3045922673447" calcext:value-type="float">
            <text:p>17.3045922673447</text:p>
          </table:table-cell>
          <table:table-cell office:value-type="float" office:value="4.85081681203291" calcext:value-type="float">
            <text:p>4.85081681203291</text:p>
          </table:table-cell>
          <table:table-cell/>
          <table:table-cell office:value-type="float" office:value="26.6476117082273" calcext:value-type="float">
            <text:p>26.6476117082273</text:p>
          </table:table-cell>
          <table:table-cell office:value-type="float" office:value="9.50573059682877" calcext:value-type="float">
            <text:p>9.50573059682877</text:p>
          </table:table-cell>
          <table:table-cell table:number-columns-repeated="3"/>
          <table:table-cell office:value-type="float" office:value="27.2470949154977" calcext:value-type="float">
            <text:p>27.2470949154977</text:p>
          </table:table-cell>
          <table:table-cell office:value-type="float" office:value="14.3482702073004" calcext:value-type="float">
            <text:p>14.3482702073004</text:p>
          </table:table-cell>
          <table:table-cell office:value-type="float" office:value="17.3045922673447" calcext:value-type="float">
            <text:p>17.3045922673447</text:p>
          </table:table-cell>
          <table:table-cell office:value-type="float" office:value="26.6476117082273" calcext:value-type="float">
            <text:p>26.6476117082273</text:p>
          </table:table-cell>
          <table:table-cell table:number-columns-repeated="2"/>
          <table:table-cell office:value-type="float" office:value="5.28779502507059" calcext:value-type="float">
            <text:p>5.28779502507059</text:p>
          </table:table-cell>
          <table:table-cell office:value-type="float" office:value="5.83369523788221" calcext:value-type="float">
            <text:p>5.83369523788221</text:p>
          </table:table-cell>
          <table:table-cell office:value-type="float" office:value="4.85081681203291" calcext:value-type="float">
            <text:p>4.85081681203291</text:p>
          </table:table-cell>
          <table:table-cell office:value-type="float" office:value="9.50573059682877" calcext:value-type="float">
            <text:p>9.505730596828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.911346219072" calcext:value-type="float">
            <text:p>18.911346219072</text:p>
          </table:table-cell>
          <table:table-cell office:value-type="float" office:value="10.1232161820701" calcext:value-type="float">
            <text:p>10.1232161820701</text:p>
          </table:table-cell>
          <table:table-cell table:number-columns-repeated="3"/>
          <table:table-cell office:value-type="float" office:value="30.8274091263777" calcext:value-type="float">
            <text:p>30.8274091263777</text:p>
          </table:table-cell>
          <table:table-cell office:value-type="float" office:value="5.92774502634604" calcext:value-type="float">
            <text:p>5.92774502634604</text:p>
          </table:table-cell>
          <table:table-cell/>
          <table:table-cell office:value-type="float" office:value="15.6885381231784" calcext:value-type="float">
            <text:p>15.6885381231784</text:p>
          </table:table-cell>
          <table:table-cell office:value-type="float" office:value="2.8496954301054" calcext:value-type="float">
            <text:p>2.8496954301054</text:p>
          </table:table-cell>
          <table:table-cell/>
          <table:table-cell office:value-type="float" office:value="17.2461322104878" calcext:value-type="float">
            <text:p>17.2461322104878</text:p>
          </table:table-cell>
          <table:table-cell office:value-type="float" office:value="3.57808199659437" calcext:value-type="float">
            <text:p>3.57808199659437</text:p>
          </table:table-cell>
          <table:table-cell/>
          <table:table-cell office:value-type="float" office:value="28.9887506510706" calcext:value-type="float">
            <text:p>28.9887506510706</text:p>
          </table:table-cell>
          <table:table-cell office:value-type="float" office:value="6.14128668769835" calcext:value-type="float">
            <text:p>6.14128668769835</text:p>
          </table:table-cell>
          <table:table-cell table:number-columns-repeated="3"/>
          <table:table-cell office:value-type="float" office:value="30.8274091263777" calcext:value-type="float">
            <text:p>30.8274091263777</text:p>
          </table:table-cell>
          <table:table-cell office:value-type="float" office:value="15.6885381231784" calcext:value-type="float">
            <text:p>15.6885381231784</text:p>
          </table:table-cell>
          <table:table-cell office:value-type="float" office:value="17.2461322104878" calcext:value-type="float">
            <text:p>17.2461322104878</text:p>
          </table:table-cell>
          <table:table-cell office:value-type="float" office:value="28.9887506510706" calcext:value-type="float">
            <text:p>28.9887506510706</text:p>
          </table:table-cell>
          <table:table-cell table:number-columns-repeated="2"/>
          <table:table-cell office:value-type="float" office:value="5.92774502634604" calcext:value-type="float">
            <text:p>5.92774502634604</text:p>
          </table:table-cell>
          <table:table-cell office:value-type="float" office:value="2.8496954301054" calcext:value-type="float">
            <text:p>2.8496954301054</text:p>
          </table:table-cell>
          <table:table-cell office:value-type="float" office:value="3.57808199659437" calcext:value-type="float">
            <text:p>3.57808199659437</text:p>
          </table:table-cell>
          <table:table-cell office:value-type="float" office:value="6.14128668769835" calcext:value-type="float">
            <text:p>6.1412866876983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.6755439514443" calcext:value-type="float">
            <text:p>19.6755439514443</text:p>
          </table:table-cell>
          <table:table-cell office:value-type="float" office:value="7.89866777202382" calcext:value-type="float">
            <text:p>7.89866777202382</text:p>
          </table:table-cell>
          <table:table-cell table:number-columns-repeated="3"/>
          <table:table-cell office:value-type="float" office:value="29.8456418917646" calcext:value-type="float">
            <text:p>29.8456418917646</text:p>
          </table:table-cell>
          <table:table-cell office:value-type="float" office:value="6.79984568459559" calcext:value-type="float">
            <text:p>6.79984568459559</text:p>
          </table:table-cell>
          <table:table-cell/>
          <table:table-cell office:value-type="float" office:value="14.829767684941" calcext:value-type="float">
            <text:p>14.829767684941</text:p>
          </table:table-cell>
          <table:table-cell office:value-type="float" office:value="2.03307434179577" calcext:value-type="float">
            <text:p>2.03307434179577</text:p>
          </table:table-cell>
          <table:table-cell/>
          <table:table-cell office:value-type="float" office:value="17.5670242165378" calcext:value-type="float">
            <text:p>17.5670242165378</text:p>
          </table:table-cell>
          <table:table-cell office:value-type="float" office:value="3.47968854574699" calcext:value-type="float">
            <text:p>3.47968854574699</text:p>
          </table:table-cell>
          <table:table-cell/>
          <table:table-cell office:value-type="float" office:value="30.2723364591417" calcext:value-type="float">
            <text:p>30.2723364591417</text:p>
          </table:table-cell>
          <table:table-cell office:value-type="float" office:value="6.54360978409949" calcext:value-type="float">
            <text:p>6.54360978409949</text:p>
          </table:table-cell>
          <table:table-cell table:number-columns-repeated="3"/>
          <table:table-cell office:value-type="float" office:value="29.8456418917646" calcext:value-type="float">
            <text:p>29.8456418917646</text:p>
          </table:table-cell>
          <table:table-cell office:value-type="float" office:value="14.829767684941" calcext:value-type="float">
            <text:p>14.829767684941</text:p>
          </table:table-cell>
          <table:table-cell office:value-type="float" office:value="17.5670242165378" calcext:value-type="float">
            <text:p>17.5670242165378</text:p>
          </table:table-cell>
          <table:table-cell office:value-type="float" office:value="30.2723364591417" calcext:value-type="float">
            <text:p>30.2723364591417</text:p>
          </table:table-cell>
          <table:table-cell table:number-columns-repeated="2"/>
          <table:table-cell office:value-type="float" office:value="6.79984568459559" calcext:value-type="float">
            <text:p>6.79984568459559</text:p>
          </table:table-cell>
          <table:table-cell office:value-type="float" office:value="2.03307434179577" calcext:value-type="float">
            <text:p>2.03307434179577</text:p>
          </table:table-cell>
          <table:table-cell office:value-type="float" office:value="3.47968854574699" calcext:value-type="float">
            <text:p>3.47968854574699</text:p>
          </table:table-cell>
          <table:table-cell office:value-type="float" office:value="6.54360978409949" calcext:value-type="float">
            <text:p>6.5436097840994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3505210637114" calcext:value-type="float">
            <text:p>15.3505210637114</text:p>
          </table:table-cell>
          <table:table-cell office:value-type="float" office:value="5.79810011260031" calcext:value-type="float">
            <text:p>5.79810011260031</text:p>
          </table:table-cell>
          <table:table-cell table:number-columns-repeated="3"/>
          <table:table-cell office:value-type="float" office:value="26.4163595534884" calcext:value-type="float">
            <text:p>26.4163595534884</text:p>
          </table:table-cell>
          <table:table-cell office:value-type="float" office:value="7.08673359896802" calcext:value-type="float">
            <text:p>7.08673359896802</text:p>
          </table:table-cell>
          <table:table-cell/>
          <table:table-cell office:value-type="float" office:value="15.0021952898415" calcext:value-type="float">
            <text:p>15.0021952898415</text:p>
          </table:table-cell>
          <table:table-cell office:value-type="float" office:value="2.77467324065917" calcext:value-type="float">
            <text:p>2.77467324065917</text:p>
          </table:table-cell>
          <table:table-cell/>
          <table:table-cell office:value-type="float" office:value="18.370684211944" calcext:value-type="float">
            <text:p>18.370684211944</text:p>
          </table:table-cell>
          <table:table-cell office:value-type="float" office:value="1.09309755097994" calcext:value-type="float">
            <text:p>1.09309755097994</text:p>
          </table:table-cell>
          <table:table-cell/>
          <table:table-cell office:value-type="float" office:value="26.6301883479118" calcext:value-type="float">
            <text:p>26.6301883479118</text:p>
          </table:table-cell>
          <table:table-cell office:value-type="float" office:value="1.48513775480905" calcext:value-type="float">
            <text:p>1.48513775480905</text:p>
          </table:table-cell>
          <table:table-cell table:number-columns-repeated="3"/>
          <table:table-cell office:value-type="float" office:value="26.4163595534884" calcext:value-type="float">
            <text:p>26.4163595534884</text:p>
          </table:table-cell>
          <table:table-cell office:value-type="float" office:value="15.0021952898415" calcext:value-type="float">
            <text:p>15.0021952898415</text:p>
          </table:table-cell>
          <table:table-cell office:value-type="float" office:value="18.370684211944" calcext:value-type="float">
            <text:p>18.370684211944</text:p>
          </table:table-cell>
          <table:table-cell office:value-type="float" office:value="26.6301883479118" calcext:value-type="float">
            <text:p>26.6301883479118</text:p>
          </table:table-cell>
          <table:table-cell table:number-columns-repeated="2"/>
          <table:table-cell office:value-type="float" office:value="7.08673359896802" calcext:value-type="float">
            <text:p>7.08673359896802</text:p>
          </table:table-cell>
          <table:table-cell office:value-type="float" office:value="2.77467324065917" calcext:value-type="float">
            <text:p>2.77467324065917</text:p>
          </table:table-cell>
          <table:table-cell office:value-type="float" office:value="1.09309755097994" calcext:value-type="float">
            <text:p>1.09309755097994</text:p>
          </table:table-cell>
          <table:table-cell office:value-type="float" office:value="1.48513775480905" calcext:value-type="float">
            <text:p>1.4851377548090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.3641650175911" calcext:value-type="float">
            <text:p>17.3641650175911</text:p>
          </table:table-cell>
          <table:table-cell office:value-type="float" office:value="9.2275700438372" calcext:value-type="float">
            <text:p>9.2275700438372</text:p>
          </table:table-cell>
          <table:table-cell table:number-columns-repeated="3"/>
          <table:table-cell office:value-type="float" office:value="25.2438645493016" calcext:value-type="float">
            <text:p>25.2438645493016</text:p>
          </table:table-cell>
          <table:table-cell office:value-type="float" office:value="7.67986073587626" calcext:value-type="float">
            <text:p>7.67986073587626</text:p>
          </table:table-cell>
          <table:table-cell/>
          <table:table-cell office:value-type="float" office:value="15.3108714840587" calcext:value-type="float">
            <text:p>15.3108714840587</text:p>
          </table:table-cell>
          <table:table-cell office:value-type="float" office:value="6.85413296249167" calcext:value-type="float">
            <text:p>6.85413296249167</text:p>
          </table:table-cell>
          <table:table-cell/>
          <table:table-cell office:value-type="float" office:value="17.1760387779198" calcext:value-type="float">
            <text:p>17.1760387779198</text:p>
          </table:table-cell>
          <table:table-cell office:value-type="float" office:value="1.666545084013" calcext:value-type="float">
            <text:p>1.666545084013</text:p>
          </table:table-cell>
          <table:table-cell/>
          <table:table-cell office:value-type="float" office:value="27.5071424078014" calcext:value-type="float">
            <text:p>27.5071424078014</text:p>
          </table:table-cell>
          <table:table-cell office:value-type="float" office:value="3.89698715490951" calcext:value-type="float">
            <text:p>3.89698715490951</text:p>
          </table:table-cell>
          <table:table-cell table:number-columns-repeated="3"/>
          <table:table-cell office:value-type="float" office:value="25.2438645493016" calcext:value-type="float">
            <text:p>25.2438645493016</text:p>
          </table:table-cell>
          <table:table-cell office:value-type="float" office:value="15.3108714840587" calcext:value-type="float">
            <text:p>15.3108714840587</text:p>
          </table:table-cell>
          <table:table-cell office:value-type="float" office:value="17.1760387779198" calcext:value-type="float">
            <text:p>17.1760387779198</text:p>
          </table:table-cell>
          <table:table-cell office:value-type="float" office:value="27.5071424078014" calcext:value-type="float">
            <text:p>27.5071424078014</text:p>
          </table:table-cell>
          <table:table-cell table:number-columns-repeated="2"/>
          <table:table-cell office:value-type="float" office:value="7.67986073587626" calcext:value-type="float">
            <text:p>7.67986073587626</text:p>
          </table:table-cell>
          <table:table-cell office:value-type="float" office:value="6.85413296249167" calcext:value-type="float">
            <text:p>6.85413296249167</text:p>
          </table:table-cell>
          <table:table-cell office:value-type="float" office:value="1.666545084013" calcext:value-type="float">
            <text:p>1.666545084013</text:p>
          </table:table-cell>
          <table:table-cell office:value-type="float" office:value="3.89698715490951" calcext:value-type="float">
            <text:p>3.8969871549095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.3906126610215" calcext:value-type="float">
            <text:p>16.3906126610215</text:p>
          </table:table-cell>
          <table:table-cell office:value-type="float" office:value="3.55444723618055" calcext:value-type="float">
            <text:p>3.55444723618055</text:p>
          </table:table-cell>
          <table:table-cell table:number-columns-repeated="3"/>
          <table:table-cell office:value-type="float" office:value="25.6854884056051" calcext:value-type="float">
            <text:p>25.6854884056051</text:p>
          </table:table-cell>
          <table:table-cell office:value-type="float" office:value="9.18979543657328" calcext:value-type="float">
            <text:p>9.18979543657328</text:p>
          </table:table-cell>
          <table:table-cell/>
          <table:table-cell office:value-type="float" office:value="14.8759868177086" calcext:value-type="float">
            <text:p>14.8759868177086</text:p>
          </table:table-cell>
          <table:table-cell office:value-type="float" office:value="2.8218772048694" calcext:value-type="float">
            <text:p>2.8218772048694</text:p>
          </table:table-cell>
          <table:table-cell/>
          <table:table-cell office:value-type="float" office:value="18.7251967194707" calcext:value-type="float">
            <text:p>18.7251967194707</text:p>
          </table:table-cell>
          <table:table-cell office:value-type="float" office:value="2.58036810607574" calcext:value-type="float">
            <text:p>2.58036810607574</text:p>
          </table:table-cell>
          <table:table-cell/>
          <table:table-cell office:value-type="float" office:value="28.9772531854536" calcext:value-type="float">
            <text:p>28.9772531854536</text:p>
          </table:table-cell>
          <table:table-cell office:value-type="float" office:value="8.75012271705652" calcext:value-type="float">
            <text:p>8.75012271705652</text:p>
          </table:table-cell>
          <table:table-cell table:number-columns-repeated="3"/>
          <table:table-cell office:value-type="float" office:value="25.6854884056051" calcext:value-type="float">
            <text:p>25.6854884056051</text:p>
          </table:table-cell>
          <table:table-cell office:value-type="float" office:value="14.8759868177086" calcext:value-type="float">
            <text:p>14.8759868177086</text:p>
          </table:table-cell>
          <table:table-cell office:value-type="float" office:value="18.7251967194707" calcext:value-type="float">
            <text:p>18.7251967194707</text:p>
          </table:table-cell>
          <table:table-cell office:value-type="float" office:value="28.9772531854536" calcext:value-type="float">
            <text:p>28.9772531854536</text:p>
          </table:table-cell>
          <table:table-cell table:number-columns-repeated="2"/>
          <table:table-cell office:value-type="float" office:value="9.18979543657328" calcext:value-type="float">
            <text:p>9.18979543657328</text:p>
          </table:table-cell>
          <table:table-cell office:value-type="float" office:value="2.8218772048694" calcext:value-type="float">
            <text:p>2.8218772048694</text:p>
          </table:table-cell>
          <table:table-cell office:value-type="float" office:value="2.58036810607574" calcext:value-type="float">
            <text:p>2.58036810607574</text:p>
          </table:table-cell>
          <table:table-cell office:value-type="float" office:value="8.75012271705652" calcext:value-type="float">
            <text:p>8.7501227170565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.9861617619165" calcext:value-type="float">
            <text:p>18.9861617619165</text:p>
          </table:table-cell>
          <table:table-cell office:value-type="float" office:value="3.7368501725448" calcext:value-type="float">
            <text:p>3.7368501725448</text:p>
          </table:table-cell>
          <table:table-cell table:number-columns-repeated="3"/>
          <table:table-cell office:value-type="float" office:value="29.3349364046948" calcext:value-type="float">
            <text:p>29.3349364046948</text:p>
          </table:table-cell>
          <table:table-cell office:value-type="float" office:value="11.3849005327121" calcext:value-type="float">
            <text:p>11.3849005327121</text:p>
          </table:table-cell>
          <table:table-cell/>
          <table:table-cell office:value-type="float" office:value="15.9963939054302" calcext:value-type="float">
            <text:p>15.9963939054302</text:p>
          </table:table-cell>
          <table:table-cell office:value-type="float" office:value="4.91494847392323" calcext:value-type="float">
            <text:p>4.91494847392323</text:p>
          </table:table-cell>
          <table:table-cell/>
          <table:table-cell office:value-type="float" office:value="19.6817489119892" calcext:value-type="float">
            <text:p>19.6817489119892</text:p>
          </table:table-cell>
          <table:table-cell office:value-type="float" office:value="3.51596220811241" calcext:value-type="float">
            <text:p>3.51596220811241</text:p>
          </table:table-cell>
          <table:table-cell/>
          <table:table-cell office:value-type="float" office:value="27.5554231375826" calcext:value-type="float">
            <text:p>27.5554231375826</text:p>
          </table:table-cell>
          <table:table-cell office:value-type="float" office:value="7.44854498790141" calcext:value-type="float">
            <text:p>7.44854498790141</text:p>
          </table:table-cell>
          <table:table-cell table:number-columns-repeated="3"/>
          <table:table-cell office:value-type="float" office:value="29.3349364046948" calcext:value-type="float">
            <text:p>29.3349364046948</text:p>
          </table:table-cell>
          <table:table-cell office:value-type="float" office:value="15.9963939054302" calcext:value-type="float">
            <text:p>15.9963939054302</text:p>
          </table:table-cell>
          <table:table-cell office:value-type="float" office:value="19.6817489119892" calcext:value-type="float">
            <text:p>19.6817489119892</text:p>
          </table:table-cell>
          <table:table-cell office:value-type="float" office:value="27.5554231375826" calcext:value-type="float">
            <text:p>27.5554231375826</text:p>
          </table:table-cell>
          <table:table-cell table:number-columns-repeated="2"/>
          <table:table-cell office:value-type="float" office:value="11.3849005327121" calcext:value-type="float">
            <text:p>11.3849005327121</text:p>
          </table:table-cell>
          <table:table-cell office:value-type="float" office:value="4.91494847392323" calcext:value-type="float">
            <text:p>4.91494847392323</text:p>
          </table:table-cell>
          <table:table-cell office:value-type="float" office:value="3.51596220811241" calcext:value-type="float">
            <text:p>3.51596220811241</text:p>
          </table:table-cell>
          <table:table-cell office:value-type="float" office:value="7.44854498790141" calcext:value-type="float">
            <text:p>7.4485449879014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.8996247957901" calcext:value-type="float">
            <text:p>16.8996247957901</text:p>
          </table:table-cell>
          <table:table-cell office:value-type="float" office:value="6.9454027997125" calcext:value-type="float">
            <text:p>6.9454027997125</text:p>
          </table:table-cell>
          <table:table-cell table:number-columns-repeated="3"/>
          <table:table-cell office:value-type="float" office:value="22.6262290847374" calcext:value-type="float">
            <text:p>22.6262290847374</text:p>
          </table:table-cell>
          <table:table-cell office:value-type="float" office:value="7.49182083841947" calcext:value-type="float">
            <text:p>7.49182083841947</text:p>
          </table:table-cell>
          <table:table-cell/>
          <table:table-cell office:value-type="float" office:value="16.274141587516" calcext:value-type="float">
            <text:p>16.274141587516</text:p>
          </table:table-cell>
          <table:table-cell office:value-type="float" office:value="3.5735707486851" calcext:value-type="float">
            <text:p>3.5735707486851</text:p>
          </table:table-cell>
          <table:table-cell/>
          <table:table-cell office:value-type="float" office:value="18.8996754782792" calcext:value-type="float">
            <text:p>18.8996754782792</text:p>
          </table:table-cell>
          <table:table-cell office:value-type="float" office:value="2.26446125820347" calcext:value-type="float">
            <text:p>2.26446125820347</text:p>
          </table:table-cell>
          <table:table-cell/>
          <table:table-cell office:value-type="float" office:value="28.3067955210178" calcext:value-type="float">
            <text:p>28.3067955210178</text:p>
          </table:table-cell>
          <table:table-cell office:value-type="float" office:value="6.6268371677546" calcext:value-type="float">
            <text:p>6.6268371677546</text:p>
          </table:table-cell>
          <table:table-cell table:number-columns-repeated="3"/>
          <table:table-cell office:value-type="float" office:value="22.6262290847374" calcext:value-type="float">
            <text:p>22.6262290847374</text:p>
          </table:table-cell>
          <table:table-cell office:value-type="float" office:value="16.274141587516" calcext:value-type="float">
            <text:p>16.274141587516</text:p>
          </table:table-cell>
          <table:table-cell office:value-type="float" office:value="18.8996754782792" calcext:value-type="float">
            <text:p>18.8996754782792</text:p>
          </table:table-cell>
          <table:table-cell office:value-type="float" office:value="28.3067955210178" calcext:value-type="float">
            <text:p>28.3067955210178</text:p>
          </table:table-cell>
          <table:table-cell table:number-columns-repeated="2"/>
          <table:table-cell office:value-type="float" office:value="7.49182083841947" calcext:value-type="float">
            <text:p>7.49182083841947</text:p>
          </table:table-cell>
          <table:table-cell office:value-type="float" office:value="3.5735707486851" calcext:value-type="float">
            <text:p>3.5735707486851</text:p>
          </table:table-cell>
          <table:table-cell office:value-type="float" office:value="2.26446125820347" calcext:value-type="float">
            <text:p>2.26446125820347</text:p>
          </table:table-cell>
          <table:table-cell office:value-type="float" office:value="6.6268371677546" calcext:value-type="float">
            <text:p>6.626837167754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.5039228943794" calcext:value-type="float">
            <text:p>19.5039228943794</text:p>
          </table:table-cell>
          <table:table-cell office:value-type="float" office:value="2.48246110902566" calcext:value-type="float">
            <text:p>2.48246110902566</text:p>
          </table:table-cell>
          <table:table-cell table:number-columns-repeated="3"/>
          <table:table-cell office:value-type="float" office:value="25.5002913147759" calcext:value-type="float">
            <text:p>25.5002913147759</text:p>
          </table:table-cell>
          <table:table-cell office:value-type="float" office:value="8.62498853358494" calcext:value-type="float">
            <text:p>8.62498853358494</text:p>
          </table:table-cell>
          <table:table-cell/>
          <table:table-cell office:value-type="float" office:value="16.2275197847757" calcext:value-type="float">
            <text:p>16.2275197847757</text:p>
          </table:table-cell>
          <table:table-cell office:value-type="float" office:value="7.06342509879846" calcext:value-type="float">
            <text:p>7.06342509879846</text:p>
          </table:table-cell>
          <table:table-cell/>
          <table:table-cell office:value-type="float" office:value="18.9564333333104" calcext:value-type="float">
            <text:p>18.9564333333104</text:p>
          </table:table-cell>
          <table:table-cell office:value-type="float" office:value="3.47979415400944" calcext:value-type="float">
            <text:p>3.47979415400944</text:p>
          </table:table-cell>
          <table:table-cell/>
          <table:table-cell office:value-type="float" office:value="30.0436251028498" calcext:value-type="float">
            <text:p>30.0436251028498</text:p>
          </table:table-cell>
          <table:table-cell office:value-type="float" office:value="8.93108466234303" calcext:value-type="float">
            <text:p>8.93108466234303</text:p>
          </table:table-cell>
          <table:table-cell table:number-columns-repeated="3"/>
          <table:table-cell office:value-type="float" office:value="25.5002913147759" calcext:value-type="float">
            <text:p>25.5002913147759</text:p>
          </table:table-cell>
          <table:table-cell office:value-type="float" office:value="16.2275197847757" calcext:value-type="float">
            <text:p>16.2275197847757</text:p>
          </table:table-cell>
          <table:table-cell office:value-type="float" office:value="18.9564333333104" calcext:value-type="float">
            <text:p>18.9564333333104</text:p>
          </table:table-cell>
          <table:table-cell office:value-type="float" office:value="30.0436251028498" calcext:value-type="float">
            <text:p>30.0436251028498</text:p>
          </table:table-cell>
          <table:table-cell table:number-columns-repeated="2"/>
          <table:table-cell office:value-type="float" office:value="8.62498853358494" calcext:value-type="float">
            <text:p>8.62498853358494</text:p>
          </table:table-cell>
          <table:table-cell office:value-type="float" office:value="7.06342509879846" calcext:value-type="float">
            <text:p>7.06342509879846</text:p>
          </table:table-cell>
          <table:table-cell office:value-type="float" office:value="3.47979415400944" calcext:value-type="float">
            <text:p>3.47979415400944</text:p>
          </table:table-cell>
          <table:table-cell office:value-type="float" office:value="8.93108466234303" calcext:value-type="float">
            <text:p>8.9310846623430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.202358949501" calcext:value-type="float">
            <text:p>19.202358949501</text:p>
          </table:table-cell>
          <table:table-cell office:value-type="float" office:value="2.85053416575238" calcext:value-type="float">
            <text:p>2.85053416575238</text:p>
          </table:table-cell>
          <table:table-cell table:number-columns-repeated="3"/>
          <table:table-cell office:value-type="float" office:value="25.4428788945584" calcext:value-type="float">
            <text:p>25.4428788945584</text:p>
          </table:table-cell>
          <table:table-cell office:value-type="float" office:value="7.97594103840412" calcext:value-type="float">
            <text:p>7.97594103840412</text:p>
          </table:table-cell>
          <table:table-cell/>
          <table:table-cell office:value-type="float" office:value="14.6047347699207" calcext:value-type="float">
            <text:p>14.6047347699207</text:p>
          </table:table-cell>
          <table:table-cell office:value-type="float" office:value="6.33869115442107" calcext:value-type="float">
            <text:p>6.33869115442107</text:p>
          </table:table-cell>
          <table:table-cell/>
          <table:table-cell office:value-type="float" office:value="19.341441754876" calcext:value-type="float">
            <text:p>19.341441754876</text:p>
          </table:table-cell>
          <table:table-cell office:value-type="float" office:value="2.41066247859097" calcext:value-type="float">
            <text:p>2.41066247859097</text:p>
          </table:table-cell>
          <table:table-cell/>
          <table:table-cell office:value-type="float" office:value="30.595348289771" calcext:value-type="float">
            <text:p>30.595348289771</text:p>
          </table:table-cell>
          <table:table-cell office:value-type="float" office:value="8.8785154019731" calcext:value-type="float">
            <text:p>8.8785154019731</text:p>
          </table:table-cell>
          <table:table-cell table:number-columns-repeated="3"/>
          <table:table-cell office:value-type="float" office:value="25.4428788945584" calcext:value-type="float">
            <text:p>25.4428788945584</text:p>
          </table:table-cell>
          <table:table-cell office:value-type="float" office:value="14.6047347699207" calcext:value-type="float">
            <text:p>14.6047347699207</text:p>
          </table:table-cell>
          <table:table-cell office:value-type="float" office:value="19.341441754876" calcext:value-type="float">
            <text:p>19.341441754876</text:p>
          </table:table-cell>
          <table:table-cell office:value-type="float" office:value="30.595348289771" calcext:value-type="float">
            <text:p>30.595348289771</text:p>
          </table:table-cell>
          <table:table-cell table:number-columns-repeated="2"/>
          <table:table-cell office:value-type="float" office:value="7.97594103840412" calcext:value-type="float">
            <text:p>7.97594103840412</text:p>
          </table:table-cell>
          <table:table-cell office:value-type="float" office:value="6.33869115442107" calcext:value-type="float">
            <text:p>6.33869115442107</text:p>
          </table:table-cell>
          <table:table-cell office:value-type="float" office:value="2.41066247859097" calcext:value-type="float">
            <text:p>2.41066247859097</text:p>
          </table:table-cell>
          <table:table-cell office:value-type="float" office:value="8.8785154019731" calcext:value-type="float">
            <text:p>8.878515401973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.8217892337031" calcext:value-type="float">
            <text:p>18.8217892337031</text:p>
          </table:table-cell>
          <table:table-cell office:value-type="float" office:value="8.38182951596225" calcext:value-type="float">
            <text:p>8.38182951596225</text:p>
          </table:table-cell>
          <table:table-cell table:number-columns-repeated="3"/>
          <table:table-cell office:value-type="float" office:value="24.3773199036845" calcext:value-type="float">
            <text:p>24.3773199036845</text:p>
          </table:table-cell>
          <table:table-cell office:value-type="float" office:value="3.37309219848312" calcext:value-type="float">
            <text:p>3.37309219848312</text:p>
          </table:table-cell>
          <table:table-cell/>
          <table:table-cell office:value-type="float" office:value="15.2490456864373" calcext:value-type="float">
            <text:p>15.2490456864373</text:p>
          </table:table-cell>
          <table:table-cell office:value-type="float" office:value="7.37558671908272" calcext:value-type="float">
            <text:p>7.37558671908272</text:p>
          </table:table-cell>
          <table:table-cell/>
          <table:table-cell office:value-type="float" office:value="18.7622361390281" calcext:value-type="float">
            <text:p>18.7622361390281</text:p>
          </table:table-cell>
          <table:table-cell office:value-type="float" office:value="10.502618760499" calcext:value-type="float">
            <text:p>10.502618760499</text:p>
          </table:table-cell>
          <table:table-cell/>
          <table:table-cell office:value-type="float" office:value="25.6547955492429" calcext:value-type="float">
            <text:p>25.6547955492429</text:p>
          </table:table-cell>
          <table:table-cell office:value-type="float" office:value="9.48222081919715" calcext:value-type="float">
            <text:p>9.48222081919715</text:p>
          </table:table-cell>
          <table:table-cell table:number-columns-repeated="3"/>
          <table:table-cell office:value-type="float" office:value="24.3773199036845" calcext:value-type="float">
            <text:p>24.3773199036845</text:p>
          </table:table-cell>
          <table:table-cell office:value-type="float" office:value="15.2490456864373" calcext:value-type="float">
            <text:p>15.2490456864373</text:p>
          </table:table-cell>
          <table:table-cell office:value-type="float" office:value="18.7622361390281" calcext:value-type="float">
            <text:p>18.7622361390281</text:p>
          </table:table-cell>
          <table:table-cell office:value-type="float" office:value="25.6547955492429" calcext:value-type="float">
            <text:p>25.6547955492429</text:p>
          </table:table-cell>
          <table:table-cell table:number-columns-repeated="2"/>
          <table:table-cell office:value-type="float" office:value="3.37309219848312" calcext:value-type="float">
            <text:p>3.37309219848312</text:p>
          </table:table-cell>
          <table:table-cell office:value-type="float" office:value="7.37558671908272" calcext:value-type="float">
            <text:p>7.37558671908272</text:p>
          </table:table-cell>
          <table:table-cell office:value-type="float" office:value="10.502618760499" calcext:value-type="float">
            <text:p>10.502618760499</text:p>
          </table:table-cell>
          <table:table-cell office:value-type="float" office:value="9.48222081919715" calcext:value-type="float">
            <text:p>9.48222081919715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.398122167781" calcext:value-type="float">
            <text:p>18.398122167781</text:p>
          </table:table-cell>
          <table:table-cell office:value-type="float" office:value="7.53098652714835" calcext:value-type="float">
            <text:p>7.53098652714835</text:p>
          </table:table-cell>
          <table:table-cell table:number-columns-repeated="3"/>
          <table:table-cell office:value-type="float" office:value="26.6454438702512" calcext:value-type="float">
            <text:p>26.6454438702512</text:p>
          </table:table-cell>
          <table:table-cell office:value-type="float" office:value="2.67768711901575" calcext:value-type="float">
            <text:p>2.67768711901575</text:p>
          </table:table-cell>
          <table:table-cell/>
          <table:table-cell office:value-type="float" office:value="15.0671020573163" calcext:value-type="float">
            <text:p>15.0671020573163</text:p>
          </table:table-cell>
          <table:table-cell office:value-type="float" office:value="5.78149101084608" calcext:value-type="float">
            <text:p>5.78149101084608</text:p>
          </table:table-cell>
          <table:table-cell/>
          <table:table-cell office:value-type="float" office:value="19.4606599266808" calcext:value-type="float">
            <text:p>19.4606599266808</text:p>
          </table:table-cell>
          <table:table-cell office:value-type="float" office:value="6.88347636204933" calcext:value-type="float">
            <text:p>6.88347636204933</text:p>
          </table:table-cell>
          <table:table-cell/>
          <table:table-cell office:value-type="float" office:value="25.9162322878386" calcext:value-type="float">
            <text:p>25.9162322878386</text:p>
          </table:table-cell>
          <table:table-cell office:value-type="float" office:value="4.18384522503711" calcext:value-type="float">
            <text:p>4.18384522503711</text:p>
          </table:table-cell>
          <table:table-cell table:number-columns-repeated="3"/>
          <table:table-cell office:value-type="float" office:value="26.6454438702512" calcext:value-type="float">
            <text:p>26.6454438702512</text:p>
          </table:table-cell>
          <table:table-cell office:value-type="float" office:value="15.0671020573163" calcext:value-type="float">
            <text:p>15.0671020573163</text:p>
          </table:table-cell>
          <table:table-cell office:value-type="float" office:value="19.4606599266808" calcext:value-type="float">
            <text:p>19.4606599266808</text:p>
          </table:table-cell>
          <table:table-cell office:value-type="float" office:value="25.9162322878386" calcext:value-type="float">
            <text:p>25.9162322878386</text:p>
          </table:table-cell>
          <table:table-cell table:number-columns-repeated="2"/>
          <table:table-cell office:value-type="float" office:value="2.67768711901575" calcext:value-type="float">
            <text:p>2.67768711901575</text:p>
          </table:table-cell>
          <table:table-cell office:value-type="float" office:value="5.78149101084608" calcext:value-type="float">
            <text:p>5.78149101084608</text:p>
          </table:table-cell>
          <table:table-cell office:value-type="float" office:value="6.88347636204933" calcext:value-type="float">
            <text:p>6.88347636204933</text:p>
          </table:table-cell>
          <table:table-cell office:value-type="float" office:value="4.18384522503711" calcext:value-type="float">
            <text:p>4.1838452250371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1149156914701" calcext:value-type="float">
            <text:p>17.1149156914701</text:p>
          </table:table-cell>
          <table:table-cell office:value-type="float" office:value="4.26530824086571" calcext:value-type="float">
            <text:p>4.26530824086571</text:p>
          </table:table-cell>
          <table:table-cell table:number-columns-repeated="3"/>
          <table:table-cell office:value-type="float" office:value="28.8818856362418" calcext:value-type="float">
            <text:p>28.8818856362418</text:p>
          </table:table-cell>
          <table:table-cell office:value-type="float" office:value="8.45909088590101" calcext:value-type="float">
            <text:p>8.45909088590101</text:p>
          </table:table-cell>
          <table:table-cell/>
          <table:table-cell office:value-type="float" office:value="14.5183664904429" calcext:value-type="float">
            <text:p>14.5183664904429</text:p>
          </table:table-cell>
          <table:table-cell office:value-type="float" office:value="4.5498418549416" calcext:value-type="float">
            <text:p>4.5498418549416</text:p>
          </table:table-cell>
          <table:table-cell/>
          <table:table-cell office:value-type="float" office:value="17.0176535089699" calcext:value-type="float">
            <text:p>17.0176535089699</text:p>
          </table:table-cell>
          <table:table-cell office:value-type="float" office:value="5.86739912324466" calcext:value-type="float">
            <text:p>5.86739912324466</text:p>
          </table:table-cell>
          <table:table-cell/>
          <table:table-cell office:value-type="float" office:value="27.9030769369714" calcext:value-type="float">
            <text:p>27.9030769369714</text:p>
          </table:table-cell>
          <table:table-cell office:value-type="float" office:value="5.60500358486561" calcext:value-type="float">
            <text:p>5.60500358486561</text:p>
          </table:table-cell>
          <table:table-cell table:number-columns-repeated="3"/>
          <table:table-cell office:value-type="float" office:value="28.8818856362418" calcext:value-type="float">
            <text:p>28.8818856362418</text:p>
          </table:table-cell>
          <table:table-cell office:value-type="float" office:value="14.5183664904429" calcext:value-type="float">
            <text:p>14.5183664904429</text:p>
          </table:table-cell>
          <table:table-cell office:value-type="float" office:value="17.0176535089699" calcext:value-type="float">
            <text:p>17.0176535089699</text:p>
          </table:table-cell>
          <table:table-cell office:value-type="float" office:value="27.9030769369714" calcext:value-type="float">
            <text:p>27.9030769369714</text:p>
          </table:table-cell>
          <table:table-cell table:number-columns-repeated="2"/>
          <table:table-cell office:value-type="float" office:value="8.45909088590101" calcext:value-type="float">
            <text:p>8.45909088590101</text:p>
          </table:table-cell>
          <table:table-cell office:value-type="float" office:value="4.5498418549416" calcext:value-type="float">
            <text:p>4.5498418549416</text:p>
          </table:table-cell>
          <table:table-cell office:value-type="float" office:value="5.86739912324466" calcext:value-type="float">
            <text:p>5.86739912324466</text:p>
          </table:table-cell>
          <table:table-cell office:value-type="float" office:value="5.60500358486561" calcext:value-type="float">
            <text:p>5.6050035848656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.8577508267709" calcext:value-type="float">
            <text:p>19.8577508267709</text:p>
          </table:table-cell>
          <table:table-cell office:value-type="float" office:value="5.88679386667906" calcext:value-type="float">
            <text:p>5.88679386667906</text:p>
          </table:table-cell>
          <table:table-cell table:number-columns-repeated="3"/>
          <table:table-cell office:value-type="float" office:value="28.2372553490891" calcext:value-type="float">
            <text:p>28.2372553490891</text:p>
          </table:table-cell>
          <table:table-cell office:value-type="float" office:value="9.4110280285578" calcext:value-type="float">
            <text:p>9.4110280285578</text:p>
          </table:table-cell>
          <table:table-cell/>
          <table:table-cell office:value-type="float" office:value="14.673055321807" calcext:value-type="float">
            <text:p>14.673055321807</text:p>
          </table:table-cell>
          <table:table-cell office:value-type="float" office:value="2.93684327716346" calcext:value-type="float">
            <text:p>2.93684327716346</text:p>
          </table:table-cell>
          <table:table-cell/>
          <table:table-cell office:value-type="float" office:value="17.6524341158881" calcext:value-type="float">
            <text:p>17.6524341158881</text:p>
          </table:table-cell>
          <table:table-cell office:value-type="float" office:value="8.49379650887639" calcext:value-type="float">
            <text:p>8.49379650887639</text:p>
          </table:table-cell>
          <table:table-cell/>
          <table:table-cell office:value-type="float" office:value="26.9308325441178" calcext:value-type="float">
            <text:p>26.9308325441178</text:p>
          </table:table-cell>
          <table:table-cell office:value-type="float" office:value="8.6683041854482" calcext:value-type="float">
            <text:p>8.6683041854482</text:p>
          </table:table-cell>
          <table:table-cell table:number-columns-repeated="3"/>
          <table:table-cell office:value-type="float" office:value="28.2372553490891" calcext:value-type="float">
            <text:p>28.2372553490891</text:p>
          </table:table-cell>
          <table:table-cell office:value-type="float" office:value="14.673055321807" calcext:value-type="float">
            <text:p>14.673055321807</text:p>
          </table:table-cell>
          <table:table-cell office:value-type="float" office:value="17.6524341158881" calcext:value-type="float">
            <text:p>17.6524341158881</text:p>
          </table:table-cell>
          <table:table-cell office:value-type="float" office:value="26.9308325441178" calcext:value-type="float">
            <text:p>26.9308325441178</text:p>
          </table:table-cell>
          <table:table-cell table:number-columns-repeated="2"/>
          <table:table-cell office:value-type="float" office:value="9.4110280285578" calcext:value-type="float">
            <text:p>9.4110280285578</text:p>
          </table:table-cell>
          <table:table-cell office:value-type="float" office:value="2.93684327716346" calcext:value-type="float">
            <text:p>2.93684327716346</text:p>
          </table:table-cell>
          <table:table-cell office:value-type="float" office:value="8.49379650887639" calcext:value-type="float">
            <text:p>8.49379650887639</text:p>
          </table:table-cell>
          <table:table-cell office:value-type="float" office:value="8.6683041854482" calcext:value-type="float">
            <text:p>8.668304185448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.8848542038909" calcext:value-type="float">
            <text:p>19.8848542038909</text:p>
          </table:table-cell>
          <table:table-cell office:value-type="float" office:value="2.28111270739097" calcext:value-type="float">
            <text:p>2.28111270739097</text:p>
          </table:table-cell>
          <table:table-cell table:number-columns-repeated="3"/>
          <table:table-cell office:value-type="float" office:value="27.2319374080114" calcext:value-type="float">
            <text:p>27.2319374080114</text:p>
          </table:table-cell>
          <table:table-cell office:value-type="float" office:value="9.3577639072807" calcext:value-type="float">
            <text:p>9.3577639072807</text:p>
          </table:table-cell>
          <table:table-cell/>
          <table:table-cell office:value-type="float" office:value="13.9563594724735" calcext:value-type="float">
            <text:p>13.9563594724735</text:p>
          </table:table-cell>
          <table:table-cell office:value-type="float" office:value="10.7312882195599" calcext:value-type="float">
            <text:p>10.7312882195599</text:p>
          </table:table-cell>
          <table:table-cell/>
          <table:table-cell office:value-type="float" office:value="17.3179837456624" calcext:value-type="float">
            <text:p>17.3179837456624</text:p>
          </table:table-cell>
          <table:table-cell office:value-type="float" office:value="5.24149330863848" calcext:value-type="float">
            <text:p>5.24149330863848</text:p>
          </table:table-cell>
          <table:table-cell/>
          <table:table-cell office:value-type="float" office:value="23.3908856736551" calcext:value-type="float">
            <text:p>23.3908856736551</text:p>
          </table:table-cell>
          <table:table-cell office:value-type="float" office:value="7.23719659027505" calcext:value-type="float">
            <text:p>7.23719659027505</text:p>
          </table:table-cell>
          <table:table-cell table:number-columns-repeated="3"/>
          <table:table-cell office:value-type="float" office:value="27.2319374080114" calcext:value-type="float">
            <text:p>27.2319374080114</text:p>
          </table:table-cell>
          <table:table-cell office:value-type="float" office:value="13.9563594724735" calcext:value-type="float">
            <text:p>13.9563594724735</text:p>
          </table:table-cell>
          <table:table-cell office:value-type="float" office:value="17.3179837456624" calcext:value-type="float">
            <text:p>17.3179837456624</text:p>
          </table:table-cell>
          <table:table-cell office:value-type="float" office:value="23.3908856736551" calcext:value-type="float">
            <text:p>23.3908856736551</text:p>
          </table:table-cell>
          <table:table-cell table:number-columns-repeated="2"/>
          <table:table-cell office:value-type="float" office:value="9.3577639072807" calcext:value-type="float">
            <text:p>9.3577639072807</text:p>
          </table:table-cell>
          <table:table-cell office:value-type="float" office:value="10.7312882195599" calcext:value-type="float">
            <text:p>10.7312882195599</text:p>
          </table:table-cell>
          <table:table-cell office:value-type="float" office:value="5.24149330863848" calcext:value-type="float">
            <text:p>5.24149330863848</text:p>
          </table:table-cell>
          <table:table-cell office:value-type="float" office:value="7.23719659027505" calcext:value-type="float">
            <text:p>7.23719659027505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6194494535049" calcext:value-type="float">
            <text:p>17.6194494535049</text:p>
          </table:table-cell>
          <table:table-cell office:value-type="float" office:value="5.35680130480126" calcext:value-type="float">
            <text:p>5.35680130480126</text:p>
          </table:table-cell>
          <table:table-cell table:number-columns-repeated="3"/>
          <table:table-cell office:value-type="float" office:value="29.245652608867" calcext:value-type="float">
            <text:p>29.245652608867</text:p>
          </table:table-cell>
          <table:table-cell office:value-type="float" office:value="6.78580074101429" calcext:value-type="float">
            <text:p>6.78580074101429</text:p>
          </table:table-cell>
          <table:table-cell/>
          <table:table-cell office:value-type="float" office:value="14.9919745087606" calcext:value-type="float">
            <text:p>14.9919745087606</text:p>
          </table:table-cell>
          <table:table-cell office:value-type="float" office:value="8.6916838540506" calcext:value-type="float">
            <text:p>8.6916838540506</text:p>
          </table:table-cell>
          <table:table-cell/>
          <table:table-cell office:value-type="float" office:value="17.5201695200744" calcext:value-type="float">
            <text:p>17.5201695200744</text:p>
          </table:table-cell>
          <table:table-cell office:value-type="float" office:value="6.09485639409861" calcext:value-type="float">
            <text:p>6.09485639409861</text:p>
          </table:table-cell>
          <table:table-cell/>
          <table:table-cell office:value-type="float" office:value="27.0926561761623" calcext:value-type="float">
            <text:p>27.0926561761623</text:p>
          </table:table-cell>
          <table:table-cell office:value-type="float" office:value="8.29910261514196" calcext:value-type="float">
            <text:p>8.29910261514196</text:p>
          </table:table-cell>
          <table:table-cell table:number-columns-repeated="3"/>
          <table:table-cell office:value-type="float" office:value="29.245652608867" calcext:value-type="float">
            <text:p>29.245652608867</text:p>
          </table:table-cell>
          <table:table-cell office:value-type="float" office:value="14.9919745087606" calcext:value-type="float">
            <text:p>14.9919745087606</text:p>
          </table:table-cell>
          <table:table-cell office:value-type="float" office:value="17.5201695200744" calcext:value-type="float">
            <text:p>17.5201695200744</text:p>
          </table:table-cell>
          <table:table-cell office:value-type="float" office:value="27.0926561761623" calcext:value-type="float">
            <text:p>27.0926561761623</text:p>
          </table:table-cell>
          <table:table-cell table:number-columns-repeated="2"/>
          <table:table-cell office:value-type="float" office:value="6.78580074101429" calcext:value-type="float">
            <text:p>6.78580074101429</text:p>
          </table:table-cell>
          <table:table-cell office:value-type="float" office:value="8.6916838540506" calcext:value-type="float">
            <text:p>8.6916838540506</text:p>
          </table:table-cell>
          <table:table-cell office:value-type="float" office:value="6.09485639409861" calcext:value-type="float">
            <text:p>6.09485639409861</text:p>
          </table:table-cell>
          <table:table-cell office:value-type="float" office:value="8.29910261514196" calcext:value-type="float">
            <text:p>8.29910261514196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.5028689602357" calcext:value-type="float">
            <text:p>18.5028689602357</text:p>
          </table:table-cell>
          <table:table-cell office:value-type="float" office:value="3.86487091601743" calcext:value-type="float">
            <text:p>3.86487091601743</text:p>
          </table:table-cell>
          <table:table-cell table:number-columns-repeated="3"/>
          <table:table-cell office:value-type="float" office:value="32.2561218622968" calcext:value-type="float">
            <text:p>32.2561218622968</text:p>
          </table:table-cell>
          <table:table-cell office:value-type="float" office:value="4.71477680944575" calcext:value-type="float">
            <text:p>4.71477680944575</text:p>
          </table:table-cell>
          <table:table-cell/>
          <table:table-cell office:value-type="float" office:value="14.6739028906835" calcext:value-type="float">
            <text:p>14.6739028906835</text:p>
          </table:table-cell>
          <table:table-cell office:value-type="float" office:value="5.37027857334127" calcext:value-type="float">
            <text:p>5.37027857334127</text:p>
          </table:table-cell>
          <table:table-cell/>
          <table:table-cell office:value-type="float" office:value="17.8667768151483" calcext:value-type="float">
            <text:p>17.8667768151483</text:p>
          </table:table-cell>
          <table:table-cell office:value-type="float" office:value="8.12079079744207" calcext:value-type="float">
            <text:p>8.12079079744207</text:p>
          </table:table-cell>
          <table:table-cell/>
          <table:table-cell office:value-type="float" office:value="28.3057523661899" calcext:value-type="float">
            <text:p>28.3057523661899</text:p>
          </table:table-cell>
          <table:table-cell office:value-type="float" office:value="6.72880211518035" calcext:value-type="float">
            <text:p>6.72880211518035</text:p>
          </table:table-cell>
          <table:table-cell table:number-columns-repeated="3"/>
          <table:table-cell office:value-type="float" office:value="32.2561218622968" calcext:value-type="float">
            <text:p>32.2561218622968</text:p>
          </table:table-cell>
          <table:table-cell office:value-type="float" office:value="14.6739028906835" calcext:value-type="float">
            <text:p>14.6739028906835</text:p>
          </table:table-cell>
          <table:table-cell office:value-type="float" office:value="17.8667768151483" calcext:value-type="float">
            <text:p>17.8667768151483</text:p>
          </table:table-cell>
          <table:table-cell office:value-type="float" office:value="28.3057523661899" calcext:value-type="float">
            <text:p>28.3057523661899</text:p>
          </table:table-cell>
          <table:table-cell table:number-columns-repeated="2"/>
          <table:table-cell office:value-type="float" office:value="4.71477680944575" calcext:value-type="float">
            <text:p>4.71477680944575</text:p>
          </table:table-cell>
          <table:table-cell office:value-type="float" office:value="5.37027857334127" calcext:value-type="float">
            <text:p>5.37027857334127</text:p>
          </table:table-cell>
          <table:table-cell office:value-type="float" office:value="8.12079079744207" calcext:value-type="float">
            <text:p>8.12079079744207</text:p>
          </table:table-cell>
          <table:table-cell office:value-type="float" office:value="6.72880211518035" calcext:value-type="float">
            <text:p>6.72880211518035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.1652792130629" calcext:value-type="float">
            <text:p>18.1652792130629</text:p>
          </table:table-cell>
          <table:table-cell office:value-type="float" office:value="3.79772818488726" calcext:value-type="float">
            <text:p>3.79772818488726</text:p>
          </table:table-cell>
          <table:table-cell table:number-columns-repeated="3"/>
          <table:table-cell office:value-type="float" office:value="25.5052818461998" calcext:value-type="float">
            <text:p>25.5052818461998</text:p>
          </table:table-cell>
          <table:table-cell office:value-type="float" office:value="9.73821261323786" calcext:value-type="float">
            <text:p>9.73821261323786</text:p>
          </table:table-cell>
          <table:table-cell/>
          <table:table-cell office:value-type="float" office:value="14.3936459999603" calcext:value-type="float">
            <text:p>14.3936459999603</text:p>
          </table:table-cell>
          <table:table-cell office:value-type="float" office:value="6.70025612106915" calcext:value-type="float">
            <text:p>6.70025612106915</text:p>
          </table:table-cell>
          <table:table-cell/>
          <table:table-cell office:value-type="float" office:value="19.9413071017141" calcext:value-type="float">
            <text:p>19.9413071017141</text:p>
          </table:table-cell>
          <table:table-cell office:value-type="float" office:value="11.2344138155878" calcext:value-type="float">
            <text:p>11.2344138155878</text:p>
          </table:table-cell>
          <table:table-cell/>
          <table:table-cell office:value-type="float" office:value="26.923810244984" calcext:value-type="float">
            <text:p>26.923810244984</text:p>
          </table:table-cell>
          <table:table-cell office:value-type="float" office:value="8.65302180499983" calcext:value-type="float">
            <text:p>8.65302180499983</text:p>
          </table:table-cell>
          <table:table-cell table:number-columns-repeated="3"/>
          <table:table-cell office:value-type="float" office:value="25.5052818461998" calcext:value-type="float">
            <text:p>25.5052818461998</text:p>
          </table:table-cell>
          <table:table-cell office:value-type="float" office:value="14.3936459999603" calcext:value-type="float">
            <text:p>14.3936459999603</text:p>
          </table:table-cell>
          <table:table-cell office:value-type="float" office:value="19.9413071017141" calcext:value-type="float">
            <text:p>19.9413071017141</text:p>
          </table:table-cell>
          <table:table-cell office:value-type="float" office:value="26.923810244984" calcext:value-type="float">
            <text:p>26.923810244984</text:p>
          </table:table-cell>
          <table:table-cell table:number-columns-repeated="2"/>
          <table:table-cell office:value-type="float" office:value="9.73821261323786" calcext:value-type="float">
            <text:p>9.73821261323786</text:p>
          </table:table-cell>
          <table:table-cell office:value-type="float" office:value="6.70025612106915" calcext:value-type="float">
            <text:p>6.70025612106915</text:p>
          </table:table-cell>
          <table:table-cell office:value-type="float" office:value="11.2344138155878" calcext:value-type="float">
            <text:p>11.2344138155878</text:p>
          </table:table-cell>
          <table:table-cell office:value-type="float" office:value="8.65302180499983" calcext:value-type="float">
            <text:p>8.65302180499983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.8322723117301" calcext:value-type="float">
            <text:p>18.8322723117301</text:p>
          </table:table-cell>
          <table:table-cell office:value-type="float" office:value="4.79547192866946" calcext:value-type="float">
            <text:p>4.79547192866946</text:p>
          </table:table-cell>
          <table:table-cell table:number-columns-repeated="3"/>
          <table:table-cell office:value-type="float" office:value="26.7307193280945" calcext:value-type="float">
            <text:p>26.7307193280945</text:p>
          </table:table-cell>
          <table:table-cell office:value-type="float" office:value="7.59068339900151" calcext:value-type="float">
            <text:p>7.59068339900151</text:p>
          </table:table-cell>
          <table:table-cell/>
          <table:table-cell office:value-type="float" office:value="15.0555719268804" calcext:value-type="float">
            <text:p>15.0555719268804</text:p>
          </table:table-cell>
          <table:table-cell office:value-type="float" office:value="5.25347432257345" calcext:value-type="float">
            <text:p>5.25347432257345</text:p>
          </table:table-cell>
          <table:table-cell/>
          <table:table-cell office:value-type="float" office:value="18.5151604940974" calcext:value-type="float">
            <text:p>18.5151604940974</text:p>
          </table:table-cell>
          <table:table-cell office:value-type="float" office:value="8.04292410534311" calcext:value-type="float">
            <text:p>8.04292410534311</text:p>
          </table:table-cell>
          <table:table-cell/>
          <table:table-cell office:value-type="float" office:value="23.2657787290051" calcext:value-type="float">
            <text:p>23.2657787290051</text:p>
          </table:table-cell>
          <table:table-cell office:value-type="float" office:value="5.65161524172668" calcext:value-type="float">
            <text:p>5.65161524172668</text:p>
          </table:table-cell>
          <table:table-cell table:number-columns-repeated="3"/>
          <table:table-cell office:value-type="float" office:value="26.7307193280945" calcext:value-type="float">
            <text:p>26.7307193280945</text:p>
          </table:table-cell>
          <table:table-cell office:value-type="float" office:value="15.0555719268804" calcext:value-type="float">
            <text:p>15.0555719268804</text:p>
          </table:table-cell>
          <table:table-cell office:value-type="float" office:value="18.5151604940974" calcext:value-type="float">
            <text:p>18.5151604940974</text:p>
          </table:table-cell>
          <table:table-cell office:value-type="float" office:value="23.2657787290051" calcext:value-type="float">
            <text:p>23.2657787290051</text:p>
          </table:table-cell>
          <table:table-cell table:number-columns-repeated="2"/>
          <table:table-cell office:value-type="float" office:value="7.59068339900151" calcext:value-type="float">
            <text:p>7.59068339900151</text:p>
          </table:table-cell>
          <table:table-cell office:value-type="float" office:value="5.25347432257345" calcext:value-type="float">
            <text:p>5.25347432257345</text:p>
          </table:table-cell>
          <table:table-cell office:value-type="float" office:value="8.04292410534311" calcext:value-type="float">
            <text:p>8.04292410534311</text:p>
          </table:table-cell>
          <table:table-cell office:value-type="float" office:value="5.65161524172668" calcext:value-type="float">
            <text:p>5.6516152417266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.6603486424903" calcext:value-type="float">
            <text:p>18.6603486424903</text:p>
          </table:table-cell>
          <table:table-cell office:value-type="float" office:value="6.37822665300002" calcext:value-type="float">
            <text:p>6.37822665300002</text:p>
          </table:table-cell>
          <table:table-cell table:number-columns-repeated="3"/>
          <table:table-cell office:value-type="float" office:value="24.4345507107242" calcext:value-type="float">
            <text:p>24.4345507107242</text:p>
          </table:table-cell>
          <table:table-cell office:value-type="float" office:value="5.56702415084802" calcext:value-type="float">
            <text:p>5.56702415084802</text:p>
          </table:table-cell>
          <table:table-cell/>
          <table:table-cell office:value-type="float" office:value="15.025974198736" calcext:value-type="float">
            <text:p>15.025974198736</text:p>
          </table:table-cell>
          <table:table-cell office:value-type="float" office:value="4.94188817719833" calcext:value-type="float">
            <text:p>4.94188817719833</text:p>
          </table:table-cell>
          <table:table-cell/>
          <table:table-cell office:value-type="float" office:value="19.4931954115472" calcext:value-type="float">
            <text:p>19.4931954115472</text:p>
          </table:table-cell>
          <table:table-cell office:value-type="float" office:value="4.95794807594869" calcext:value-type="float">
            <text:p>4.95794807594869</text:p>
          </table:table-cell>
          <table:table-cell/>
          <table:table-cell office:value-type="float" office:value="27.8456372792997" calcext:value-type="float">
            <text:p>27.8456372792997</text:p>
          </table:table-cell>
          <table:table-cell office:value-type="float" office:value="4.41982603773014" calcext:value-type="float">
            <text:p>4.41982603773014</text:p>
          </table:table-cell>
          <table:table-cell table:number-columns-repeated="3"/>
          <table:table-cell office:value-type="float" office:value="24.4345507107242" calcext:value-type="float">
            <text:p>24.4345507107242</text:p>
          </table:table-cell>
          <table:table-cell office:value-type="float" office:value="15.025974198736" calcext:value-type="float">
            <text:p>15.025974198736</text:p>
          </table:table-cell>
          <table:table-cell office:value-type="float" office:value="19.4931954115472" calcext:value-type="float">
            <text:p>19.4931954115472</text:p>
          </table:table-cell>
          <table:table-cell office:value-type="float" office:value="27.8456372792997" calcext:value-type="float">
            <text:p>27.8456372792997</text:p>
          </table:table-cell>
          <table:table-cell table:number-columns-repeated="2"/>
          <table:table-cell office:value-type="float" office:value="5.56702415084802" calcext:value-type="float">
            <text:p>5.56702415084802</text:p>
          </table:table-cell>
          <table:table-cell office:value-type="float" office:value="4.94188817719833" calcext:value-type="float">
            <text:p>4.94188817719833</text:p>
          </table:table-cell>
          <table:table-cell office:value-type="float" office:value="4.95794807594869" calcext:value-type="float">
            <text:p>4.95794807594869</text:p>
          </table:table-cell>
          <table:table-cell office:value-type="float" office:value="4.41982603773014" calcext:value-type="float">
            <text:p>4.41982603773014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.1953332793642" calcext:value-type="float">
            <text:p>18.1953332793642</text:p>
          </table:table-cell>
          <table:table-cell office:value-type="float" office:value="6.17433933413403" calcext:value-type="float">
            <text:p>6.17433933413403</text:p>
          </table:table-cell>
          <table:table-cell table:number-columns-repeated="3"/>
          <table:table-cell office:value-type="float" office:value="21.904993783351" calcext:value-type="float">
            <text:p>21.904993783351</text:p>
          </table:table-cell>
          <table:table-cell office:value-type="float" office:value="5.58730525324193" calcext:value-type="float">
            <text:p>5.58730525324193</text:p>
          </table:table-cell>
          <table:table-cell/>
          <table:table-cell office:value-type="float" office:value="14.0917756265088" calcext:value-type="float">
            <text:p>14.0917756265088</text:p>
          </table:table-cell>
          <table:table-cell office:value-type="float" office:value="6.19430591855175" calcext:value-type="float">
            <text:p>6.19430591855175</text:p>
          </table:table-cell>
          <table:table-cell/>
          <table:table-cell office:value-type="float" office:value="18.7240849394329" calcext:value-type="float">
            <text:p>18.7240849394329</text:p>
          </table:table-cell>
          <table:table-cell office:value-type="float" office:value="10.1640967505215" calcext:value-type="float">
            <text:p>10.1640967505215</text:p>
          </table:table-cell>
          <table:table-cell/>
          <table:table-cell office:value-type="float" office:value="25.6054596412607" calcext:value-type="float">
            <text:p>25.6054596412607</text:p>
          </table:table-cell>
          <table:table-cell office:value-type="float" office:value="4.60481482061283" calcext:value-type="float">
            <text:p>4.60481482061283</text:p>
          </table:table-cell>
          <table:table-cell table:number-columns-repeated="3"/>
          <table:table-cell office:value-type="float" office:value="21.904993783351" calcext:value-type="float">
            <text:p>21.904993783351</text:p>
          </table:table-cell>
          <table:table-cell office:value-type="float" office:value="14.0917756265088" calcext:value-type="float">
            <text:p>14.0917756265088</text:p>
          </table:table-cell>
          <table:table-cell office:value-type="float" office:value="18.7240849394329" calcext:value-type="float">
            <text:p>18.7240849394329</text:p>
          </table:table-cell>
          <table:table-cell office:value-type="float" office:value="25.6054596412607" calcext:value-type="float">
            <text:p>25.6054596412607</text:p>
          </table:table-cell>
          <table:table-cell table:number-columns-repeated="2"/>
          <table:table-cell office:value-type="float" office:value="5.58730525324193" calcext:value-type="float">
            <text:p>5.58730525324193</text:p>
          </table:table-cell>
          <table:table-cell office:value-type="float" office:value="6.19430591855175" calcext:value-type="float">
            <text:p>6.19430591855175</text:p>
          </table:table-cell>
          <table:table-cell office:value-type="float" office:value="10.1640967505215" calcext:value-type="float">
            <text:p>10.1640967505215</text:p>
          </table:table-cell>
          <table:table-cell office:value-type="float" office:value="4.60481482061283" calcext:value-type="float">
            <text:p>4.6048148206128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.344496328383" calcext:value-type="float">
            <text:p>18.344496328383</text:p>
          </table:table-cell>
          <table:table-cell office:value-type="float" office:value="11.4270996565491" calcext:value-type="float">
            <text:p>11.4270996565491</text:p>
          </table:table-cell>
          <table:table-cell table:number-columns-repeated="6"/>
          <table:table-cell office:value-type="float" office:value="15.3737286062333" calcext:value-type="float">
            <text:p>15.3737286062333</text:p>
          </table:table-cell>
          <table:table-cell office:value-type="float" office:value="6.63965692034281" calcext:value-type="float">
            <text:p>6.63965692034281</text:p>
          </table:table-cell>
          <table:table-cell table:number-columns-repeated="10"/>
          <table:table-cell office:value-type="float" office:value="15.3737286062333" calcext:value-type="float">
            <text:p>15.3737286062333</text:p>
          </table:table-cell>
          <table:table-cell table:number-columns-repeated="5"/>
          <table:table-cell office:value-type="float" office:value="6.63965692034281" calcext:value-type="float">
            <text:p>6.6396569203428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6.8081736911022" calcext:value-type="float">
            <text:p>16.8081736911022</text:p>
          </table:table-cell>
          <table:table-cell office:value-type="float" office:value="5.6053915780858" calcext:value-type="float">
            <text:p>5.6053915780858</text:p>
          </table:table-cell>
          <table:table-cell table:number-columns-repeated="6"/>
          <table:table-cell office:value-type="float" office:value="13.6578887322443" calcext:value-type="float">
            <text:p>13.6578887322443</text:p>
          </table:table-cell>
          <table:table-cell office:value-type="float" office:value="3.11147646717969" calcext:value-type="float">
            <text:p>3.11147646717969</text:p>
          </table:table-cell>
          <table:table-cell table:number-columns-repeated="10"/>
          <table:table-cell office:value-type="float" office:value="13.6578887322443" calcext:value-type="float">
            <text:p>13.6578887322443</text:p>
          </table:table-cell>
          <table:table-cell table:number-columns-repeated="5"/>
          <table:table-cell office:value-type="float" office:value="3.11147646717969" calcext:value-type="float">
            <text:p>3.1114764671796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.7167988547952" calcext:value-type="float">
            <text:p>18.7167988547952</text:p>
          </table:table-cell>
          <table:table-cell office:value-type="float" office:value="7.58645223825758" calcext:value-type="float">
            <text:p>7.58645223825758</text:p>
          </table:table-cell>
          <table:table-cell table:number-columns-repeated="3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.9070930677469" calcext:value-type="float">
            <text:p>18.9070930677469</text:p>
          </table:table-cell>
          <table:table-cell office:value-type="float" office:value="5.08538570895595" calcext:value-type="float">
            <text:p>5.08538570895595</text:p>
          </table:table-cell>
          <table:table-cell table:number-columns-repeated="3"/>
          <table:table-cell office:value-type="string" calcext:value-type="string">
            <text:p>Solar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Solar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Solar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Solar</text:p>
          </table:table-cell>
          <table:table-cell office:value-type="string" calcext:value-type="string">
            <text:p>Wind</text:p>
          </table:table-cell>
          <table:table-cell table:number-columns-repeated="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.0975154281483" calcext:value-type="float">
            <text:p>19.0975154281483</text:p>
          </table:table-cell>
          <table:table-cell office:value-type="float" office:value="6.57994083716215" calcext:value-type="float">
            <text:p>6.57994083716215</text:p>
          </table:table-cell>
          <table:table-cell table:number-columns-repeated="3"/>
          <table:table-cell table:formula="of:=AVERAGE([.G8:.G100])" office:value-type="float" office:value="25.9267214303454" calcext:value-type="float">
            <text:p>25.9267214303454</text:p>
          </table:table-cell>
          <table:table-cell table:formula="of:=AVERAGE([.H8:.H100])" office:value-type="float" office:value="6.97976987510866" calcext:value-type="float">
            <text:p>6.97976987510866</text:p>
          </table:table-cell>
          <table:table-cell/>
          <table:table-cell table:formula="of:=AVERAGE([.J8:.J100])" office:value-type="float" office:value="17.5806548552174" calcext:value-type="float">
            <text:p>17.5806548552174</text:p>
          </table:table-cell>
          <table:table-cell table:formula="of:=AVERAGE([.K8:.K100])" office:value-type="float" office:value="6.05381689631123" calcext:value-type="float">
            <text:p>6.05381689631123</text:p>
          </table:table-cell>
          <table:table-cell/>
          <table:table-cell table:formula="of:=AVERAGE([.M8:.M100])" office:value-type="float" office:value="15.445728774405" calcext:value-type="float">
            <text:p>15.445728774405</text:p>
          </table:table-cell>
          <table:table-cell table:formula="of:=AVERAGE([.N8:.N100])" office:value-type="float" office:value="6.56527268967133" calcext:value-type="float">
            <text:p>6.56527268967133</text:p>
          </table:table-cell>
          <table:table-cell/>
          <table:table-cell table:formula="of:=AVERAGE([.P8:.P100])" office:value-type="float" office:value="24.3977224963673" calcext:value-type="float">
            <text:p>24.3977224963673</text:p>
          </table:table-cell>
          <table:table-cell table:formula="of:=AVERAGE([.Q8:.Q100])" office:value-type="float" office:value="6.87143487300433" calcext:value-type="float">
            <text:p>6.87143487300433</text:p>
          </table:table-cell>
          <table:table-cell table:number-columns-repeated="2"/>
          <table:table-cell office:value-type="string" calcext:value-type="string">
            <text:p><text:span text:style-name="T1">ANOVA - Single Factor</text:span></text:p>
          </table:table-cell>
          <table:table-cell table:number-columns-repeated="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.9219170181927" calcext:value-type="float">
            <text:p>18.9219170181927</text:p>
          </table:table-cell>
          <table:table-cell office:value-type="float" office:value="5.31411867714181" calcext:value-type="float">
            <text:p>5.31411867714181</text:p>
          </table:table-cell>
          <table:table-cell table:number-columns-repeated="3"/>
          <table:table-cell table:formula="of:=ROUND([.G103];1)" office:value-type="float" office:value="25.9" calcext:value-type="float">
            <text:p>25.9</text:p>
          </table:table-cell>
          <table:table-cell table:formula="of:=ROUND([.H103];1)" office:value-type="float" office:value="7" calcext:value-type="float">
            <text:p>7</text:p>
          </table:table-cell>
          <table:table-cell/>
          <table:table-cell table:formula="of:=ROUND([.J103];1)" office:value-type="float" office:value="17.6" calcext:value-type="float">
            <text:p>17.6</text:p>
          </table:table-cell>
          <table:table-cell table:formula="of:=ROUND([.K103];1)" office:value-type="float" office:value="6.1" calcext:value-type="float">
            <text:p>6.1</text:p>
          </table:table-cell>
          <table:table-cell/>
          <table:table-cell table:formula="of:=ROUND([.M103];1)" office:value-type="float" office:value="15.4" calcext:value-type="float">
            <text:p>15.4</text:p>
          </table:table-cell>
          <table:table-cell table:formula="of:=ROUND([.N103];1)" office:value-type="float" office:value="6.6" calcext:value-type="float">
            <text:p>6.6</text:p>
          </table:table-cell>
          <table:table-cell/>
          <table:table-cell table:formula="of:=ROUND([.P103];1)" office:value-type="float" office:value="24.4" calcext:value-type="float">
            <text:p>24.4</text:p>
          </table:table-cell>
          <table:table-cell table:formula="of:=ROUND([.Q103];1)" office:value-type="float" office:value="6.9" calcext:value-type="float">
            <text:p>6.9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.8107203690431" calcext:value-type="float">
            <text:p>18.8107203690431</text:p>
          </table:table-cell>
          <table:table-cell office:value-type="float" office:value="5.86731265423339" calcext:value-type="float">
            <text:p>5.86731265423339</text:p>
          </table:table-cell>
          <table:table-cell table:number-columns-repeated="3"/>
          <table:table-cell table:formula="of:=SUM([.G104:.H104])" office:value-type="float" office:value="32.9" calcext:value-type="float">
            <text:p>32.9</text:p>
          </table:table-cell>
          <table:table-cell table:number-columns-repeated="2"/>
          <table:table-cell table:formula="of:=SUM([.J104:.K104])" office:value-type="float" office:value="23.7" calcext:value-type="float">
            <text:p>23.7</text:p>
          </table:table-cell>
          <table:table-cell table:number-columns-repeated="2"/>
          <table:table-cell table:formula="of:=SUM([.M104:.N104])" office:value-type="float" office:value="22" calcext:value-type="float">
            <text:p>22</text:p>
          </table:table-cell>
          <table:table-cell table:number-columns-repeated="2"/>
          <table:table-cell table:formula="of:=SUM([.P104:.Q104])" office:value-type="float" office:value="31.3" calcext:value-type="float">
            <text:p>31.3</text:p>
          </table:table-cell>
          <table:table-cell table:number-columns-repeated="11"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7384947671761" calcext:value-type="float">
            <text:p>19.7384947671761</text:p>
          </table:table-cell>
          <table:table-cell office:value-type="float" office:value="2.89186930528243" calcext:value-type="float">
            <text:p>2.89186930528243</text:p>
          </table:table-cell>
          <table:table-cell table:number-columns-repeated="3"/>
          <table:table-cell office:value-type="string" calcext:value-type="string">
            <text:p>Summer</text:p>
          </table:table-cell>
          <table:table-cell table:number-columns-repeated="2"/>
          <table:table-cell office:value-type="string" calcext:value-type="string">
            <text:p>Autumn</text:p>
          </table:table-cell>
          <table:table-cell table:number-columns-repeated="2"/>
          <table:table-cell office:value-type="string" calcext:value-type="string">
            <text:p>Wint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3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.836391136102" calcext:value-type="float">
            <text:p>18.836391136102</text:p>
          </table:table-cell>
          <table:table-cell office:value-type="float" office:value="4.33740907132626" calcext:value-type="float">
            <text:p>4.33740907132626</text:p>
          </table:table-cell>
          <table:table-cell table:number-columns-repeated="16"/>
          <table:table-cell office:value-type="string" calcext:value-type="string">
            <text:p>Column 1</text:p>
          </table:table-cell>
          <table:table-cell table:formula="of:=COUNT([$Sheet1.$U$7:.$U$100])" office:value-type="float" office:value="91" calcext:value-type="float">
            <text:p>91</text:p>
          </table:table-cell>
          <table:table-cell table:formula="of:=SUM([$Sheet1.$U$7:.$U$100])" office:value-type="float" office:value="2359.33165016143" calcext:value-type="float">
            <text:p>2359.33165016143</text:p>
          </table:table-cell>
          <table:table-cell table:formula="of:=AVERAGE([$Sheet1.$U$7:.$U$100])" office:value-type="float" office:value="25.9267214303454" calcext:value-type="float">
            <text:p>25.9267214303454</text:p>
          </table:table-cell>
          <table:table-cell table:formula="of:=VAR([$Sheet1.$U$7:.$U$100])" office:value-type="float" office:value="6.79651571616219" calcext:value-type="float">
            <text:p>6.79651571616219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.5125561572758" calcext:value-type="float">
            <text:p>16.5125561572758</text:p>
          </table:table-cell>
          <table:table-cell office:value-type="float" office:value="3.51983063331492" calcext:value-type="float">
            <text:p>3.51983063331492</text:p>
          </table:table-cell>
          <table:table-cell table:number-columns-repeated="16"/>
          <table:table-cell office:value-type="string" calcext:value-type="string">
            <text:p>Column 2</text:p>
          </table:table-cell>
          <table:table-cell table:formula="of:=COUNT([$Sheet1.$V$7:.$V$100])" office:value-type="float" office:value="93" calcext:value-type="float">
            <text:p>93</text:p>
          </table:table-cell>
          <table:table-cell table:formula="of:=SUM([$Sheet1.$V$7:.$V$100])" office:value-type="float" office:value="1635.00090153522" calcext:value-type="float">
            <text:p>1635.00090153522</text:p>
          </table:table-cell>
          <table:table-cell table:formula="of:=AVERAGE([$Sheet1.$V$7:.$V$100])" office:value-type="float" office:value="17.5806548552174" calcext:value-type="float">
            <text:p>17.5806548552174</text:p>
          </table:table-cell>
          <table:table-cell table:formula="of:=VAR([$Sheet1.$V$7:.$V$100])" office:value-type="float" office:value="5.67966863522543" calcext:value-type="float">
            <text:p>5.67966863522543</text:p>
          </table:table-cell>
          <table:table-cell table:number-columns-repeated="3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.1864401690943" calcext:value-type="float">
            <text:p>18.1864401690943</text:p>
          </table:table-cell>
          <table:table-cell office:value-type="float" office:value="4.94372787851493" calcext:value-type="float">
            <text:p>4.94372787851493</text:p>
          </table:table-cell>
          <table:table-cell table:number-columns-repeated="16"/>
          <table:table-cell office:value-type="string" calcext:value-type="string">
            <text:p>Column 3</text:p>
          </table:table-cell>
          <table:table-cell table:formula="of:=COUNT([$Sheet1.$W$7:.$W$100])" office:value-type="float" office:value="91" calcext:value-type="float">
            <text:p>91</text:p>
          </table:table-cell>
          <table:table-cell table:formula="of:=SUM([$Sheet1.$W$7:.$W$100])" office:value-type="float" office:value="1405.56131847086" calcext:value-type="float">
            <text:p>1405.56131847086</text:p>
          </table:table-cell>
          <table:table-cell table:formula="of:=AVERAGE([$Sheet1.$W$7:.$W$100])" office:value-type="float" office:value="15.445728774405" calcext:value-type="float">
            <text:p>15.445728774405</text:p>
          </table:table-cell>
          <table:table-cell table:formula="of:=VAR([$Sheet1.$W$7:.$W$100])" office:value-type="float" office:value="4.30116230033902" calcext:value-type="float">
            <text:p>4.30116230033902</text:p>
          </table:table-cell>
          <table:table-cell table:number-columns-repeated="3"/>
          <table:table-cell office:value-type="string" calcext:value-type="string">
            <text:p>Column 1</text:p>
          </table:table-cell>
          <table:table-cell table:formula="of:=COUNT([$Sheet1.$AA$7:.$AA$100])" office:value-type="float" office:value="91" calcext:value-type="float">
            <text:p>91</text:p>
          </table:table-cell>
          <table:table-cell table:formula="of:=SUM([$Sheet1.$AA$7:.$AA$100])" office:value-type="float" office:value="635.159058634888" calcext:value-type="float">
            <text:p>635.159058634888</text:p>
          </table:table-cell>
          <table:table-cell table:formula="of:=AVERAGE([$Sheet1.$AA$7:.$AA$100])" office:value-type="float" office:value="6.97976987510866" calcext:value-type="float">
            <text:p>6.97976987510866</text:p>
          </table:table-cell>
          <table:table-cell table:formula="of:=VAR([$Sheet1.$AA$7:.$AA$100])" office:value-type="float" office:value="3.53561263582061" calcext:value-type="float">
            <text:p>3.5356126358206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.4357887600102" calcext:value-type="float">
            <text:p>18.4357887600102</text:p>
          </table:table-cell>
          <table:table-cell office:value-type="float" office:value="4.63112010838243" calcext:value-type="float">
            <text:p>4.63112010838243</text:p>
          </table:table-cell>
          <table:table-cell table:number-columns-repeated="16"/>
          <table:table-cell office:value-type="string" calcext:value-type="string">
            <text:p>Column 4</text:p>
          </table:table-cell>
          <table:table-cell table:formula="of:=COUNT([$Sheet1.$X$7:.$X$100])" office:value-type="float" office:value="91" calcext:value-type="float">
            <text:p>91</text:p>
          </table:table-cell>
          <table:table-cell table:formula="of:=SUM([$Sheet1.$X$7:.$X$100])" office:value-type="float" office:value="2220.19274716943" calcext:value-type="float">
            <text:p>2220.19274716943</text:p>
          </table:table-cell>
          <table:table-cell table:formula="of:=AVERAGE([$Sheet1.$X$7:.$X$100])" office:value-type="float" office:value="24.3977224963673" calcext:value-type="float">
            <text:p>24.3977224963673</text:p>
          </table:table-cell>
          <table:table-cell table:formula="of:=VAR([$Sheet1.$X$7:.$X$100])" office:value-type="float" office:value="8.6434282961364" calcext:value-type="float">
            <text:p>8.6434282961364</text:p>
          </table:table-cell>
          <table:table-cell table:number-columns-repeated="3"/>
          <table:table-cell office:value-type="string" calcext:value-type="string">
            <text:p>Column 2</text:p>
          </table:table-cell>
          <table:table-cell table:formula="of:=COUNT([$Sheet1.$AB$7:.$AB$100])" office:value-type="float" office:value="93" calcext:value-type="float">
            <text:p>93</text:p>
          </table:table-cell>
          <table:table-cell table:formula="of:=SUM([$Sheet1.$AB$7:.$AB$100])" office:value-type="float" office:value="563.004971356944" calcext:value-type="float">
            <text:p>563.004971356944</text:p>
          </table:table-cell>
          <table:table-cell table:formula="of:=AVERAGE([$Sheet1.$AB$7:.$AB$100])" office:value-type="float" office:value="6.05381689631123" calcext:value-type="float">
            <text:p>6.05381689631123</text:p>
          </table:table-cell>
          <table:table-cell table:formula="of:=VAR([$Sheet1.$AB$7:.$AB$100])" office:value-type="float" office:value="5.9782034486882" calcext:value-type="float">
            <text:p>5.978203448688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.5445160516213" calcext:value-type="float">
            <text:p>17.5445160516213</text:p>
          </table:table-cell>
          <table:table-cell office:value-type="float" office:value="6.20991277407668" calcext:value-type="float">
            <text:p>6.20991277407668</text:p>
          </table:table-cell>
          <table:table-cell table:number-columns-repeated="24"/>
          <table:table-cell office:value-type="string" calcext:value-type="string">
            <text:p>Column 3</text:p>
          </table:table-cell>
          <table:table-cell table:formula="of:=COUNT([$Sheet1.$AC$7:.$AC$100])" office:value-type="float" office:value="91" calcext:value-type="float">
            <text:p>91</text:p>
          </table:table-cell>
          <table:table-cell table:formula="of:=SUM([$Sheet1.$AC$7:.$AC$100])" office:value-type="float" office:value="597.439814760091" calcext:value-type="float">
            <text:p>597.439814760091</text:p>
          </table:table-cell>
          <table:table-cell table:formula="of:=AVERAGE([$Sheet1.$AC$7:.$AC$100])" office:value-type="float" office:value="6.56527268967133" calcext:value-type="float">
            <text:p>6.56527268967133</text:p>
          </table:table-cell>
          <table:table-cell table:formula="of:=VAR([$Sheet1.$AC$7:.$AC$100])" office:value-type="float" office:value="6.19054052681475" calcext:value-type="float">
            <text:p>6.1905405268147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.9688019994668" calcext:value-type="float">
            <text:p>16.9688019994668</text:p>
          </table:table-cell>
          <table:table-cell office:value-type="float" office:value="1.00256722089405" calcext:value-type="float">
            <text:p>1.00256722089405</text:p>
          </table:table-cell>
          <table:table-cell table:number-columns-repeated="16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/>
          <table:table-cell office:value-type="string" calcext:value-type="string">
            <text:p>Column 4</text:p>
          </table:table-cell>
          <table:table-cell table:formula="of:=COUNT([$Sheet1.$AD$7:.$AD$100])" office:value-type="float" office:value="91" calcext:value-type="float">
            <text:p>91</text:p>
          </table:table-cell>
          <table:table-cell table:formula="of:=SUM([$Sheet1.$AD$7:.$AD$100])" office:value-type="float" office:value="625.300573443394" calcext:value-type="float">
            <text:p>625.300573443394</text:p>
          </table:table-cell>
          <table:table-cell table:formula="of:=AVERAGE([$Sheet1.$AD$7:.$AD$100])" office:value-type="float" office:value="6.87143487300433" calcext:value-type="float">
            <text:p>6.87143487300433</text:p>
          </table:table-cell>
          <table:table-cell table:formula="of:=VAR([$Sheet1.$AD$7:.$AD$100])" office:value-type="float" office:value="5.67893861514905" calcext:value-type="float">
            <text:p>5.6789386151490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.6010953689988" calcext:value-type="float">
            <text:p>16.6010953689988</text:p>
          </table:table-cell>
          <table:table-cell office:value-type="float" office:value="6.10022627682433" calcext:value-type="float">
            <text:p>6.10022627682433</text:p>
          </table:table-cell>
          <table:table-cell table:number-columns-repeated="3"/>
          <table:table-cell table:style-name="ce1" office:value-type="float" office:value="25.9" calcext:value-type="float">
            <text:p>25.9</text:p>
          </table:table-cell>
          <table:table-cell table:style-name="ce1" office:value-type="float" office:value="17.6" calcext:value-type="float">
            <text:p>17.6</text:p>
          </table:table-cell>
          <table:table-cell table:style-name="ce1" office:value-type="float" office:value="15.4" calcext:value-type="float">
            <text:p>15.4</text:p>
          </table:table-cell>
          <table:table-cell table:style-name="ce1" office:value-type="float" office:value="24.4" calcext:value-type="float">
            <text:p>24.4</text:p>
          </table:table-cell>
          <table:table-cell table:formula="of:=SUM([.G113:.J113])" office:value-type="float" office:value="83.3" calcext:value-type="float">
            <text:p>83.3</text:p>
          </table:table-cell>
          <table:table-cell table:number-columns-repeated="8"/>
          <table:table-cell office:value-type="string" calcext:value-type="string">
            <text:p>Between Groups</text:p>
          </table:table-cell>
          <table:table-cell table:formula="of:=SUMPRODUCT([$Sheet1.$V$107:.$V$110];[$Sheet1.$W$107:.$W$110])-SUM([$Sheet1.$V$107:.$V$110])^2/SUM([$Sheet1.$U$107:.$U$110])" office:value-type="float" office:value="7142.17807922087" calcext:value-type="float">
            <text:p>7142.17807922087</text:p>
          </table:table-cell>
          <table:table-cell table:formula="of:=COUNT([$Sheet1.$V$107:.$V$110])-1" office:value-type="float" office:value="3" calcext:value-type="float">
            <text:p>3</text:p>
          </table:table-cell>
          <table:table-cell table:formula="of:=[$Sheet1.$U$113] / [$Sheet1.$V$113]" office:value-type="float" office:value="2380.72602640696" calcext:value-type="float">
            <text:p>2380.72602640696</text:p>
          </table:table-cell>
          <table:table-cell table:formula="of:=[$Sheet1.$W$113] / [$Sheet1.$W$114]" office:value-type="float" office:value="374.831211074" calcext:value-type="float">
            <text:p>374.831211074</text:p>
          </table:table-cell>
          <table:table-cell table:formula="of:=LEGACY.FDIST([$Sheet1.$X$113]; [$Sheet1.$V$113]; [$Sheet1.$V$114])" office:value-type="float" office:value="1.22098865803708E-110" calcext:value-type="float">
            <text:p>1.22098865803708E-110</text:p>
          </table:table-cell>
          <table:table-cell table:formula="of:=LEGACY.FINV([$Sheet1.$U$104]; [$Sheet1.$V$113]; [$Sheet1.$V$114])" office:value-type="float" office:value="3.83614127991845" calcext:value-type="float">
            <text:p>3.83614127991845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.6314114903023" calcext:value-type="float">
            <text:p>17.6314114903023</text:p>
          </table:table-cell>
          <table:table-cell office:value-type="float" office:value="3.37678384699033" calcext:value-type="float">
            <text:p>3.37678384699033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.9" calcext:value-type="float">
            <text:p>6.9</text:p>
          </table:table-cell>
          <table:table-cell table:formula="of:=SUM([.G114:.J114])" office:value-type="float" office:value="26.6" calcext:value-type="float">
            <text:p>26.6</text:p>
          </table:table-cell>
          <table:table-cell table:number-columns-repeated="8"/>
          <table:table-cell office:value-type="string" calcext:value-type="string">
            <text:p>Within Groups</text:p>
          </table:table-cell>
          <table:table-cell table:formula="of:=SUM(DEVSQ([$Sheet1.$U$7:.$U$100]);DEVSQ([$Sheet1.$V$7:.$V$100]);DEVSQ([$Sheet1.$W$7:.$W$100]);DEVSQ([$Sheet1.$X$7:.$X$100]))" office:value-type="float" office:value="2299.22908257812" calcext:value-type="float">
            <text:p>2299.22908257812</text:p>
          </table:table-cell>
          <table:table-cell table:formula="of:=SUM([$Sheet1.$U$107:.$U$110])-COUNT([$Sheet1.$U$107:.$U$110])" office:value-type="float" office:value="362" calcext:value-type="float">
            <text:p>362</text:p>
          </table:table-cell>
          <table:table-cell table:formula="of:=[$Sheet1.$U$114] / [$Sheet1.$V$114]" office:value-type="float" office:value="6.35146155408321" calcext:value-type="float">
            <text:p>6.35146155408321</text:p>
          </table:table-cell>
          <table:table-cell table:number-columns-repeated="4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.6340978860159" calcext:value-type="float">
            <text:p>17.6340978860159</text:p>
          </table:table-cell>
          <table:table-cell office:value-type="float" office:value="3.00268073776223" calcext:value-type="float">
            <text:p>3.00268073776223</text:p>
          </table:table-cell>
          <table:table-cell table:number-columns-repeated="3"/>
          <table:table-cell table:formula="of:=SUM([.G113:.G114])" office:value-type="float" office:value="32.9" calcext:value-type="float">
            <text:p>32.9</text:p>
          </table:table-cell>
          <table:table-cell table:formula="of:=SUM([.H113:.H114])" office:value-type="float" office:value="23.7" calcext:value-type="float">
            <text:p>23.7</text:p>
          </table:table-cell>
          <table:table-cell table:formula="of:=SUM([.I113:.I114])" office:value-type="float" office:value="22" calcext:value-type="float">
            <text:p>22</text:p>
          </table:table-cell>
          <table:table-cell table:formula="of:=SUM([.J113:.J114])" office:value-type="float" office:value="31.3" calcext:value-type="float">
            <text:p>31.3</text:p>
          </table:table-cell>
          <table:table-cell table:formula="of:=SUM([.G115:.J115])" office:value-type="float" office:value="109.9" calcext:value-type="float">
            <text:p>109.9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formula="of:=DEVSQ([$Sheet1.$U$7:.$U$100];[$Sheet1.$V$7:.$V$100];[$Sheet1.$W$7:.$W$100];[$Sheet1.$X$7:.$X$100])" office:value-type="float" office:value="9441.40716179902" calcext:value-type="float">
            <text:p>9441.40716179902</text:p>
          </table:table-cell>
          <table:table-cell table:formula="of:=SUM([$Sheet1.$U$107:.$U$110]) - 1" office:value-type="float" office:value="365" calcext:value-type="float">
            <text:p>365</text:p>
          </table:table-cell>
          <table:table-cell table:number-columns-repeated="5"/>
          <table:table-cell office:value-type="string" calcext:value-type="string">
            <text:p>Between Groups</text:p>
          </table:table-cell>
          <table:table-cell table:formula="of:=SUMPRODUCT([$Sheet1.$AD$109:.$AD$112];[$Sheet1.$AE$109:.$AE$112])-SUM([$Sheet1.$AD$109:.$AD$112])^2/SUM([$Sheet1.$AC$109:.$AC$112])" office:value-type="float" office:value="47.6053408812531" calcext:value-type="float">
            <text:p>47.6053408812531</text:p>
          </table:table-cell>
          <table:table-cell table:formula="of:=COUNT([$Sheet1.$AD$109:.$AD$112])-1" office:value-type="float" office:value="3" calcext:value-type="float">
            <text:p>3</text:p>
          </table:table-cell>
          <table:table-cell table:formula="of:=[$Sheet1.$AC$115] / [$Sheet1.$AD$115]" office:value-type="float" office:value="15.8684469604177" calcext:value-type="float">
            <text:p>15.8684469604177</text:p>
          </table:table-cell>
          <table:table-cell table:formula="of:=[$Sheet1.$AE$115] / [$Sheet1.$AE$116]" office:value-type="float" office:value="2.96644321709283" calcext:value-type="float">
            <text:p>2.96644321709283</text:p>
          </table:table-cell>
          <table:table-cell table:formula="of:=LEGACY.FDIST([$Sheet1.$AF$115]; [$Sheet1.$AD$115]; [$Sheet1.$AD$116])" office:value-type="float" office:value="0.0320163999758017" calcext:value-type="float">
            <text:p>0.0320163999758017</text:p>
          </table:table-cell>
          <table:table-cell table:formula="of:=LEGACY.FINV([$Sheet1.$AC$106]; [$Sheet1.$AD$115]; [$Sheet1.$AD$116])" office:value-type="float" office:value="3.83614127991845" calcext:value-type="float">
            <text:p>3.836141279918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.9544401780485" calcext:value-type="float">
            <text:p>16.9544401780485</text:p>
          </table:table-cell>
          <table:table-cell office:value-type="float" office:value="6.66156575061639" calcext:value-type="float">
            <text:p>6.66156575061639</text:p>
          </table:table-cell>
          <table:table-cell table:number-columns-repeated="24"/>
          <table:table-cell office:value-type="string" calcext:value-type="string">
            <text:p>Within Groups</text:p>
          </table:table-cell>
          <table:table-cell table:formula="of:=SUM(DEVSQ([$Sheet1.$AA$7:.$AA$100]);DEVSQ([$Sheet1.$AB$7:.$AB$100]);DEVSQ([$Sheet1.$AC$7:.$AC$100]);DEVSQ([$Sheet1.$AD$7:.$AD$100]))" office:value-type="float" office:value="1936.45297727991" calcext:value-type="float">
            <text:p>1936.45297727991</text:p>
          </table:table-cell>
          <table:table-cell table:formula="of:=SUM([$Sheet1.$AC$109:.$AC$112])-COUNT([$Sheet1.$AC$109:.$AC$112])" office:value-type="float" office:value="362" calcext:value-type="float">
            <text:p>362</text:p>
          </table:table-cell>
          <table:table-cell table:formula="of:=[$Sheet1.$AC$116] / [$Sheet1.$AD$116]" office:value-type="float" office:value="5.34931761679534" calcext:value-type="float">
            <text:p>5.34931761679534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.9455355239887" calcext:value-type="float">
            <text:p>16.9455355239887</text:p>
          </table:table-cell>
          <table:table-cell office:value-type="float" office:value="6.75683920723047" calcext:value-type="float">
            <text:p>6.75683920723047</text:p>
          </table:table-cell>
          <table:table-cell table:number-columns-repeated="24"/>
          <table:table-cell office:value-type="string" calcext:value-type="string">
            <text:p>Total</text:p>
          </table:table-cell>
          <table:table-cell table:formula="of:=DEVSQ([$Sheet1.$AA$7:.$AA$100];[$Sheet1.$AB$7:.$AB$100];[$Sheet1.$AC$7:.$AC$100];[$Sheet1.$AD$7:.$AD$100])" office:value-type="float" office:value="1984.05831816117" calcext:value-type="float">
            <text:p>1984.05831816117</text:p>
          </table:table-cell>
          <table:table-cell table:formula="of:=SUM([$Sheet1.$AC$109:.$AC$112]) - 1"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.2366289136839" calcext:value-type="float">
            <text:p>16.2366289136839</text:p>
          </table:table-cell>
          <table:table-cell office:value-type="float" office:value="9.65781900018556" calcext:value-type="float">
            <text:p>9.65781900018556</text:p>
          </table:table-cell>
          <table:table-cell table:number-columns-repeated="3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.4065002075181" calcext:value-type="float">
            <text:p>16.4065002075181</text:p>
          </table:table-cell>
          <table:table-cell office:value-type="float" office:value="8.21757948029618" calcext:value-type="float">
            <text:p>8.21757948029618</text:p>
          </table:table-cell>
          <table:table-cell table:number-columns-repeated="3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.6952863931694" calcext:value-type="float">
            <text:p>15.6952863931694</text:p>
          </table:table-cell>
          <table:table-cell office:value-type="float" office:value="6.76564819775048" calcext:value-type="float">
            <text:p>6.76564819775048</text:p>
          </table:table-cell>
          <table:table-cell table:number-columns-repeated="3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.9281826279448" calcext:value-type="float">
            <text:p>14.9281826279448</text:p>
          </table:table-cell>
          <table:table-cell office:value-type="float" office:value="4.00556248565124" calcext:value-type="float">
            <text:p>4.00556248565124</text:p>
          </table:table-cell>
          <table:table-cell table:number-columns-repeated="3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.9654677947471" calcext:value-type="float">
            <text:p>14.9654677947471</text:p>
          </table:table-cell>
          <table:table-cell office:value-type="float" office:value="8.49309781831521" calcext:value-type="float">
            <text:p>8.49309781831521</text:p>
          </table:table-cell>
          <table:table-cell table:number-columns-repeated="3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.4268896349249" calcext:value-type="float">
            <text:p>15.4268896349249</text:p>
          </table:table-cell>
          <table:table-cell office:value-type="float" office:value="3.39557039425697" calcext:value-type="float">
            <text:p>3.39557039425697</text:p>
          </table:table-cell>
          <table:table-cell table:number-columns-repeated="3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.182842418915" calcext:value-type="float">
            <text:p>16.182842418915</text:p>
          </table:table-cell>
          <table:table-cell office:value-type="float" office:value="6.42442785163995" calcext:value-type="float">
            <text:p>6.42442785163995</text:p>
          </table:table-cell>
          <table:table-cell table:number-columns-repeated="3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.9483659708076" calcext:value-type="float">
            <text:p>15.9483659708076</text:p>
          </table:table-cell>
          <table:table-cell office:value-type="float" office:value="12.0268379336854" calcext:value-type="float">
            <text:p>12.0268379336854</text:p>
          </table:table-cell>
          <table:table-cell table:number-columns-repeated="3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.5375207879777" calcext:value-type="float">
            <text:p>16.5375207879777</text:p>
          </table:table-cell>
          <table:table-cell office:value-type="float" office:value="5.42182160435027" calcext:value-type="float">
            <text:p>5.42182160435027</text:p>
          </table:table-cell>
          <table:table-cell table:number-columns-repeated="3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.0313368146697" calcext:value-type="float">
            <text:p>17.0313368146697</text:p>
          </table:table-cell>
          <table:table-cell office:value-type="float" office:value="5.1268364018238" calcext:value-type="float">
            <text:p>5.1268364018238</text:p>
          </table:table-cell>
          <table:table-cell table:number-columns-repeated="3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.842370722795" calcext:value-type="float">
            <text:p>16.842370722795</text:p>
          </table:table-cell>
          <table:table-cell office:value-type="float" office:value="8.74011225234187" calcext:value-type="float">
            <text:p>8.74011225234187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.8972689323184" calcext:value-type="float">
            <text:p>16.8972689323184</text:p>
          </table:table-cell>
          <table:table-cell office:value-type="float" office:value="8.36190043209109" calcext:value-type="float">
            <text:p>8.36190043209109</text:p>
          </table:table-cell>
          <table:table-cell table:number-columns-repeated="3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.1297489181032" calcext:value-type="float">
            <text:p>15.1297489181032</text:p>
          </table:table-cell>
          <table:table-cell office:value-type="float" office:value="5.34558034233859" calcext:value-type="float">
            <text:p>5.34558034233859</text:p>
          </table:table-cell>
          <table:table-cell table:number-columns-repeated="3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.3482702073004" calcext:value-type="float">
            <text:p>14.3482702073004</text:p>
          </table:table-cell>
          <table:table-cell office:value-type="float" office:value="5.83369523788221" calcext:value-type="float">
            <text:p>5.83369523788221</text:p>
          </table:table-cell>
          <table:table-cell table:number-columns-repeated="3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.6885381231784" calcext:value-type="float">
            <text:p>15.6885381231784</text:p>
          </table:table-cell>
          <table:table-cell office:value-type="float" office:value="2.8496954301054" calcext:value-type="float">
            <text:p>2.8496954301054</text:p>
          </table:table-cell>
          <table:table-cell table:number-columns-repeated="3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.829767684941" calcext:value-type="float">
            <text:p>14.829767684941</text:p>
          </table:table-cell>
          <table:table-cell office:value-type="float" office:value="2.03307434179577" calcext:value-type="float">
            <text:p>2.03307434179577</text:p>
          </table:table-cell>
          <table:table-cell table:number-columns-repeated="3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.0021952898415" calcext:value-type="float">
            <text:p>15.0021952898415</text:p>
          </table:table-cell>
          <table:table-cell office:value-type="float" office:value="2.77467324065917" calcext:value-type="float">
            <text:p>2.77467324065917</text:p>
          </table:table-cell>
          <table:table-cell table:number-columns-repeated="3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.3108714840587" calcext:value-type="float">
            <text:p>15.3108714840587</text:p>
          </table:table-cell>
          <table:table-cell office:value-type="float" office:value="6.85413296249167" calcext:value-type="float">
            <text:p>6.85413296249167</text:p>
          </table:table-cell>
          <table:table-cell table:number-columns-repeated="3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.8759868177086" calcext:value-type="float">
            <text:p>14.8759868177086</text:p>
          </table:table-cell>
          <table:table-cell office:value-type="float" office:value="2.8218772048694" calcext:value-type="float">
            <text:p>2.8218772048694</text:p>
          </table:table-cell>
          <table:table-cell table:number-columns-repeated="3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.9963939054302" calcext:value-type="float">
            <text:p>15.9963939054302</text:p>
          </table:table-cell>
          <table:table-cell office:value-type="float" office:value="4.91494847392323" calcext:value-type="float">
            <text:p>4.91494847392323</text:p>
          </table:table-cell>
          <table:table-cell table:number-columns-repeated="3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.274141587516" calcext:value-type="float">
            <text:p>16.274141587516</text:p>
          </table:table-cell>
          <table:table-cell office:value-type="float" office:value="3.5735707486851" calcext:value-type="float">
            <text:p>3.5735707486851</text:p>
          </table:table-cell>
          <table:table-cell table:number-columns-repeated="3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.2275197847757" calcext:value-type="float">
            <text:p>16.2275197847757</text:p>
          </table:table-cell>
          <table:table-cell office:value-type="float" office:value="7.06342509879846" calcext:value-type="float">
            <text:p>7.06342509879846</text:p>
          </table:table-cell>
          <table:table-cell table:number-columns-repeated="3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.6047347699207" calcext:value-type="float">
            <text:p>14.6047347699207</text:p>
          </table:table-cell>
          <table:table-cell office:value-type="float" office:value="6.33869115442107" calcext:value-type="float">
            <text:p>6.33869115442107</text:p>
          </table:table-cell>
          <table:table-cell table:number-columns-repeated="3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.2490456864373" calcext:value-type="float">
            <text:p>15.2490456864373</text:p>
          </table:table-cell>
          <table:table-cell office:value-type="float" office:value="7.37558671908272" calcext:value-type="float">
            <text:p>7.37558671908272</text:p>
          </table:table-cell>
          <table:table-cell table:number-columns-repeated="3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.0671020573163" calcext:value-type="float">
            <text:p>15.0671020573163</text:p>
          </table:table-cell>
          <table:table-cell office:value-type="float" office:value="5.78149101084608" calcext:value-type="float">
            <text:p>5.78149101084608</text:p>
          </table:table-cell>
          <table:table-cell table:number-columns-repeated="3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.5183664904429" calcext:value-type="float">
            <text:p>14.5183664904429</text:p>
          </table:table-cell>
          <table:table-cell office:value-type="float" office:value="4.5498418549416" calcext:value-type="float">
            <text:p>4.5498418549416</text:p>
          </table:table-cell>
          <table:table-cell table:number-columns-repeated="3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.673055321807" calcext:value-type="float">
            <text:p>14.673055321807</text:p>
          </table:table-cell>
          <table:table-cell office:value-type="float" office:value="2.93684327716346" calcext:value-type="float">
            <text:p>2.93684327716346</text:p>
          </table:table-cell>
          <table:table-cell table:number-columns-repeated="3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.9563594724735" calcext:value-type="float">
            <text:p>13.9563594724735</text:p>
          </table:table-cell>
          <table:table-cell office:value-type="float" office:value="10.7312882195599" calcext:value-type="float">
            <text:p>10.7312882195599</text:p>
          </table:table-cell>
          <table:table-cell table:number-columns-repeated="3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.9919745087606" calcext:value-type="float">
            <text:p>14.9919745087606</text:p>
          </table:table-cell>
          <table:table-cell office:value-type="float" office:value="8.6916838540506" calcext:value-type="float">
            <text:p>8.6916838540506</text:p>
          </table:table-cell>
          <table:table-cell table:number-columns-repeated="3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.6739028906835" calcext:value-type="float">
            <text:p>14.6739028906835</text:p>
          </table:table-cell>
          <table:table-cell office:value-type="float" office:value="5.37027857334127" calcext:value-type="float">
            <text:p>5.37027857334127</text:p>
          </table:table-cell>
          <table:table-cell table:number-columns-repeated="3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.3936459999603" calcext:value-type="float">
            <text:p>14.3936459999603</text:p>
          </table:table-cell>
          <table:table-cell office:value-type="float" office:value="6.70025612106915" calcext:value-type="float">
            <text:p>6.70025612106915</text:p>
          </table:table-cell>
          <table:table-cell table:number-columns-repeated="3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.0555719268804" calcext:value-type="float">
            <text:p>15.0555719268804</text:p>
          </table:table-cell>
          <table:table-cell office:value-type="float" office:value="5.25347432257345" calcext:value-type="float">
            <text:p>5.25347432257345</text:p>
          </table:table-cell>
          <table:table-cell table:number-columns-repeated="3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.025974198736" calcext:value-type="float">
            <text:p>15.025974198736</text:p>
          </table:table-cell>
          <table:table-cell office:value-type="float" office:value="4.94188817719833" calcext:value-type="float">
            <text:p>4.94188817719833</text:p>
          </table:table-cell>
          <table:table-cell table:number-columns-repeated="3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.0917756265088" calcext:value-type="float">
            <text:p>14.0917756265088</text:p>
          </table:table-cell>
          <table:table-cell office:value-type="float" office:value="6.19430591855175" calcext:value-type="float">
            <text:p>6.19430591855175</text:p>
          </table:table-cell>
          <table:table-cell table:number-columns-repeated="3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.3737286062333" calcext:value-type="float">
            <text:p>15.3737286062333</text:p>
          </table:table-cell>
          <table:table-cell office:value-type="float" office:value="6.63965692034281" calcext:value-type="float">
            <text:p>6.63965692034281</text:p>
          </table:table-cell>
          <table:table-cell table:number-columns-repeated="3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.6578887322443" calcext:value-type="float">
            <text:p>13.6578887322443</text:p>
          </table:table-cell>
          <table:table-cell office:value-type="float" office:value="3.11147646717969" calcext:value-type="float">
            <text:p>3.11147646717969</text:p>
          </table:table-cell>
          <table:table-cell table:number-columns-repeated="3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.4915684387851" calcext:value-type="float">
            <text:p>13.4915684387851</text:p>
          </table:table-cell>
          <table:table-cell office:value-type="float" office:value="5.66527755360335" calcext:value-type="float">
            <text:p>5.66527755360335</text:p>
          </table:table-cell>
          <table:table-cell table:number-columns-repeated="3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0969790741748" calcext:value-type="float">
            <text:p>12.0969790741748</text:p>
          </table:table-cell>
          <table:table-cell office:value-type="float" office:value="9.93843937963895" calcext:value-type="float">
            <text:p>9.93843937963895</text:p>
          </table:table-cell>
          <table:table-cell table:number-columns-repeated="3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.7653473315917" calcext:value-type="float">
            <text:p>12.7653473315917</text:p>
          </table:table-cell>
          <table:table-cell office:value-type="float" office:value="6.64171165881956" calcext:value-type="float">
            <text:p>6.64171165881956</text:p>
          </table:table-cell>
          <table:table-cell table:number-columns-repeated="3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.4223009089116" calcext:value-type="float">
            <text:p>12.4223009089116</text:p>
          </table:table-cell>
          <table:table-cell office:value-type="float" office:value="7.11377201712839" calcext:value-type="float">
            <text:p>7.11377201712839</text:p>
          </table:table-cell>
          <table:table-cell table:number-columns-repeated="3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.0081300266354" calcext:value-type="float">
            <text:p>13.0081300266354</text:p>
          </table:table-cell>
          <table:table-cell office:value-type="float" office:value="7.28685170240223" calcext:value-type="float">
            <text:p>7.28685170240223</text:p>
          </table:table-cell>
          <table:table-cell table:number-columns-repeated="3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.1728931299839" calcext:value-type="float">
            <text:p>13.1728931299839</text:p>
          </table:table-cell>
          <table:table-cell office:value-type="float" office:value="9.52692772473638" calcext:value-type="float">
            <text:p>9.52692772473638</text:p>
          </table:table-cell>
          <table:table-cell table:number-columns-repeated="3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.2335924436903" calcext:value-type="float">
            <text:p>11.2335924436903</text:p>
          </table:table-cell>
          <table:table-cell office:value-type="float" office:value="4.524629369381" calcext:value-type="float">
            <text:p>4.524629369381</text:p>
          </table:table-cell>
          <table:table-cell table:number-columns-repeated="3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.6300318825726" calcext:value-type="float">
            <text:p>13.6300318825726</text:p>
          </table:table-cell>
          <table:table-cell office:value-type="float" office:value="5.02285190364419" calcext:value-type="float">
            <text:p>5.02285190364419</text:p>
          </table:table-cell>
          <table:table-cell table:number-columns-repeated="3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.722500834023" calcext:value-type="float">
            <text:p>12.722500834023</text:p>
          </table:table-cell>
          <table:table-cell office:value-type="float" office:value="4.78362252856901" calcext:value-type="float">
            <text:p>4.78362252856901</text:p>
          </table:table-cell>
          <table:table-cell table:number-columns-repeated="3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.6393068237263" calcext:value-type="float">
            <text:p>13.6393068237263</text:p>
          </table:table-cell>
          <table:table-cell office:value-type="float" office:value="8.17483548270684" calcext:value-type="float">
            <text:p>8.17483548270684</text:p>
          </table:table-cell>
          <table:table-cell table:number-columns-repeated="3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.2364478711713" calcext:value-type="float">
            <text:p>14.2364478711713</text:p>
          </table:table-cell>
          <table:table-cell office:value-type="float" office:value="3.74761084738384" calcext:value-type="float">
            <text:p>3.74761084738384</text:p>
          </table:table-cell>
          <table:table-cell table:number-columns-repeated="3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.5204772307545" calcext:value-type="float">
            <text:p>13.5204772307545</text:p>
          </table:table-cell>
          <table:table-cell office:value-type="float" office:value="5.05942937899217" calcext:value-type="float">
            <text:p>5.05942937899217</text:p>
          </table:table-cell>
          <table:table-cell table:number-columns-repeated="3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.4711498927175" calcext:value-type="float">
            <text:p>14.4711498927175</text:p>
          </table:table-cell>
          <table:table-cell office:value-type="float" office:value="7.16286465713247" calcext:value-type="float">
            <text:p>7.16286465713247</text:p>
          </table:table-cell>
          <table:table-cell table:number-columns-repeated="3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.6353539517879" calcext:value-type="float">
            <text:p>14.6353539517879</text:p>
          </table:table-cell>
          <table:table-cell office:value-type="float" office:value="5.7974422376108" calcext:value-type="float">
            <text:p>5.7974422376108</text:p>
          </table:table-cell>
          <table:table-cell table:number-columns-repeated="3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.855666931516" calcext:value-type="float">
            <text:p>13.855666931516</text:p>
          </table:table-cell>
          <table:table-cell office:value-type="float" office:value="4.43723203631445" calcext:value-type="float">
            <text:p>4.43723203631445</text:p>
          </table:table-cell>
          <table:table-cell table:number-columns-repeated="3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.0702577040458" calcext:value-type="float">
            <text:p>14.0702577040458</text:p>
          </table:table-cell>
          <table:table-cell office:value-type="float" office:value="6.6573498904509" calcext:value-type="float">
            <text:p>6.6573498904509</text:p>
          </table:table-cell>
          <table:table-cell table:number-columns-repeated="3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.6701473285817" calcext:value-type="float">
            <text:p>12.6701473285817</text:p>
          </table:table-cell>
          <table:table-cell office:value-type="float" office:value="5.78523239976133" calcext:value-type="float">
            <text:p>5.78523239976133</text:p>
          </table:table-cell>
          <table:table-cell table:number-columns-repeated="3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9054492683145" calcext:value-type="float">
            <text:p>12.9054492683145</text:p>
          </table:table-cell>
          <table:table-cell office:value-type="float" office:value="8.3317565633638" calcext:value-type="float">
            <text:p>8.3317565633638</text:p>
          </table:table-cell>
          <table:table-cell table:number-columns-repeated="3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6801871036991" calcext:value-type="float">
            <text:p>12.6801871036991</text:p>
          </table:table-cell>
          <table:table-cell office:value-type="float" office:value="6.85429290674695" calcext:value-type="float">
            <text:p>6.85429290674695</text:p>
          </table:table-cell>
          <table:table-cell table:number-columns-repeated="3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.7750134606487" calcext:value-type="float">
            <text:p>13.7750134606487</text:p>
          </table:table-cell>
          <table:table-cell office:value-type="float" office:value="10.9048171093865" calcext:value-type="float">
            <text:p>10.9048171093865</text:p>
          </table:table-cell>
          <table:table-cell table:number-columns-repeated="3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.4280411903135" calcext:value-type="float">
            <text:p>13.4280411903135</text:p>
          </table:table-cell>
          <table:table-cell office:value-type="float" office:value="11.3186016126679" calcext:value-type="float">
            <text:p>11.3186016126679</text:p>
          </table:table-cell>
          <table:table-cell table:number-columns-repeated="3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.9619742474274" calcext:value-type="float">
            <text:p>13.9619742474274</text:p>
          </table:table-cell>
          <table:table-cell office:value-type="float" office:value="7.64020153577858" calcext:value-type="float">
            <text:p>7.64020153577858</text:p>
          </table:table-cell>
          <table:table-cell table:number-columns-repeated="3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.9283547830768" calcext:value-type="float">
            <text:p>13.9283547830768</text:p>
          </table:table-cell>
          <table:table-cell office:value-type="float" office:value="4.47755626209326" calcext:value-type="float">
            <text:p>4.47755626209326</text:p>
          </table:table-cell>
          <table:table-cell table:number-columns-repeated="3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.7003766451589" calcext:value-type="float">
            <text:p>14.7003766451589</text:p>
          </table:table-cell>
          <table:table-cell office:value-type="float" office:value="1.74598898863403" calcext:value-type="float">
            <text:p>1.74598898863403</text:p>
          </table:table-cell>
          <table:table-cell table:number-columns-repeated="3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.9212870221499" calcext:value-type="float">
            <text:p>14.9212870221499</text:p>
          </table:table-cell>
          <table:table-cell office:value-type="float" office:value="7.56344983984422" calcext:value-type="float">
            <text:p>7.56344983984422</text:p>
          </table:table-cell>
          <table:table-cell table:number-columns-repeated="3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.0959101669817" calcext:value-type="float">
            <text:p>14.0959101669817</text:p>
          </table:table-cell>
          <table:table-cell office:value-type="float" office:value="9.16973320099348" calcext:value-type="float">
            <text:p>9.16973320099348</text:p>
          </table:table-cell>
          <table:table-cell table:number-columns-repeated="3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.7018126716607" calcext:value-type="float">
            <text:p>11.7018126716607</text:p>
          </table:table-cell>
          <table:table-cell office:value-type="float" office:value="6.74189353871391" calcext:value-type="float">
            <text:p>6.74189353871391</text:p>
          </table:table-cell>
          <table:table-cell table:number-columns-repeated="3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.0098446784717" calcext:value-type="float">
            <text:p>14.0098446784717</text:p>
          </table:table-cell>
          <table:table-cell office:value-type="float" office:value="3.66804067240634" calcext:value-type="float">
            <text:p>3.66804067240634</text:p>
          </table:table-cell>
          <table:table-cell table:number-columns-repeated="3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.5275760470254" calcext:value-type="float">
            <text:p>14.5275760470254</text:p>
          </table:table-cell>
          <table:table-cell office:value-type="float" office:value="7.22211776704361" calcext:value-type="float">
            <text:p>7.22211776704361</text:p>
          </table:table-cell>
          <table:table-cell table:number-columns-repeated="3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.7432531430569" calcext:value-type="float">
            <text:p>13.7432531430569</text:p>
          </table:table-cell>
          <table:table-cell office:value-type="float" office:value="8.25886869704718" calcext:value-type="float">
            <text:p>8.25886869704718</text:p>
          </table:table-cell>
          <table:table-cell table:number-columns-repeated="3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.8908143485768" calcext:value-type="float">
            <text:p>13.8908143485768</text:p>
          </table:table-cell>
          <table:table-cell office:value-type="float" office:value="8.49063824515949" calcext:value-type="float">
            <text:p>8.49063824515949</text:p>
          </table:table-cell>
          <table:table-cell table:number-columns-repeated="3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.2315176579331" calcext:value-type="float">
            <text:p>13.2315176579331</text:p>
          </table:table-cell>
          <table:table-cell office:value-type="float" office:value="5.37997067238822" calcext:value-type="float">
            <text:p>5.37997067238822</text:p>
          </table:table-cell>
          <table:table-cell table:number-columns-repeated="3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.3596954177094" calcext:value-type="float">
            <text:p>13.3596954177094</text:p>
          </table:table-cell>
          <table:table-cell office:value-type="float" office:value="7.29001760738958" calcext:value-type="float">
            <text:p>7.29001760738958</text:p>
          </table:table-cell>
          <table:table-cell table:number-columns-repeated="3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.874289709453" calcext:value-type="float">
            <text:p>13.874289709453</text:p>
          </table:table-cell>
          <table:table-cell office:value-type="float" office:value="6.88211801634138" calcext:value-type="float">
            <text:p>6.88211801634138</text:p>
          </table:table-cell>
          <table:table-cell table:number-columns-repeated="3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.7686682597557" calcext:value-type="float">
            <text:p>13.7686682597557</text:p>
          </table:table-cell>
          <table:table-cell office:value-type="float" office:value="4.53428780354789" calcext:value-type="float">
            <text:p>4.53428780354789</text:p>
          </table:table-cell>
          <table:table-cell table:number-columns-repeated="3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.7617144779441" calcext:value-type="float">
            <text:p>14.7617144779441</text:p>
          </table:table-cell>
          <table:table-cell office:value-type="float" office:value="4.647539678951" calcext:value-type="float">
            <text:p>4.647539678951</text:p>
          </table:table-cell>
          <table:table-cell table:number-columns-repeated="3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.2813951194052" calcext:value-type="float">
            <text:p>14.2813951194052</text:p>
          </table:table-cell>
          <table:table-cell office:value-type="float" office:value="9.95651727924405" calcext:value-type="float">
            <text:p>9.95651727924405</text:p>
          </table:table-cell>
          <table:table-cell table:number-columns-repeated="3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.4280408581024" calcext:value-type="float">
            <text:p>13.4280408581024</text:p>
          </table:table-cell>
          <table:table-cell office:value-type="float" office:value="8.20049182934206" calcext:value-type="float">
            <text:p>8.20049182934206</text:p>
          </table:table-cell>
          <table:table-cell table:number-columns-repeated="3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.2602439840588" calcext:value-type="float">
            <text:p>14.2602439840588</text:p>
          </table:table-cell>
          <table:table-cell office:value-type="float" office:value="5.84509618132326" calcext:value-type="float">
            <text:p>5.84509618132326</text:p>
          </table:table-cell>
          <table:table-cell table:number-columns-repeated="3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.5682159100043" calcext:value-type="float">
            <text:p>14.5682159100043</text:p>
          </table:table-cell>
          <table:table-cell office:value-type="float" office:value="3.0822233662873" calcext:value-type="float">
            <text:p>3.0822233662873</text:p>
          </table:table-cell>
          <table:table-cell table:number-columns-repeated="3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.8415583270098" calcext:value-type="float">
            <text:p>13.8415583270098</text:p>
          </table:table-cell>
          <table:table-cell office:value-type="float" office:value="7.03285803109057" calcext:value-type="float">
            <text:p>7.03285803109057</text:p>
          </table:table-cell>
          <table:table-cell table:number-columns-repeated="3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.405171618066" calcext:value-type="float">
            <text:p>15.405171618066</text:p>
          </table:table-cell>
          <table:table-cell office:value-type="float" office:value="13.748935278914" calcext:value-type="float">
            <text:p>13.748935278914</text:p>
          </table:table-cell>
          <table:table-cell table:number-columns-repeated="3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.6292984929993" calcext:value-type="float">
            <text:p>14.6292984929993</text:p>
          </table:table-cell>
          <table:table-cell office:value-type="float" office:value="7.62532168319804" calcext:value-type="float">
            <text:p>7.62532168319804</text:p>
          </table:table-cell>
          <table:table-cell table:number-columns-repeated="3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.2208405676458" calcext:value-type="float">
            <text:p>15.2208405676458</text:p>
          </table:table-cell>
          <table:table-cell office:value-type="float" office:value="8.44504210364696" calcext:value-type="float">
            <text:p>8.44504210364696</text:p>
          </table:table-cell>
          <table:table-cell table:number-columns-repeated="3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.2629427995562" calcext:value-type="float">
            <text:p>15.2629427995562</text:p>
          </table:table-cell>
          <table:table-cell office:value-type="float" office:value="6.84227209146678" calcext:value-type="float">
            <text:p>6.84227209146678</text:p>
          </table:table-cell>
          <table:table-cell table:number-columns-repeated="3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.5823425907926" calcext:value-type="float">
            <text:p>15.5823425907926</text:p>
          </table:table-cell>
          <table:table-cell office:value-type="float" office:value="8.8395158570222" calcext:value-type="float">
            <text:p>8.8395158570222</text:p>
          </table:table-cell>
          <table:table-cell table:number-columns-repeated="3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.6087562520722" calcext:value-type="float">
            <text:p>15.6087562520722</text:p>
          </table:table-cell>
          <table:table-cell office:value-type="float" office:value="5.47268278625687" calcext:value-type="float">
            <text:p>5.47268278625687</text:p>
          </table:table-cell>
          <table:table-cell table:number-columns-repeated="3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.6094887565512" calcext:value-type="float">
            <text:p>15.6094887565512</text:p>
          </table:table-cell>
          <table:table-cell office:value-type="float" office:value="4.50785624542183" calcext:value-type="float">
            <text:p>4.50785624542183</text:p>
          </table:table-cell>
          <table:table-cell table:number-columns-repeated="3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.3869549715283" calcext:value-type="float">
            <text:p>15.3869549715283</text:p>
          </table:table-cell>
          <table:table-cell office:value-type="float" office:value="5.59640581087051" calcext:value-type="float">
            <text:p>5.59640581087051</text:p>
          </table:table-cell>
          <table:table-cell table:number-columns-repeated="3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.608485604275" calcext:value-type="float">
            <text:p>14.608485604275</text:p>
          </table:table-cell>
          <table:table-cell office:value-type="float" office:value="6.64130301252409" calcext:value-type="float">
            <text:p>6.64130301252409</text:p>
          </table:table-cell>
          <table:table-cell table:number-columns-repeated="3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.6463123451048" calcext:value-type="float">
            <text:p>15.6463123451048</text:p>
          </table:table-cell>
          <table:table-cell office:value-type="float" office:value="8.67808735810995" calcext:value-type="float">
            <text:p>8.67808735810995</text:p>
          </table:table-cell>
          <table:table-cell table:number-columns-repeated="3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.5983840608822" calcext:value-type="float">
            <text:p>15.5983840608822</text:p>
          </table:table-cell>
          <table:table-cell office:value-type="float" office:value="5.29433040128098" calcext:value-type="float">
            <text:p>5.29433040128098</text:p>
          </table:table-cell>
          <table:table-cell table:number-columns-repeated="3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.558897963399" calcext:value-type="float">
            <text:p>16.558897963399</text:p>
          </table:table-cell>
          <table:table-cell office:value-type="float" office:value="4.95419673895183" calcext:value-type="float">
            <text:p>4.95419673895183</text:p>
          </table:table-cell>
          <table:table-cell table:number-columns-repeated="3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.7049677510392" calcext:value-type="float">
            <text:p>16.7049677510392</text:p>
          </table:table-cell>
          <table:table-cell office:value-type="float" office:value="6.26494313044517" calcext:value-type="float">
            <text:p>6.26494313044517</text:p>
          </table:table-cell>
          <table:table-cell table:number-columns-repeated="3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.7918034414046" calcext:value-type="float">
            <text:p>15.7918034414046</text:p>
          </table:table-cell>
          <table:table-cell office:value-type="float" office:value="7.15634765424245" calcext:value-type="float">
            <text:p>7.15634765424245</text:p>
          </table:table-cell>
          <table:table-cell table:number-columns-repeated="3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6.0275821554032" calcext:value-type="float">
            <text:p>16.0275821554032</text:p>
          </table:table-cell>
          <table:table-cell office:value-type="float" office:value="6.48225907966198" calcext:value-type="float">
            <text:p>6.48225907966198</text:p>
          </table:table-cell>
          <table:table-cell table:number-columns-repeated="3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.4221119780668" calcext:value-type="float">
            <text:p>15.4221119780668</text:p>
          </table:table-cell>
          <table:table-cell office:value-type="float" office:value="7.54483318491445" calcext:value-type="float">
            <text:p>7.54483318491445</text:p>
          </table:table-cell>
          <table:table-cell table:number-columns-repeated="3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.5861012207356" calcext:value-type="float">
            <text:p>16.5861012207356</text:p>
          </table:table-cell>
          <table:table-cell office:value-type="float" office:value="10.782553461196" calcext:value-type="float">
            <text:p>10.782553461196</text:p>
          </table:table-cell>
          <table:table-cell table:number-columns-repeated="3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.9696021824823" calcext:value-type="float">
            <text:p>16.9696021824823</text:p>
          </table:table-cell>
          <table:table-cell office:value-type="float" office:value="10.3256668203686" calcext:value-type="float">
            <text:p>10.3256668203686</text:p>
          </table:table-cell>
          <table:table-cell table:number-columns-repeated="3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.6279607221542" calcext:value-type="float">
            <text:p>15.6279607221542</text:p>
          </table:table-cell>
          <table:table-cell office:value-type="float" office:value="2.8844951904188" calcext:value-type="float">
            <text:p>2.8844951904188</text:p>
          </table:table-cell>
          <table:table-cell table:number-columns-repeated="3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6.6233109309967" calcext:value-type="float">
            <text:p>16.6233109309967</text:p>
          </table:table-cell>
          <table:table-cell office:value-type="float" office:value="9.33699532183176" calcext:value-type="float">
            <text:p>9.33699532183176</text:p>
          </table:table-cell>
          <table:table-cell table:number-columns-repeated="3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6.1225027064762" calcext:value-type="float">
            <text:p>16.1225027064762</text:p>
          </table:table-cell>
          <table:table-cell office:value-type="float" office:value="6.0350247545739" calcext:value-type="float">
            <text:p>6.0350247545739</text:p>
          </table:table-cell>
          <table:table-cell table:number-columns-repeated="3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.0264122066053" calcext:value-type="float">
            <text:p>16.0264122066053</text:p>
          </table:table-cell>
          <table:table-cell office:value-type="float" office:value="5.800339535376" calcext:value-type="float">
            <text:p>5.800339535376</text:p>
          </table:table-cell>
          <table:table-cell table:number-columns-repeated="3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.7234113319462" calcext:value-type="float">
            <text:p>15.7234113319462</text:p>
          </table:table-cell>
          <table:table-cell office:value-type="float" office:value="6.43246774909673" calcext:value-type="float">
            <text:p>6.43246774909673</text:p>
          </table:table-cell>
          <table:table-cell table:number-columns-repeated="3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.519505292448" calcext:value-type="float">
            <text:p>16.519505292448</text:p>
          </table:table-cell>
          <table:table-cell office:value-type="float" office:value="3.89543748883986" calcext:value-type="float">
            <text:p>3.89543748883986</text:p>
          </table:table-cell>
          <table:table-cell table:number-columns-repeated="3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6.5287743081242" calcext:value-type="float">
            <text:p>16.5287743081242</text:p>
          </table:table-cell>
          <table:table-cell office:value-type="float" office:value="7.14301363807758" calcext:value-type="float">
            <text:p>7.14301363807758</text:p>
          </table:table-cell>
          <table:table-cell table:number-columns-repeated="3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.1500040690227" calcext:value-type="float">
            <text:p>17.1500040690227</text:p>
          </table:table-cell>
          <table:table-cell office:value-type="float" office:value="6.34076119347625" calcext:value-type="float">
            <text:p>6.34076119347625</text:p>
          </table:table-cell>
          <table:table-cell table:number-columns-repeated="3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.2577535874308" calcext:value-type="float">
            <text:p>15.2577535874308</text:p>
          </table:table-cell>
          <table:table-cell office:value-type="float" office:value="9.93827255102525" calcext:value-type="float">
            <text:p>9.93827255102525</text:p>
          </table:table-cell>
          <table:table-cell table:number-columns-repeated="3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7.1504224753502" calcext:value-type="float">
            <text:p>17.1504224753502</text:p>
          </table:table-cell>
          <table:table-cell office:value-type="float" office:value="7.25122775612075" calcext:value-type="float">
            <text:p>7.25122775612075</text:p>
          </table:table-cell>
          <table:table-cell table:number-columns-repeated="3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7.3832001852864" calcext:value-type="float">
            <text:p>17.3832001852864</text:p>
          </table:table-cell>
          <table:table-cell office:value-type="float" office:value="10.0907765120922" calcext:value-type="float">
            <text:p>10.0907765120922</text:p>
          </table:table-cell>
          <table:table-cell table:number-columns-repeated="3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7.3045922673447" calcext:value-type="float">
            <text:p>17.3045922673447</text:p>
          </table:table-cell>
          <table:table-cell office:value-type="float" office:value="4.85081681203291" calcext:value-type="float">
            <text:p>4.85081681203291</text:p>
          </table:table-cell>
          <table:table-cell table:number-columns-repeated="3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7.2461322104878" calcext:value-type="float">
            <text:p>17.2461322104878</text:p>
          </table:table-cell>
          <table:table-cell office:value-type="float" office:value="3.57808199659437" calcext:value-type="float">
            <text:p>3.57808199659437</text:p>
          </table:table-cell>
          <table:table-cell table:number-columns-repeated="3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7.5670242165378" calcext:value-type="float">
            <text:p>17.5670242165378</text:p>
          </table:table-cell>
          <table:table-cell office:value-type="float" office:value="3.47968854574699" calcext:value-type="float">
            <text:p>3.47968854574699</text:p>
          </table:table-cell>
          <table:table-cell table:number-columns-repeated="3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8.370684211944" calcext:value-type="float">
            <text:p>18.370684211944</text:p>
          </table:table-cell>
          <table:table-cell office:value-type="float" office:value="1.09309755097994" calcext:value-type="float">
            <text:p>1.09309755097994</text:p>
          </table:table-cell>
          <table:table-cell table:number-columns-repeated="3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7.1760387779198" calcext:value-type="float">
            <text:p>17.1760387779198</text:p>
          </table:table-cell>
          <table:table-cell office:value-type="float" office:value="1.666545084013" calcext:value-type="float">
            <text:p>1.666545084013</text:p>
          </table:table-cell>
          <table:table-cell table:number-columns-repeated="3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8.7251967194707" calcext:value-type="float">
            <text:p>18.7251967194707</text:p>
          </table:table-cell>
          <table:table-cell office:value-type="float" office:value="2.58036810607574" calcext:value-type="float">
            <text:p>2.58036810607574</text:p>
          </table:table-cell>
          <table:table-cell table:number-columns-repeated="3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.6817489119892" calcext:value-type="float">
            <text:p>19.6817489119892</text:p>
          </table:table-cell>
          <table:table-cell office:value-type="float" office:value="3.51596220811241" calcext:value-type="float">
            <text:p>3.51596220811241</text:p>
          </table:table-cell>
          <table:table-cell table:number-columns-repeated="3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.8996754782792" calcext:value-type="float">
            <text:p>18.8996754782792</text:p>
          </table:table-cell>
          <table:table-cell office:value-type="float" office:value="2.26446125820347" calcext:value-type="float">
            <text:p>2.26446125820347</text:p>
          </table:table-cell>
          <table:table-cell table:number-columns-repeated="3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.9564333333104" calcext:value-type="float">
            <text:p>18.9564333333104</text:p>
          </table:table-cell>
          <table:table-cell office:value-type="float" office:value="3.47979415400944" calcext:value-type="float">
            <text:p>3.47979415400944</text:p>
          </table:table-cell>
          <table:table-cell table:number-columns-repeated="3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.341441754876" calcext:value-type="float">
            <text:p>19.341441754876</text:p>
          </table:table-cell>
          <table:table-cell office:value-type="float" office:value="2.41066247859097" calcext:value-type="float">
            <text:p>2.41066247859097</text:p>
          </table:table-cell>
          <table:table-cell table:number-columns-repeated="3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.7622361390281" calcext:value-type="float">
            <text:p>18.7622361390281</text:p>
          </table:table-cell>
          <table:table-cell office:value-type="float" office:value="10.502618760499" calcext:value-type="float">
            <text:p>10.502618760499</text:p>
          </table:table-cell>
          <table:table-cell table:number-columns-repeated="3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.4606599266808" calcext:value-type="float">
            <text:p>19.4606599266808</text:p>
          </table:table-cell>
          <table:table-cell office:value-type="float" office:value="6.88347636204933" calcext:value-type="float">
            <text:p>6.88347636204933</text:p>
          </table:table-cell>
          <table:table-cell table:number-columns-repeated="3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.0176535089699" calcext:value-type="float">
            <text:p>17.0176535089699</text:p>
          </table:table-cell>
          <table:table-cell office:value-type="float" office:value="5.86739912324466" calcext:value-type="float">
            <text:p>5.86739912324466</text:p>
          </table:table-cell>
          <table:table-cell table:number-columns-repeated="3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7.6524341158881" calcext:value-type="float">
            <text:p>17.6524341158881</text:p>
          </table:table-cell>
          <table:table-cell office:value-type="float" office:value="8.49379650887639" calcext:value-type="float">
            <text:p>8.49379650887639</text:p>
          </table:table-cell>
          <table:table-cell table:number-columns-repeated="3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7.3179837456624" calcext:value-type="float">
            <text:p>17.3179837456624</text:p>
          </table:table-cell>
          <table:table-cell office:value-type="float" office:value="5.24149330863848" calcext:value-type="float">
            <text:p>5.24149330863848</text:p>
          </table:table-cell>
          <table:table-cell table:number-columns-repeated="3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7.5201695200744" calcext:value-type="float">
            <text:p>17.5201695200744</text:p>
          </table:table-cell>
          <table:table-cell office:value-type="float" office:value="6.09485639409861" calcext:value-type="float">
            <text:p>6.09485639409861</text:p>
          </table:table-cell>
          <table:table-cell table:number-columns-repeated="3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7.8667768151483" calcext:value-type="float">
            <text:p>17.8667768151483</text:p>
          </table:table-cell>
          <table:table-cell office:value-type="float" office:value="8.12079079744207" calcext:value-type="float">
            <text:p>8.12079079744207</text:p>
          </table:table-cell>
          <table:table-cell table:number-columns-repeated="3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.9413071017141" calcext:value-type="float">
            <text:p>19.9413071017141</text:p>
          </table:table-cell>
          <table:table-cell office:value-type="float" office:value="11.2344138155878" calcext:value-type="float">
            <text:p>11.2344138155878</text:p>
          </table:table-cell>
          <table:table-cell table:number-columns-repeated="3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8.5151604940974" calcext:value-type="float">
            <text:p>18.5151604940974</text:p>
          </table:table-cell>
          <table:table-cell office:value-type="float" office:value="8.04292410534311" calcext:value-type="float">
            <text:p>8.04292410534311</text:p>
          </table:table-cell>
          <table:table-cell table:number-columns-repeated="3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9.4931954115472" calcext:value-type="float">
            <text:p>19.4931954115472</text:p>
          </table:table-cell>
          <table:table-cell office:value-type="float" office:value="4.95794807594869" calcext:value-type="float">
            <text:p>4.95794807594869</text:p>
          </table:table-cell>
          <table:table-cell table:number-columns-repeated="3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.7240849394329" calcext:value-type="float">
            <text:p>18.7240849394329</text:p>
          </table:table-cell>
          <table:table-cell office:value-type="float" office:value="10.1640967505215" calcext:value-type="float">
            <text:p>10.1640967505215</text:p>
          </table:table-cell>
          <table:table-cell table:number-columns-repeated="3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.9302741405218" calcext:value-type="float">
            <text:p>19.9302741405218</text:p>
          </table:table-cell>
          <table:table-cell office:value-type="float" office:value="7.6991133201356" calcext:value-type="float">
            <text:p>7.6991133201356</text:p>
          </table:table-cell>
          <table:table-cell table:number-columns-repeated="3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.2905279823085" calcext:value-type="float">
            <text:p>19.2905279823085</text:p>
          </table:table-cell>
          <table:table-cell office:value-type="float" office:value="11.0694168748016" calcext:value-type="float">
            <text:p>11.0694168748016</text:p>
          </table:table-cell>
          <table:table-cell table:number-columns-repeated="3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7.8244517143558" calcext:value-type="float">
            <text:p>17.8244517143558</text:p>
          </table:table-cell>
          <table:table-cell office:value-type="float" office:value="9.8152612287776" calcext:value-type="float">
            <text:p>9.8152612287776</text:p>
          </table:table-cell>
          <table:table-cell table:number-columns-repeated="3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9.6505033866666" calcext:value-type="float">
            <text:p>19.6505033866666</text:p>
          </table:table-cell>
          <table:table-cell office:value-type="float" office:value="5.66959135370454" calcext:value-type="float">
            <text:p>5.66959135370454</text:p>
          </table:table-cell>
          <table:table-cell table:number-columns-repeated="3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9.9793623041557" calcext:value-type="float">
            <text:p>19.9793623041557</text:p>
          </table:table-cell>
          <table:table-cell office:value-type="float" office:value="3.42525510133122" calcext:value-type="float">
            <text:p>3.42525510133122</text:p>
          </table:table-cell>
          <table:table-cell table:number-columns-repeated="3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.454877992045" calcext:value-type="float">
            <text:p>21.454877992045</text:p>
          </table:table-cell>
          <table:table-cell office:value-type="float" office:value="4.27688027310197" calcext:value-type="float">
            <text:p>4.27688027310197</text:p>
          </table:table-cell>
          <table:table-cell table:number-columns-repeated="3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.589231352608" calcext:value-type="float">
            <text:p>21.589231352608</text:p>
          </table:table-cell>
          <table:table-cell office:value-type="float" office:value="6.44910005903305" calcext:value-type="float">
            <text:p>6.44910005903305</text:p>
          </table:table-cell>
          <table:table-cell table:number-columns-repeated="3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9.747745717966" calcext:value-type="float">
            <text:p>19.747745717966</text:p>
          </table:table-cell>
          <table:table-cell office:value-type="float" office:value="7.7761167908521" calcext:value-type="float">
            <text:p>7.7761167908521</text:p>
          </table:table-cell>
          <table:table-cell table:number-columns-repeated="3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1.4773900397054" calcext:value-type="float">
            <text:p>21.4773900397054</text:p>
          </table:table-cell>
          <table:table-cell office:value-type="float" office:value="5.63781288175794" calcext:value-type="float">
            <text:p>5.63781288175794</text:p>
          </table:table-cell>
          <table:table-cell table:number-columns-repeated="3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.5059814807334" calcext:value-type="float">
            <text:p>20.5059814807334</text:p>
          </table:table-cell>
          <table:table-cell office:value-type="float" office:value="5.54675222158616" calcext:value-type="float">
            <text:p>5.54675222158616</text:p>
          </table:table-cell>
          <table:table-cell table:number-columns-repeated="3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3.1073401520653" calcext:value-type="float">
            <text:p>23.1073401520653</text:p>
          </table:table-cell>
          <table:table-cell office:value-type="float" office:value="7.37358095508322" calcext:value-type="float">
            <text:p>7.37358095508322</text:p>
          </table:table-cell>
          <table:table-cell table:number-columns-repeated="3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.4442687533965" calcext:value-type="float">
            <text:p>22.4442687533965</text:p>
          </table:table-cell>
          <table:table-cell office:value-type="float" office:value="5.96715628131559" calcext:value-type="float">
            <text:p>5.96715628131559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.5842253008717" calcext:value-type="float">
            <text:p>22.5842253008717</text:p>
          </table:table-cell>
          <table:table-cell office:value-type="float" office:value="5.67024260165008" calcext:value-type="float">
            <text:p>5.67024260165008</text:p>
          </table:table-cell>
          <table:table-cell table:number-columns-repeated="3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1.0295093485988" calcext:value-type="float">
            <text:p>21.0295093485988</text:p>
          </table:table-cell>
          <table:table-cell office:value-type="float" office:value="7.70648361436401" calcext:value-type="float">
            <text:p>7.70648361436401</text:p>
          </table:table-cell>
          <table:table-cell table:number-columns-repeated="3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1.6160249848004" calcext:value-type="float">
            <text:p>21.6160249848004</text:p>
          </table:table-cell>
          <table:table-cell office:value-type="float" office:value="8.95405490970042" calcext:value-type="float">
            <text:p>8.95405490970042</text:p>
          </table:table-cell>
          <table:table-cell table:number-columns-repeated="3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2.322333744291" calcext:value-type="float">
            <text:p>22.322333744291</text:p>
          </table:table-cell>
          <table:table-cell office:value-type="float" office:value="8.35228790867825" calcext:value-type="float">
            <text:p>8.35228790867825</text:p>
          </table:table-cell>
          <table:table-cell table:number-columns-repeated="3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.2583148221617" calcext:value-type="float">
            <text:p>22.2583148221617</text:p>
          </table:table-cell>
          <table:table-cell office:value-type="float" office:value="4.02682619542567" calcext:value-type="float">
            <text:p>4.02682619542567</text:p>
          </table:table-cell>
          <table:table-cell table:number-columns-repeated="3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2.2787549666424" calcext:value-type="float">
            <text:p>22.2787549666424</text:p>
          </table:table-cell>
          <table:table-cell office:value-type="float" office:value="5.72998470844033" calcext:value-type="float">
            <text:p>5.72998470844033</text:p>
          </table:table-cell>
          <table:table-cell table:number-columns-repeated="3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.8121059205889" calcext:value-type="float">
            <text:p>20.8121059205889</text:p>
          </table:table-cell>
          <table:table-cell office:value-type="float" office:value="9.28159840928665" calcext:value-type="float">
            <text:p>9.28159840928665</text:p>
          </table:table-cell>
          <table:table-cell table:number-columns-repeated="3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3.0020881382204" calcext:value-type="float">
            <text:p>23.0020881382204</text:p>
          </table:table-cell>
          <table:table-cell office:value-type="float" office:value="11.3970338406131" calcext:value-type="float">
            <text:p>11.3970338406131</text:p>
          </table:table-cell>
          <table:table-cell table:number-columns-repeated="3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.2637920475652" calcext:value-type="float">
            <text:p>21.2637920475652</text:p>
          </table:table-cell>
          <table:table-cell office:value-type="float" office:value="3.20895159472098" calcext:value-type="float">
            <text:p>3.20895159472098</text:p>
          </table:table-cell>
          <table:table-cell table:number-columns-repeated="3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.2871754021108" calcext:value-type="float">
            <text:p>21.2871754021108</text:p>
          </table:table-cell>
          <table:table-cell office:value-type="float" office:value="1.66290394184462" calcext:value-type="float">
            <text:p>1.66290394184462</text:p>
          </table:table-cell>
          <table:table-cell table:number-columns-repeated="3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1.8747451005897" calcext:value-type="float">
            <text:p>21.8747451005897</text:p>
          </table:table-cell>
          <table:table-cell office:value-type="float" office:value="4.80147697479397" calcext:value-type="float">
            <text:p>4.80147697479397</text:p>
          </table:table-cell>
          <table:table-cell table:number-columns-repeated="3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2.687537677553" calcext:value-type="float">
            <text:p>22.687537677553</text:p>
          </table:table-cell>
          <table:table-cell office:value-type="float" office:value="5.4383322395149" calcext:value-type="float">
            <text:p>5.4383322395149</text:p>
          </table:table-cell>
          <table:table-cell table:number-columns-repeated="3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.1258847918987" calcext:value-type="float">
            <text:p>25.1258847918987</text:p>
          </table:table-cell>
          <table:table-cell office:value-type="float" office:value="4.64052371306275" calcext:value-type="float">
            <text:p>4.64052371306275</text:p>
          </table:table-cell>
          <table:table-cell table:number-columns-repeated="3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.0842333445118" calcext:value-type="float">
            <text:p>20.0842333445118</text:p>
          </table:table-cell>
          <table:table-cell office:value-type="float" office:value="5.35764248180678" calcext:value-type="float">
            <text:p>5.35764248180678</text:p>
          </table:table-cell>
          <table:table-cell table:number-columns-repeated="3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.7364486208281" calcext:value-type="float">
            <text:p>23.7364486208281</text:p>
          </table:table-cell>
          <table:table-cell office:value-type="float" office:value="7.76612624033819" calcext:value-type="float">
            <text:p>7.76612624033819</text:p>
          </table:table-cell>
          <table:table-cell table:number-columns-repeated="3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3.4979150535679" calcext:value-type="float">
            <text:p>23.4979150535679</text:p>
          </table:table-cell>
          <table:table-cell office:value-type="float" office:value="7.10521020580573" calcext:value-type="float">
            <text:p>7.10521020580573</text:p>
          </table:table-cell>
          <table:table-cell table:number-columns-repeated="3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4.4465528924296" calcext:value-type="float">
            <text:p>24.4465528924296</text:p>
          </table:table-cell>
          <table:table-cell office:value-type="float" office:value="9.46623822534478" calcext:value-type="float">
            <text:p>9.46623822534478</text:p>
          </table:table-cell>
          <table:table-cell table:number-columns-repeated="3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1.3768405941122" calcext:value-type="float">
            <text:p>21.3768405941122</text:p>
          </table:table-cell>
          <table:table-cell office:value-type="float" office:value="10.0821798335122" calcext:value-type="float">
            <text:p>10.0821798335122</text:p>
          </table:table-cell>
          <table:table-cell table:number-columns-repeated="3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3.111207869557" calcext:value-type="float">
            <text:p>23.111207869557</text:p>
          </table:table-cell>
          <table:table-cell office:value-type="float" office:value="8.327867600646" calcext:value-type="float">
            <text:p>8.327867600646</text:p>
          </table:table-cell>
          <table:table-cell table:number-columns-repeated="3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.5495739523943" calcext:value-type="float">
            <text:p>25.5495739523943</text:p>
          </table:table-cell>
          <table:table-cell office:value-type="float" office:value="9.58250780861811" calcext:value-type="float">
            <text:p>9.58250780861811</text:p>
          </table:table-cell>
          <table:table-cell table:number-columns-repeated="3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.4495155998596" calcext:value-type="float">
            <text:p>25.4495155998596</text:p>
          </table:table-cell>
          <table:table-cell office:value-type="float" office:value="6.66205705430664" calcext:value-type="float">
            <text:p>6.66205705430664</text:p>
          </table:table-cell>
          <table:table-cell table:number-columns-repeated="3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2.3540854277711" calcext:value-type="float">
            <text:p>22.3540854277711</text:p>
          </table:table-cell>
          <table:table-cell office:value-type="float" office:value="4.75413652495072" calcext:value-type="float">
            <text:p>4.75413652495072</text:p>
          </table:table-cell>
          <table:table-cell table:number-columns-repeated="3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1.5386790621676" calcext:value-type="float">
            <text:p>21.5386790621676</text:p>
          </table:table-cell>
          <table:table-cell office:value-type="float" office:value="12.6687181755024" calcext:value-type="float">
            <text:p>12.6687181755024</text:p>
          </table:table-cell>
          <table:table-cell table:number-columns-repeated="3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2.8101013343407" calcext:value-type="float">
            <text:p>22.8101013343407</text:p>
          </table:table-cell>
          <table:table-cell office:value-type="float" office:value="4.11629586533978" calcext:value-type="float">
            <text:p>4.11629586533978</text:p>
          </table:table-cell>
          <table:table-cell table:number-columns-repeated="3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.1906875656095" calcext:value-type="float">
            <text:p>22.1906875656095</text:p>
          </table:table-cell>
          <table:table-cell office:value-type="float" office:value="7.26983369703811" calcext:value-type="float">
            <text:p>7.26983369703811</text:p>
          </table:table-cell>
          <table:table-cell table:number-columns-repeated="3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.2612737043045" calcext:value-type="float">
            <text:p>20.2612737043045</text:p>
          </table:table-cell>
          <table:table-cell office:value-type="float" office:value="10.1047655878191" calcext:value-type="float">
            <text:p>10.1047655878191</text:p>
          </table:table-cell>
          <table:table-cell table:number-columns-repeated="3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4.8100369953612" calcext:value-type="float">
            <text:p>24.8100369953612</text:p>
          </table:table-cell>
          <table:table-cell office:value-type="float" office:value="7.81880262279463" calcext:value-type="float">
            <text:p>7.81880262279463</text:p>
          </table:table-cell>
          <table:table-cell table:number-columns-repeated="3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1.493933088734" calcext:value-type="float">
            <text:p>21.493933088734</text:p>
          </table:table-cell>
          <table:table-cell office:value-type="float" office:value="4.82580635182764" calcext:value-type="float">
            <text:p>4.82580635182764</text:p>
          </table:table-cell>
          <table:table-cell table:number-columns-repeated="3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1.4514180704396" calcext:value-type="float">
            <text:p>21.4514180704396</text:p>
          </table:table-cell>
          <table:table-cell office:value-type="float" office:value="5.26941024875975" calcext:value-type="float">
            <text:p>5.26941024875975</text:p>
          </table:table-cell>
          <table:table-cell table:number-columns-repeated="3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2.7949408147746" calcext:value-type="float">
            <text:p>22.7949408147746</text:p>
          </table:table-cell>
          <table:table-cell office:value-type="float" office:value="10.4400558768732" calcext:value-type="float">
            <text:p>10.4400558768732</text:p>
          </table:table-cell>
          <table:table-cell table:number-columns-repeated="3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3.7389957228091" calcext:value-type="float">
            <text:p>23.7389957228091</text:p>
          </table:table-cell>
          <table:table-cell office:value-type="float" office:value="9.44435846436646" calcext:value-type="float">
            <text:p>9.44435846436646</text:p>
          </table:table-cell>
          <table:table-cell table:number-columns-repeated="3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3.6584202499331" calcext:value-type="float">
            <text:p>23.6584202499331</text:p>
          </table:table-cell>
          <table:table-cell office:value-type="float" office:value="2.6018361389979" calcext:value-type="float">
            <text:p>2.6018361389979</text:p>
          </table:table-cell>
          <table:table-cell table:number-columns-repeated="3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5.9275316832688" calcext:value-type="float">
            <text:p>25.9275316832688</text:p>
          </table:table-cell>
          <table:table-cell office:value-type="float" office:value="7.51588313107382" calcext:value-type="float">
            <text:p>7.51588313107382</text:p>
          </table:table-cell>
          <table:table-cell table:number-columns-repeated="3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.7785024398945" calcext:value-type="float">
            <text:p>26.7785024398945</text:p>
          </table:table-cell>
          <table:table-cell office:value-type="float" office:value="4.36415745423968" calcext:value-type="float">
            <text:p>4.36415745423968</text:p>
          </table:table-cell>
          <table:table-cell table:number-columns-repeated="3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.118350630535" calcext:value-type="float">
            <text:p>24.118350630535</text:p>
          </table:table-cell>
          <table:table-cell office:value-type="float" office:value="3.4737263556721" calcext:value-type="float">
            <text:p>3.4737263556721</text:p>
          </table:table-cell>
          <table:table-cell table:number-columns-repeated="3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3.3888924757405" calcext:value-type="float">
            <text:p>23.3888924757405</text:p>
          </table:table-cell>
          <table:table-cell office:value-type="float" office:value="9.62286237737759" calcext:value-type="float">
            <text:p>9.62286237737759</text:p>
          </table:table-cell>
          <table:table-cell table:number-columns-repeated="3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6.1383475527588" calcext:value-type="float">
            <text:p>26.1383475527588</text:p>
          </table:table-cell>
          <table:table-cell office:value-type="float" office:value="7.12811464624586" calcext:value-type="float">
            <text:p>7.12811464624586</text:p>
          </table:table-cell>
          <table:table-cell table:number-columns-repeated="3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3.1484098430869" calcext:value-type="float">
            <text:p>23.1484098430869</text:p>
          </table:table-cell>
          <table:table-cell office:value-type="float" office:value="9.93705195561695" calcext:value-type="float">
            <text:p>9.93705195561695</text:p>
          </table:table-cell>
          <table:table-cell table:number-columns-repeated="3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4.3694533411554" calcext:value-type="float">
            <text:p>24.3694533411554</text:p>
          </table:table-cell>
          <table:table-cell office:value-type="float" office:value="4.97753126273099" calcext:value-type="float">
            <text:p>4.97753126273099</text:p>
          </table:table-cell>
          <table:table-cell table:number-columns-repeated="3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6.9584490481838" calcext:value-type="float">
            <text:p>26.9584490481838</text:p>
          </table:table-cell>
          <table:table-cell office:value-type="float" office:value="4.03358503403497" calcext:value-type="float">
            <text:p>4.03358503403497</text:p>
          </table:table-cell>
          <table:table-cell table:number-columns-repeated="3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.7370028396538" calcext:value-type="float">
            <text:p>25.7370028396538</text:p>
          </table:table-cell>
          <table:table-cell office:value-type="float" office:value="4.78221367652222" calcext:value-type="float">
            <text:p>4.78221367652222</text:p>
          </table:table-cell>
          <table:table-cell table:number-columns-repeated="3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6.3108221345153" calcext:value-type="float">
            <text:p>26.3108221345153</text:p>
          </table:table-cell>
          <table:table-cell office:value-type="float" office:value="7.62899955396966" calcext:value-type="float">
            <text:p>7.62899955396966</text:p>
          </table:table-cell>
          <table:table-cell table:number-columns-repeated="3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.8045458519224" calcext:value-type="float">
            <text:p>25.8045458519224</text:p>
          </table:table-cell>
          <table:table-cell office:value-type="float" office:value="4.91689301757149" calcext:value-type="float">
            <text:p>4.91689301757149</text:p>
          </table:table-cell>
          <table:table-cell table:number-columns-repeated="3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4.1594978181933" calcext:value-type="float">
            <text:p>24.1594978181933</text:p>
          </table:table-cell>
          <table:table-cell office:value-type="float" office:value="4.93253967444161" calcext:value-type="float">
            <text:p>4.93253967444161</text:p>
          </table:table-cell>
          <table:table-cell table:number-columns-repeated="3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.6486201546982" calcext:value-type="float">
            <text:p>25.6486201546982</text:p>
          </table:table-cell>
          <table:table-cell office:value-type="float" office:value="5.37105684855531" calcext:value-type="float">
            <text:p>5.37105684855531</text:p>
          </table:table-cell>
          <table:table-cell table:number-columns-repeated="3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.1564923142221" calcext:value-type="float">
            <text:p>25.1564923142221</text:p>
          </table:table-cell>
          <table:table-cell office:value-type="float" office:value="6.55291466487578" calcext:value-type="float">
            <text:p>6.55291466487578</text:p>
          </table:table-cell>
          <table:table-cell table:number-columns-repeated="3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.9569900332739" calcext:value-type="float">
            <text:p>25.9569900332739</text:p>
          </table:table-cell>
          <table:table-cell office:value-type="float" office:value="4.48006098007224" calcext:value-type="float">
            <text:p>4.48006098007224</text:p>
          </table:table-cell>
          <table:table-cell table:number-columns-repeated="3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7.723686394103" calcext:value-type="float">
            <text:p>27.723686394103</text:p>
          </table:table-cell>
          <table:table-cell office:value-type="float" office:value="7.43246825671102" calcext:value-type="float">
            <text:p>7.43246825671102</text:p>
          </table:table-cell>
          <table:table-cell table:number-columns-repeated="3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7.3845071843694" calcext:value-type="float">
            <text:p>27.3845071843694</text:p>
          </table:table-cell>
          <table:table-cell office:value-type="float" office:value="11.2159685938753" calcext:value-type="float">
            <text:p>11.2159685938753</text:p>
          </table:table-cell>
          <table:table-cell table:number-columns-repeated="3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8.0354174832964" calcext:value-type="float">
            <text:p>28.0354174832964</text:p>
          </table:table-cell>
          <table:table-cell office:value-type="float" office:value="11.1451676080726" calcext:value-type="float">
            <text:p>11.1451676080726</text:p>
          </table:table-cell>
          <table:table-cell table:number-columns-repeated="3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8.5030589162023" calcext:value-type="float">
            <text:p>28.5030589162023</text:p>
          </table:table-cell>
          <table:table-cell office:value-type="float" office:value="8.10008266641357" calcext:value-type="float">
            <text:p>8.10008266641357</text:p>
          </table:table-cell>
          <table:table-cell table:number-columns-repeated="3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7.1692291401684" calcext:value-type="float">
            <text:p>27.1692291401684</text:p>
          </table:table-cell>
          <table:table-cell office:value-type="float" office:value="5.4328758877779" calcext:value-type="float">
            <text:p>5.4328758877779</text:p>
          </table:table-cell>
          <table:table-cell table:number-columns-repeated="3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3.5908425588107" calcext:value-type="float">
            <text:p>23.5908425588107</text:p>
          </table:table-cell>
          <table:table-cell office:value-type="float" office:value="6.40811388933383" calcext:value-type="float">
            <text:p>6.40811388933383</text:p>
          </table:table-cell>
          <table:table-cell table:number-columns-repeated="3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3.1146275219712" calcext:value-type="float">
            <text:p>23.1146275219712</text:p>
          </table:table-cell>
          <table:table-cell office:value-type="float" office:value="8.05248534746756" calcext:value-type="float">
            <text:p>8.05248534746756</text:p>
          </table:table-cell>
          <table:table-cell table:number-columns-repeated="3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.4866945815566" calcext:value-type="float">
            <text:p>25.4866945815566</text:p>
          </table:table-cell>
          <table:table-cell office:value-type="float" office:value="5.71171931812753" calcext:value-type="float">
            <text:p>5.71171931812753</text:p>
          </table:table-cell>
          <table:table-cell table:number-columns-repeated="3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7.1332808876421" calcext:value-type="float">
            <text:p>27.1332808876421</text:p>
          </table:table-cell>
          <table:table-cell office:value-type="float" office:value="10.1983302090578" calcext:value-type="float">
            <text:p>10.1983302090578</text:p>
          </table:table-cell>
          <table:table-cell table:number-columns-repeated="3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9.8810916903612" calcext:value-type="float">
            <text:p>29.8810916903612</text:p>
          </table:table-cell>
          <table:table-cell office:value-type="float" office:value="4.84960462382587" calcext:value-type="float">
            <text:p>4.84960462382587</text:p>
          </table:table-cell>
          <table:table-cell table:number-columns-repeated="3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8.7097031843617" calcext:value-type="float">
            <text:p>28.7097031843617</text:p>
          </table:table-cell>
          <table:table-cell office:value-type="float" office:value="10.0539694559177" calcext:value-type="float">
            <text:p>10.0539694559177</text:p>
          </table:table-cell>
          <table:table-cell table:number-columns-repeated="3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6.6476117082273" calcext:value-type="float">
            <text:p>26.6476117082273</text:p>
          </table:table-cell>
          <table:table-cell office:value-type="float" office:value="9.50573059682877" calcext:value-type="float">
            <text:p>9.50573059682877</text:p>
          </table:table-cell>
          <table:table-cell table:number-columns-repeated="3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8.9887506510706" calcext:value-type="float">
            <text:p>28.9887506510706</text:p>
          </table:table-cell>
          <table:table-cell office:value-type="float" office:value="6.14128668769835" calcext:value-type="float">
            <text:p>6.14128668769835</text:p>
          </table:table-cell>
          <table:table-cell table:number-columns-repeated="3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0.2723364591417" calcext:value-type="float">
            <text:p>30.2723364591417</text:p>
          </table:table-cell>
          <table:table-cell office:value-type="float" office:value="6.54360978409949" calcext:value-type="float">
            <text:p>6.54360978409949</text:p>
          </table:table-cell>
          <table:table-cell table:number-columns-repeated="3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6.6301883479118" calcext:value-type="float">
            <text:p>26.6301883479118</text:p>
          </table:table-cell>
          <table:table-cell office:value-type="float" office:value="1.48513775480905" calcext:value-type="float">
            <text:p>1.48513775480905</text:p>
          </table:table-cell>
          <table:table-cell table:number-columns-repeated="3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7.5071424078014" calcext:value-type="float">
            <text:p>27.5071424078014</text:p>
          </table:table-cell>
          <table:table-cell office:value-type="float" office:value="3.89698715490951" calcext:value-type="float">
            <text:p>3.89698715490951</text:p>
          </table:table-cell>
          <table:table-cell table:number-columns-repeated="3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8.9772531854536" calcext:value-type="float">
            <text:p>28.9772531854536</text:p>
          </table:table-cell>
          <table:table-cell office:value-type="float" office:value="8.75012271705652" calcext:value-type="float">
            <text:p>8.75012271705652</text:p>
          </table:table-cell>
          <table:table-cell table:number-columns-repeated="3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7.5554231375826" calcext:value-type="float">
            <text:p>27.5554231375826</text:p>
          </table:table-cell>
          <table:table-cell office:value-type="float" office:value="7.44854498790141" calcext:value-type="float">
            <text:p>7.44854498790141</text:p>
          </table:table-cell>
          <table:table-cell table:number-columns-repeated="3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.3067955210178" calcext:value-type="float">
            <text:p>28.3067955210178</text:p>
          </table:table-cell>
          <table:table-cell office:value-type="float" office:value="6.6268371677546" calcext:value-type="float">
            <text:p>6.6268371677546</text:p>
          </table:table-cell>
          <table:table-cell table:number-columns-repeated="3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0.0436251028498" calcext:value-type="float">
            <text:p>30.0436251028498</text:p>
          </table:table-cell>
          <table:table-cell office:value-type="float" office:value="8.93108466234303" calcext:value-type="float">
            <text:p>8.93108466234303</text:p>
          </table:table-cell>
          <table:table-cell table:number-columns-repeated="3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0.595348289771" calcext:value-type="float">
            <text:p>30.595348289771</text:p>
          </table:table-cell>
          <table:table-cell office:value-type="float" office:value="8.8785154019731" calcext:value-type="float">
            <text:p>8.8785154019731</text:p>
          </table:table-cell>
          <table:table-cell table:number-columns-repeated="3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.6547955492429" calcext:value-type="float">
            <text:p>25.6547955492429</text:p>
          </table:table-cell>
          <table:table-cell office:value-type="float" office:value="9.48222081919715" calcext:value-type="float">
            <text:p>9.48222081919715</text:p>
          </table:table-cell>
          <table:table-cell table:number-columns-repeated="3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.9162322878386" calcext:value-type="float">
            <text:p>25.9162322878386</text:p>
          </table:table-cell>
          <table:table-cell office:value-type="float" office:value="4.18384522503711" calcext:value-type="float">
            <text:p>4.18384522503711</text:p>
          </table:table-cell>
          <table:table-cell table:number-columns-repeated="3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7.9030769369714" calcext:value-type="float">
            <text:p>27.9030769369714</text:p>
          </table:table-cell>
          <table:table-cell office:value-type="float" office:value="5.60500358486561" calcext:value-type="float">
            <text:p>5.60500358486561</text:p>
          </table:table-cell>
          <table:table-cell table:number-columns-repeated="3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6.9308325441178" calcext:value-type="float">
            <text:p>26.9308325441178</text:p>
          </table:table-cell>
          <table:table-cell office:value-type="float" office:value="8.6683041854482" calcext:value-type="float">
            <text:p>8.6683041854482</text:p>
          </table:table-cell>
          <table:table-cell table:number-columns-repeated="3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.3908856736551" calcext:value-type="float">
            <text:p>23.3908856736551</text:p>
          </table:table-cell>
          <table:table-cell office:value-type="float" office:value="7.23719659027505" calcext:value-type="float">
            <text:p>7.23719659027505</text:p>
          </table:table-cell>
          <table:table-cell table:number-columns-repeated="3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7.0926561761623" calcext:value-type="float">
            <text:p>27.0926561761623</text:p>
          </table:table-cell>
          <table:table-cell office:value-type="float" office:value="8.29910261514196" calcext:value-type="float">
            <text:p>8.29910261514196</text:p>
          </table:table-cell>
          <table:table-cell table:number-columns-repeated="3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8.3057523661899" calcext:value-type="float">
            <text:p>28.3057523661899</text:p>
          </table:table-cell>
          <table:table-cell office:value-type="float" office:value="6.72880211518035" calcext:value-type="float">
            <text:p>6.72880211518035</text:p>
          </table:table-cell>
          <table:table-cell table:number-columns-repeated="3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.923810244984" calcext:value-type="float">
            <text:p>26.923810244984</text:p>
          </table:table-cell>
          <table:table-cell office:value-type="float" office:value="8.65302180499983" calcext:value-type="float">
            <text:p>8.65302180499983</text:p>
          </table:table-cell>
          <table:table-cell table:number-columns-repeated="3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3.2657787290051" calcext:value-type="float">
            <text:p>23.2657787290051</text:p>
          </table:table-cell>
          <table:table-cell office:value-type="float" office:value="5.65161524172668" calcext:value-type="float">
            <text:p>5.65161524172668</text:p>
          </table:table-cell>
          <table:table-cell table:number-columns-repeated="3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7.8456372792997" calcext:value-type="float">
            <text:p>27.8456372792997</text:p>
          </table:table-cell>
          <table:table-cell office:value-type="float" office:value="4.41982603773014" calcext:value-type="float">
            <text:p>4.41982603773014</text:p>
          </table:table-cell>
          <table:table-cell table:number-columns-repeated="3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5.6054596412607" calcext:value-type="float">
            <text:p>25.6054596412607</text:p>
          </table:table-cell>
          <table:table-cell office:value-type="float" office:value="4.60481482061283" calcext:value-type="float">
            <text:p>4.60481482061283</text:p>
          </table:table-cell>
          <table:table-cell table:number-columns-repeated="3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.4620556838579" calcext:value-type="float">
            <text:p>27.4620556838579</text:p>
          </table:table-cell>
          <table:table-cell office:value-type="float" office:value="4.16354574932281" calcext:value-type="float">
            <text:p>4.16354574932281</text:p>
          </table:table-cell>
          <table:table-cell table:number-columns-repeated="3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6.6401658978314" calcext:value-type="float">
            <text:p>26.6401658978314</text:p>
          </table:table-cell>
          <table:table-cell office:value-type="float" office:value="5.7967144687356" calcext:value-type="float">
            <text:p>5.7967144687356</text:p>
          </table:table-cell>
          <table:table-cell table:number-columns-repeated="3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.3351141635795" calcext:value-type="float">
            <text:p>31.3351141635795</text:p>
          </table:table-cell>
          <table:table-cell office:value-type="float" office:value="7.12275548655131" calcext:value-type="float">
            <text:p>7.12275548655131</text:p>
          </table:table-cell>
          <table:table-cell table:number-columns-repeated="3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4.651450993249" calcext:value-type="float">
            <text:p>24.651450993249</text:p>
          </table:table-cell>
          <table:table-cell office:value-type="float" office:value="4.92248254206088" calcext:value-type="float">
            <text:p>4.92248254206088</text:p>
          </table:table-cell>
          <table:table-cell table:number-columns-repeated="3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7.9702321633004" calcext:value-type="float">
            <text:p>27.9702321633004</text:p>
          </table:table-cell>
          <table:table-cell office:value-type="float" office:value="5.3351711794101" calcext:value-type="float">
            <text:p>5.3351711794101</text:p>
          </table:table-cell>
          <table:table-cell table:number-columns-repeated="3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.5217290463773" calcext:value-type="float">
            <text:p>25.5217290463773</text:p>
          </table:table-cell>
          <table:table-cell office:value-type="float" office:value="5.03617061923064" calcext:value-type="float">
            <text:p>5.03617061923064</text:p>
          </table:table-cell>
          <table:table-cell table:number-columns-repeated="3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7.7842543253252" calcext:value-type="float">
            <text:p>27.7842543253252</text:p>
          </table:table-cell>
          <table:table-cell office:value-type="float" office:value="8.69717465463596" calcext:value-type="float">
            <text:p>8.69717465463596</text:p>
          </table:table-cell>
          <table:table-cell table:number-columns-repeated="3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9.2896493696659" calcext:value-type="float">
            <text:p>29.2896493696659</text:p>
          </table:table-cell>
          <table:table-cell office:value-type="float" office:value="7.62184201714652" calcext:value-type="float">
            <text:p>7.62184201714652</text:p>
          </table:table-cell>
          <table:table-cell table:number-columns-repeated="3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1.1326304954153" calcext:value-type="float">
            <text:p>31.1326304954153</text:p>
          </table:table-cell>
          <table:table-cell office:value-type="float" office:value="8.13793736193629" calcext:value-type="float">
            <text:p>8.13793736193629</text:p>
          </table:table-cell>
          <table:table-cell table:number-columns-repeated="3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8.9492508346192" calcext:value-type="float">
            <text:p>28.9492508346192</text:p>
          </table:table-cell>
          <table:table-cell office:value-type="float" office:value="10.6812565761183" calcext:value-type="float">
            <text:p>10.6812565761183</text:p>
          </table:table-cell>
          <table:table-cell table:number-columns-repeated="3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.2644348899722" calcext:value-type="float">
            <text:p>29.2644348899722</text:p>
          </table:table-cell>
          <table:table-cell office:value-type="float" office:value="5.38174839644154" calcext:value-type="float">
            <text:p>5.38174839644154</text:p>
          </table:table-cell>
          <table:table-cell table:number-columns-repeated="3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.2470949154977" calcext:value-type="float">
            <text:p>27.2470949154977</text:p>
          </table:table-cell>
          <table:table-cell office:value-type="float" office:value="5.28779502507059" calcext:value-type="float">
            <text:p>5.28779502507059</text:p>
          </table:table-cell>
          <table:table-cell table:number-columns-repeated="3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0.8274091263777" calcext:value-type="float">
            <text:p>30.8274091263777</text:p>
          </table:table-cell>
          <table:table-cell office:value-type="float" office:value="5.92774502634604" calcext:value-type="float">
            <text:p>5.92774502634604</text:p>
          </table:table-cell>
          <table:table-cell table:number-columns-repeated="3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9.8456418917646" calcext:value-type="float">
            <text:p>29.8456418917646</text:p>
          </table:table-cell>
          <table:table-cell office:value-type="float" office:value="6.79984568459559" calcext:value-type="float">
            <text:p>6.79984568459559</text:p>
          </table:table-cell>
          <table:table-cell table:number-columns-repeated="3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6.4163595534884" calcext:value-type="float">
            <text:p>26.4163595534884</text:p>
          </table:table-cell>
          <table:table-cell office:value-type="float" office:value="7.08673359896802" calcext:value-type="float">
            <text:p>7.08673359896802</text:p>
          </table:table-cell>
          <table:table-cell table:number-columns-repeated="3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.2438645493016" calcext:value-type="float">
            <text:p>25.2438645493016</text:p>
          </table:table-cell>
          <table:table-cell office:value-type="float" office:value="7.67986073587626" calcext:value-type="float">
            <text:p>7.67986073587626</text:p>
          </table:table-cell>
          <table:table-cell table:number-columns-repeated="3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.6854884056051" calcext:value-type="float">
            <text:p>25.6854884056051</text:p>
          </table:table-cell>
          <table:table-cell office:value-type="float" office:value="9.18979543657328" calcext:value-type="float">
            <text:p>9.18979543657328</text:p>
          </table:table-cell>
          <table:table-cell table:number-columns-repeated="3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9.3349364046948" calcext:value-type="float">
            <text:p>29.3349364046948</text:p>
          </table:table-cell>
          <table:table-cell office:value-type="float" office:value="11.3849005327121" calcext:value-type="float">
            <text:p>11.3849005327121</text:p>
          </table:table-cell>
          <table:table-cell table:number-columns-repeated="3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.6262290847374" calcext:value-type="float">
            <text:p>22.6262290847374</text:p>
          </table:table-cell>
          <table:table-cell office:value-type="float" office:value="7.49182083841947" calcext:value-type="float">
            <text:p>7.49182083841947</text:p>
          </table:table-cell>
          <table:table-cell table:number-columns-repeated="3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5.5002913147759" calcext:value-type="float">
            <text:p>25.5002913147759</text:p>
          </table:table-cell>
          <table:table-cell office:value-type="float" office:value="8.62498853358494" calcext:value-type="float">
            <text:p>8.62498853358494</text:p>
          </table:table-cell>
          <table:table-cell table:number-columns-repeated="3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.4428788945584" calcext:value-type="float">
            <text:p>25.4428788945584</text:p>
          </table:table-cell>
          <table:table-cell office:value-type="float" office:value="7.97594103840412" calcext:value-type="float">
            <text:p>7.97594103840412</text:p>
          </table:table-cell>
          <table:table-cell table:number-columns-repeated="3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4.3773199036845" calcext:value-type="float">
            <text:p>24.3773199036845</text:p>
          </table:table-cell>
          <table:table-cell office:value-type="float" office:value="3.37309219848312" calcext:value-type="float">
            <text:p>3.37309219848312</text:p>
          </table:table-cell>
          <table:table-cell table:number-columns-repeated="3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6.6454438702512" calcext:value-type="float">
            <text:p>26.6454438702512</text:p>
          </table:table-cell>
          <table:table-cell office:value-type="float" office:value="2.67768711901575" calcext:value-type="float">
            <text:p>2.67768711901575</text:p>
          </table:table-cell>
          <table:table-cell table:number-columns-repeated="3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8.8818856362418" calcext:value-type="float">
            <text:p>28.8818856362418</text:p>
          </table:table-cell>
          <table:table-cell office:value-type="float" office:value="8.45909088590101" calcext:value-type="float">
            <text:p>8.45909088590101</text:p>
          </table:table-cell>
          <table:table-cell table:number-columns-repeated="3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8.2372553490891" calcext:value-type="float">
            <text:p>28.2372553490891</text:p>
          </table:table-cell>
          <table:table-cell office:value-type="float" office:value="9.4110280285578" calcext:value-type="float">
            <text:p>9.4110280285578</text:p>
          </table:table-cell>
          <table:table-cell table:number-columns-repeated="3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.2319374080114" calcext:value-type="float">
            <text:p>27.2319374080114</text:p>
          </table:table-cell>
          <table:table-cell office:value-type="float" office:value="9.3577639072807" calcext:value-type="float">
            <text:p>9.3577639072807</text:p>
          </table:table-cell>
          <table:table-cell table:number-columns-repeated="3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9.245652608867" calcext:value-type="float">
            <text:p>29.245652608867</text:p>
          </table:table-cell>
          <table:table-cell office:value-type="float" office:value="6.78580074101429" calcext:value-type="float">
            <text:p>6.78580074101429</text:p>
          </table:table-cell>
          <table:table-cell table:number-columns-repeated="3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2.2561218622968" calcext:value-type="float">
            <text:p>32.2561218622968</text:p>
          </table:table-cell>
          <table:table-cell office:value-type="float" office:value="4.71477680944575" calcext:value-type="float">
            <text:p>4.71477680944575</text:p>
          </table:table-cell>
          <table:table-cell table:number-columns-repeated="3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.5052818461998" calcext:value-type="float">
            <text:p>25.5052818461998</text:p>
          </table:table-cell>
          <table:table-cell office:value-type="float" office:value="9.73821261323786" calcext:value-type="float">
            <text:p>9.73821261323786</text:p>
          </table:table-cell>
          <table:table-cell table:number-columns-repeated="3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6.7307193280945" calcext:value-type="float">
            <text:p>26.7307193280945</text:p>
          </table:table-cell>
          <table:table-cell office:value-type="float" office:value="7.59068339900151" calcext:value-type="float">
            <text:p>7.59068339900151</text:p>
          </table:table-cell>
          <table:table-cell table:number-columns-repeated="3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.4345507107242" calcext:value-type="float">
            <text:p>24.4345507107242</text:p>
          </table:table-cell>
          <table:table-cell office:value-type="float" office:value="5.56702415084802" calcext:value-type="float">
            <text:p>5.56702415084802</text:p>
          </table:table-cell>
          <table:table-cell table:number-columns-repeated="3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.904993783351" calcext:value-type="float">
            <text:p>21.904993783351</text:p>
          </table:table-cell>
          <table:table-cell office:value-type="float" office:value="5.58730525324193" calcext:value-type="float">
            <text:p>5.58730525324193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21:58:24.656000000</meta:creation-date>
    <meta:generator>LibreOffice/7.4.0.3$Windows_X86_64 LibreOffice_project/f85e47c08ddd19c015c0114a68350214f7066f5a</meta:generator>
    <dc:date>2024-07-17T22:23:18.801000000</dc:date>
    <meta:editing-duration>PT24M55S</meta:editing-duration>
    <meta:editing-cycles>3</meta:editing-cycles>
    <meta:document-statistic meta:table-count="1" meta:cell-count="2730" meta:object-count="0"/>
    <meta:user-defined meta:name=""/>
  </office:meta>
</office:document-meta>
</file>